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9.458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db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Sehr geehrte Frau Sanae Abdi,</text:p>
          </table:table-cell>
          <table:table-cell office:value-type="float" office:value="861028" calcext:value-type="float">
            <text:p>861028</text:p>
          </table:table-cell>
        </table:table-row>
        <table:table-row table:style-name="ro1">
          <table:table-cell office:value-type="string" calcext:value-type="string">
            <text:p>Sehr geehrte Frau Gökay Akbulut,</text:p>
          </table:table-cell>
          <table:table-cell office:value-type="float" office:value="857082" calcext:value-type="float">
            <text:p>857082</text:p>
          </table:table-cell>
        </table:table-row>
        <table:table-row table:style-name="ro1">
          <table:table-cell office:value-type="string" calcext:value-type="string">
            <text:p>Sehr geehrter Herr Valentin Abel,</text:p>
          </table:table-cell>
          <table:table-cell office:value-type="float" office:value="860100" calcext:value-type="float">
            <text:p>860100</text:p>
          </table:table-cell>
        </table:table-row>
        <table:table-row table:style-name="ro1">
          <table:table-cell office:value-type="string" calcext:value-type="string">
            <text:p>Sehr geehrter Herr Ali Al-Dailami,</text:p>
          </table:table-cell>
          <table:table-cell office:value-type="float" office:value="860114" calcext:value-type="float">
            <text:p>860114</text:p>
          </table:table-cell>
        </table:table-row>
        <table:table-row table:style-name="ro1">
          <table:table-cell office:value-type="string" calcext:value-type="string">
            <text:p>Sehr geehrter Herr Knut Abraham,</text:p>
          </table:table-cell>
          <table:table-cell office:value-type="float" office:value="860546" calcext:value-type="float">
            <text:p>860546</text:p>
          </table:table-cell>
        </table:table-row>
        <table:table-row table:style-name="ro1">
          <table:table-cell office:value-type="string" calcext:value-type="string">
            <text:p>Sehr geehrter Herr Muhanad Al-Halak,</text:p>
          </table:table-cell>
          <table:table-cell office:value-type="float" office:value="860118" calcext:value-type="float">
            <text:p>860118</text:p>
          </table:table-cell>
        </table:table-row>
        <table:table-row table:style-name="ro1">
          <table:table-cell office:value-type="string" calcext:value-type="string">
            <text:p>Sehr geehrte Frau Katja Adler,</text:p>
          </table:table-cell>
          <table:table-cell office:value-type="float" office:value="860102" calcext:value-type="float">
            <text:p>860102</text:p>
          </table:table-cell>
        </table:table-row>
        <table:table-row table:style-name="ro1">
          <table:table-cell office:value-type="string" calcext:value-type="string">
            <text:p>Sehr geehrte Frau Reem Alabali-Radovan,</text:p>
          </table:table-cell>
          <table:table-cell office:value-type="float" office:value="860830" calcext:value-type="float">
            <text:p>860830</text:p>
          </table:table-cell>
        </table:table-row>
        <table:table-row table:style-name="ro1">
          <table:table-cell office:value-type="string" calcext:value-type="string">
            <text:p>Sehr geehrte Frau Stephanie Aeffner,</text:p>
          </table:table-cell>
          <table:table-cell office:value-type="float" office:value="860154" calcext:value-type="float">
            <text:p>860154</text:p>
          </table:table-cell>
        </table:table-row>
        <table:table-row table:style-name="ro1">
          <table:table-cell office:value-type="string" calcext:value-type="string">
            <text:p>Sehr geehrter Herr Stephan Albani,</text:p>
          </table:table-cell>
          <table:table-cell office:value-type="float" office:value="857088" calcext:value-type="float">
            <text:p>857088</text:p>
          </table:table-cell>
        </table:table-row>
        <table:table-row table:style-name="ro1">
          <table:table-cell office:value-type="string" calcext:value-type="string">
            <text:p>Sehr geehrter Herr Adis Ahmetovic,</text:p>
          </table:table-cell>
          <table:table-cell office:value-type="float" office:value="861876" calcext:value-type="float">
            <text:p>861876</text:p>
          </table:table-cell>
        </table:table-row>
        <table:table-row table:style-name="ro1">
          <table:table-cell office:value-type="string" calcext:value-type="string">
            <text:p>Sehr geehrte Frau Renata Alt,</text:p>
          </table:table-cell>
          <table:table-cell office:value-type="float" office:value="857098" calcext:value-type="float">
            <text:p>857098</text:p>
          </table:table-cell>
        </table:table-row>
        <table:table-row table:style-name="ro1">
          <table:table-cell office:value-type="string" calcext:value-type="string">
            <text:p>Sehr geehrter Herr Norbert Maria Altenkamp,</text:p>
          </table:table-cell>
          <table:table-cell office:value-type="float" office:value="857102" calcext:value-type="float">
            <text:p>857102</text:p>
          </table:table-cell>
        </table:table-row>
        <table:table-row table:style-name="ro1">
          <table:table-cell office:value-type="string" calcext:value-type="string">
            <text:p>Sehr geehrter Herr Philipp Amthor,</text:p>
          </table:table-cell>
          <table:table-cell office:value-type="float" office:value="857086" calcext:value-type="float">
            <text:p>857086</text:p>
          </table:table-cell>
        </table:table-row>
        <table:table-row table:style-name="ro1">
          <table:table-cell office:value-type="string" calcext:value-type="string">
            <text:p>Sehr geehrte Frau Luise Amtsberg,</text:p>
          </table:table-cell>
          <table:table-cell office:value-type="float" office:value="857104" calcext:value-type="float">
            <text:p>857104</text:p>
          </table:table-cell>
        </table:table-row>
        <table:table-row table:style-name="ro1">
          <table:table-cell office:value-type="string" calcext:value-type="string">
            <text:p>Sehr geehrte Frau Dagmar Andres,</text:p>
          </table:table-cell>
          <table:table-cell office:value-type="float" office:value="860980" calcext:value-type="float">
            <text:p>860980</text:p>
          </table:table-cell>
        </table:table-row>
        <table:table-row table:style-name="ro1">
          <table:table-cell office:value-type="string" calcext:value-type="string">
            <text:p>Sehr geehrter Herr Niels Annen,</text:p>
          </table:table-cell>
          <table:table-cell office:value-type="float" office:value="857106" calcext:value-type="float">
            <text:p>857106</text:p>
          </table:table-cell>
        </table:table-row>
        <table:table-row table:style-name="ro1">
          <table:table-cell office:value-type="string" calcext:value-type="string">
            <text:p>Sehr geehrter Herr Johannes Arlt,</text:p>
          </table:table-cell>
          <table:table-cell office:value-type="float" office:value="860828" calcext:value-type="float">
            <text:p>860828</text:p>
          </table:table-cell>
        </table:table-row>
        <table:table-row table:style-name="ro1">
          <table:table-cell office:value-type="string" calcext:value-type="string">
            <text:p>Sehr geehrte Frau Christine Aschenberg-Dugnus,</text:p>
          </table:table-cell>
          <table:table-cell office:value-type="float" office:value="857094" calcext:value-type="float">
            <text:p>857094</text:p>
          </table:table-cell>
        </table:table-row>
        <table:table-row table:style-name="ro1">
          <table:table-cell office:value-type="string" calcext:value-type="string">
            <text:p>Sehr geehrter Herr Andreas Audretsch,</text:p>
          </table:table-cell>
          <table:table-cell office:value-type="float" office:value="860496" calcext:value-type="float">
            <text:p>860496</text:p>
          </table:table-cell>
        </table:table-row>
        <table:table-row table:style-name="ro1">
          <table:table-cell office:value-type="string" calcext:value-type="string">
            <text:p>Sehr geehrter Herr Artur Auernhammer,</text:p>
          </table:table-cell>
          <table:table-cell office:value-type="float" office:value="857084" calcext:value-type="float">
            <text:p>857084</text:p>
          </table:table-cell>
        </table:table-row>
        <table:table-row table:style-name="ro1">
          <table:table-cell office:value-type="string" calcext:value-type="string">
            <text:p>Sehr geehrter Herr Peter Aumer,</text:p>
          </table:table-cell>
          <table:table-cell office:value-type="float" office:value="857090" calcext:value-type="float">
            <text:p>857090</text:p>
          </table:table-cell>
        </table:table-row>
        <table:table-row table:style-name="ro1">
          <table:table-cell office:value-type="string" calcext:value-type="string">
            <text:p>Sehr geehrter Herr Maik Außendorf,</text:p>
          </table:table-cell>
          <table:table-cell office:value-type="float" office:value="860932" calcext:value-type="float">
            <text:p>860932</text:p>
          </table:table-cell>
        </table:table-row>
        <table:table-row table:style-name="ro1">
          <table:table-cell office:value-type="string" calcext:value-type="string">
            <text:p>Sehr geehrter Herr Tobias Bacherle,</text:p>
          </table:table-cell>
          <table:table-cell office:value-type="float" office:value="860138" calcext:value-type="float">
            <text:p>860138</text:p>
          </table:table-cell>
        </table:table-row>
        <table:table-row table:style-name="ro1">
          <table:table-cell office:value-type="string" calcext:value-type="string">
            <text:p>Sehr geehrte Frau Carolin Bachmann,</text:p>
          </table:table-cell>
          <table:table-cell office:value-type="float" office:value="863318" calcext:value-type="float">
            <text:p>863318</text:p>
          </table:table-cell>
        </table:table-row>
        <table:table-row table:style-name="ro1">
          <table:table-cell office:value-type="string" calcext:value-type="string">
            <text:p>Sehr geehrte Frau Lisa Badum,</text:p>
          </table:table-cell>
          <table:table-cell office:value-type="float" office:value="857148" calcext:value-type="float">
            <text:p>857148</text:p>
          </table:table-cell>
        </table:table-row>
        <table:table-row table:style-name="ro1">
          <table:table-cell office:value-type="string" calcext:value-type="string">
            <text:p>Sehr geehrte Frau Heike Baehrens,</text:p>
          </table:table-cell>
          <table:table-cell office:value-type="float" office:value="857144" calcext:value-type="float">
            <text:p>857144</text:p>
          </table:table-cell>
        </table:table-row>
        <table:table-row table:style-name="ro1">
          <table:table-cell office:value-type="string" calcext:value-type="string">
            <text:p>Sehr geehrte Frau Dorothee Bär,</text:p>
          </table:table-cell>
          <table:table-cell office:value-type="float" office:value="857110" calcext:value-type="float">
            <text:p>857110</text:p>
          </table:table-cell>
        </table:table-row>
        <table:table-row table:style-name="ro1">
          <table:table-cell office:value-type="string" calcext:value-type="string">
            <text:p>Sehr geehrter Herr Karl Bär,</text:p>
          </table:table-cell>
          <table:table-cell office:value-type="float" office:value="860334" calcext:value-type="float">
            <text:p>860334</text:p>
          </table:table-cell>
        </table:table-row>
        <table:table-row table:style-name="ro1">
          <table:table-cell office:value-type="string" calcext:value-type="string">
            <text:p>Sehr geehrte Frau Annalena Baerbock,</text:p>
          </table:table-cell>
          <table:table-cell office:value-type="float" office:value="857150" calcext:value-type="float">
            <text:p>857150</text:p>
          </table:table-cell>
        </table:table-row>
        <table:table-row table:style-name="ro1">
          <table:table-cell office:value-type="string" calcext:value-type="string">
            <text:p>Sehr geehrte Frau Ulrike Bahr,</text:p>
          </table:table-cell>
          <table:table-cell office:value-type="float" office:value="857152" calcext:value-type="float">
            <text:p>857152</text:p>
          </table:table-cell>
        </table:table-row>
        <table:table-row table:style-name="ro1">
          <table:table-cell office:value-type="string" calcext:value-type="string">
            <text:p>Sehr geehrter Herr Daniel Baldy,</text:p>
          </table:table-cell>
          <table:table-cell office:value-type="float" office:value="861186" calcext:value-type="float">
            <text:p>861186</text:p>
          </table:table-cell>
        </table:table-row>
        <table:table-row table:style-name="ro1">
          <table:table-cell office:value-type="string" calcext:value-type="string">
            <text:p>Sehr geehrter Herr Felix Banaszak,</text:p>
          </table:table-cell>
          <table:table-cell office:value-type="float" office:value="860904" calcext:value-type="float">
            <text:p>860904</text:p>
          </table:table-cell>
        </table:table-row>
        <table:table-row table:style-name="ro1">
          <table:table-cell office:value-type="string" calcext:value-type="string">
            <text:p>Sehr geehrte Frau Nezahat Baradari,</text:p>
          </table:table-cell>
          <table:table-cell office:value-type="float" office:value="857122" calcext:value-type="float">
            <text:p>857122</text:p>
          </table:table-cell>
        </table:table-row>
        <table:table-row table:style-name="ro1">
          <table:table-cell office:value-type="string" calcext:value-type="string">
            <text:p>Sehr geehrter Herr Thomas Bareiß,</text:p>
          </table:table-cell>
          <table:table-cell office:value-type="float" office:value="857138" calcext:value-type="float">
            <text:p>857138</text:p>
          </table:table-cell>
        </table:table-row>
        <table:table-row table:style-name="ro1">
          <table:table-cell office:value-type="string" calcext:value-type="string">
            <text:p>Sehr geehrter Herr Sören Bartol,</text:p>
          </table:table-cell>
          <table:table-cell office:value-type="float" office:value="857132" calcext:value-type="float">
            <text:p>857132</text:p>
          </table:table-cell>
        </table:table-row>
        <table:table-row table:style-name="ro1">
          <table:table-cell office:value-type="string" calcext:value-type="string">
            <text:p>Sehr geehrter Herr Dr. Dietmar Bartsch,</text:p>
          </table:table-cell>
          <table:table-cell office:value-type="float" office:value="857154" calcext:value-type="float">
            <text:p>857154</text:p>
          </table:table-cell>
        </table:table-row>
        <table:table-row table:style-name="ro1">
          <table:table-cell office:value-type="string" calcext:value-type="string">
            <text:p>Sehr geehrte Frau Bärbel Bas,</text:p>
          </table:table-cell>
          <table:table-cell office:value-type="float" office:value="857120" calcext:value-type="float">
            <text:p>857120</text:p>
          </table:table-cell>
        </table:table-row>
        <table:table-row table:style-name="ro1">
          <table:table-cell office:value-type="string" calcext:value-type="string">
            <text:p>Sehr geehrte Frau Nicole Bauer,</text:p>
          </table:table-cell>
          <table:table-cell office:value-type="float" office:value="857140" calcext:value-type="float">
            <text:p>857140</text:p>
          </table:table-cell>
        </table:table-row>
        <table:table-row table:style-name="ro1">
          <table:table-cell office:value-type="string" calcext:value-type="string">
            <text:p>Sehr geehrte Frau Dr. Christina Baum,</text:p>
          </table:table-cell>
          <table:table-cell office:value-type="float" office:value="860218" calcext:value-type="float">
            <text:p>860218</text:p>
          </table:table-cell>
        </table:table-row>
        <table:table-row table:style-name="ro1">
          <table:table-cell office:value-type="string" calcext:value-type="string">
            <text:p>Sehr geehrter Herr Dr. Bernd Baumann,</text:p>
          </table:table-cell>
          <table:table-cell office:value-type="float" office:value="857160" calcext:value-type="float">
            <text:p>857160</text:p>
          </table:table-cell>
        </table:table-row>
        <table:table-row table:style-name="ro1">
          <table:table-cell office:value-type="string" calcext:value-type="string">
            <text:p>Sehr geehrte Frau Canan Bayram,</text:p>
          </table:table-cell>
          <table:table-cell office:value-type="float" office:value="857156" calcext:value-type="float">
            <text:p>857156</text:p>
          </table:table-cell>
        </table:table-row>
        <table:table-row table:style-name="ro1">
          <table:table-cell office:value-type="string" calcext:value-type="string">
            <text:p>Sehr geehrte Frau Katharina Beck,</text:p>
          </table:table-cell>
          <table:table-cell office:value-type="float" office:value="860700" calcext:value-type="float">
            <text:p>860700</text:p>
          </table:table-cell>
        </table:table-row>
        <table:table-row table:style-name="ro1">
          <table:table-cell office:value-type="string" calcext:value-type="string">
            <text:p>Sehr geehrter Herr Roger Beckamp,</text:p>
          </table:table-cell>
          <table:table-cell office:value-type="float" office:value="860236" calcext:value-type="float">
            <text:p>860236</text:p>
          </table:table-cell>
        </table:table-row>
        <table:table-row table:style-name="ro1">
          <table:table-cell office:value-type="string" calcext:value-type="string">
            <text:p>Sehr geehrter Herr Dr. Holger Becker,</text:p>
          </table:table-cell>
          <table:table-cell office:value-type="float" office:value="861440" calcext:value-type="float">
            <text:p>861440</text:p>
          </table:table-cell>
        </table:table-row>
        <table:table-row table:style-name="ro1">
          <table:table-cell office:value-type="string" calcext:value-type="string">
            <text:p>Sehr geehrter Herr Jens Beeck,</text:p>
          </table:table-cell>
          <table:table-cell office:value-type="float" office:value="857142" calcext:value-type="float">
            <text:p>857142</text:p>
          </table:table-cell>
        </table:table-row>
        <table:table-row table:style-name="ro1">
          <table:table-cell office:value-type="string" calcext:value-type="string">
            <text:p>Sehr geehrter Herr Lukas Benner,</text:p>
          </table:table-cell>
          <table:table-cell office:value-type="float" office:value="861470" calcext:value-type="float">
            <text:p>861470</text:p>
          </table:table-cell>
        </table:table-row>
        <table:table-row table:style-name="ro1">
          <table:table-cell office:value-type="string" calcext:value-type="string">
            <text:p>Sehr geehrter Herr Jürgen Berghahn,</text:p>
          </table:table-cell>
          <table:table-cell office:value-type="float" office:value="861088" calcext:value-type="float">
            <text:p>861088</text:p>
          </table:table-cell>
        </table:table-row>
        <table:table-row table:style-name="ro1">
          <table:table-cell office:value-type="string" calcext:value-type="string">
            <text:p>Sehr geehrter Herr Dr. André Berghegger,</text:p>
          </table:table-cell>
          <table:table-cell office:value-type="float" office:value="857124" calcext:value-type="float">
            <text:p>857124</text:p>
          </table:table-cell>
        </table:table-row>
        <table:table-row table:style-name="ro1">
          <table:table-cell office:value-type="string" calcext:value-type="string">
            <text:p>Sehr geehrter Herr Bengt Bergt,</text:p>
          </table:table-cell>
          <table:table-cell office:value-type="float" office:value="861374" calcext:value-type="float">
            <text:p>861374</text:p>
          </table:table-cell>
        </table:table-row>
        <table:table-row table:style-name="ro1">
          <table:table-cell office:value-type="string" calcext:value-type="string">
            <text:p>Sehr geehrter Herr Marc Bernhard,</text:p>
          </table:table-cell>
          <table:table-cell office:value-type="float" office:value="857114" calcext:value-type="float">
            <text:p>857114</text:p>
          </table:table-cell>
        </table:table-row>
        <table:table-row table:style-name="ro1">
          <table:table-cell office:value-type="string" calcext:value-type="string">
            <text:p>Sehr geehrter Herr Peter Beyer,</text:p>
          </table:table-cell>
          <table:table-cell office:value-type="float" office:value="857108" calcext:value-type="float">
            <text:p>857108</text:p>
          </table:table-cell>
        </table:table-row>
        <table:table-row table:style-name="ro1">
          <table:table-cell office:value-type="string" calcext:value-type="string">
            <text:p>Sehr geehrter Herr Marc Biadacz,</text:p>
          </table:table-cell>
          <table:table-cell office:value-type="float" office:value="857126" calcext:value-type="float">
            <text:p>857126</text:p>
          </table:table-cell>
        </table:table-row>
        <table:table-row table:style-name="ro1">
          <table:table-cell office:value-type="string" calcext:value-type="string">
            <text:p>Sehr geehrter Herr Steffen Bilger,</text:p>
          </table:table-cell>
          <table:table-cell office:value-type="float" office:value="857146" calcext:value-type="float">
            <text:p>857146</text:p>
          </table:table-cell>
        </table:table-row>
        <table:table-row table:style-name="ro1">
          <table:table-cell office:value-type="string" calcext:value-type="string">
            <text:p>Sehr geehrter Herr Matthias W. Birkwald,</text:p>
          </table:table-cell>
          <table:table-cell office:value-type="float" office:value="857206" calcext:value-type="float">
            <text:p>857206</text:p>
          </table:table-cell>
        </table:table-row>
        <table:table-row table:style-name="ro1">
          <table:table-cell office:value-type="string" calcext:value-type="string">
            <text:p>Sehr geehrter Herr Jakob Blankenburg,</text:p>
          </table:table-cell>
          <table:table-cell office:value-type="float" office:value="860872" calcext:value-type="float">
            <text:p>860872</text:p>
          </table:table-cell>
        </table:table-row>
        <table:table-row table:style-name="ro1">
          <table:table-cell office:value-type="string" calcext:value-type="string">
            <text:p>Sehr geehrter Herr Andreas Bleck,</text:p>
          </table:table-cell>
          <table:table-cell office:value-type="float" office:value="857164" calcext:value-type="float">
            <text:p>857164</text:p>
          </table:table-cell>
        </table:table-row>
        <table:table-row table:style-name="ro1">
          <table:table-cell office:value-type="string" calcext:value-type="string">
            <text:p>Sehr geehrter Herr René Bochmann,</text:p>
          </table:table-cell>
          <table:table-cell office:value-type="float" office:value="860294" calcext:value-type="float">
            <text:p>860294</text:p>
          </table:table-cell>
        </table:table-row>
        <table:table-row table:style-name="ro1">
          <table:table-cell office:value-type="string" calcext:value-type="string">
            <text:p>Sehr geehrter Herr Ingo Bodtke,</text:p>
          </table:table-cell>
          <table:table-cell office:value-type="float" office:value="860300" calcext:value-type="float">
            <text:p>860300</text:p>
          </table:table-cell>
        </table:table-row>
        <table:table-row table:style-name="ro1">
          <table:table-cell office:value-type="string" calcext:value-type="string">
            <text:p>Sehr geehrter Herr Peter Boehringer,</text:p>
          </table:table-cell>
          <table:table-cell office:value-type="float" office:value="857196" calcext:value-type="float">
            <text:p>857196</text:p>
          </table:table-cell>
        </table:table-row>
        <table:table-row table:style-name="ro1">
          <table:table-cell office:value-type="string" calcext:value-type="string">
            <text:p>Sehr geehrter Herr Friedhelm Boginski,</text:p>
          </table:table-cell>
          <table:table-cell office:value-type="float" office:value="860302" calcext:value-type="float">
            <text:p>860302</text:p>
          </table:table-cell>
        </table:table-row>
        <table:table-row table:style-name="ro1">
          <table:table-cell office:value-type="string" calcext:value-type="string">
            <text:p>Sehr geehrter Herr Gereon Bollmann,</text:p>
          </table:table-cell>
          <table:table-cell office:value-type="float" office:value="860310" calcext:value-type="float">
            <text:p>860310</text:p>
          </table:table-cell>
        </table:table-row>
        <table:table-row table:style-name="ro1">
          <table:table-cell office:value-type="string" calcext:value-type="string">
            <text:p>Sehr geehrte Frau Simone Borchardt,</text:p>
          </table:table-cell>
          <table:table-cell office:value-type="float" office:value="860762" calcext:value-type="float">
            <text:p>860762</text:p>
          </table:table-cell>
        </table:table-row>
        <table:table-row table:style-name="ro1">
          <table:table-cell office:value-type="string" calcext:value-type="string">
            <text:p>Sehr geehrter Herr Michael Brand,</text:p>
          </table:table-cell>
          <table:table-cell office:value-type="float" office:value="857184" calcext:value-type="float">
            <text:p>857184</text:p>
          </table:table-cell>
        </table:table-row>
        <table:table-row table:style-name="ro1">
          <table:table-cell office:value-type="string" calcext:value-type="string">
            <text:p>Sehr geehrter Herr Dr. Jens Brandenburg,</text:p>
          </table:table-cell>
          <table:table-cell office:value-type="float" office:value="857216" calcext:value-type="float">
            <text:p>857216</text:p>
          </table:table-cell>
        </table:table-row>
        <table:table-row table:style-name="ro1">
          <table:table-cell office:value-type="string" calcext:value-type="string">
            <text:p>Sehr geehrter Herr Mario Brandenburg,</text:p>
          </table:table-cell>
          <table:table-cell office:value-type="float" office:value="857166" calcext:value-type="float">
            <text:p>857166</text:p>
          </table:table-cell>
        </table:table-row>
        <table:table-row table:style-name="ro1">
          <table:table-cell office:value-type="string" calcext:value-type="string">
            <text:p>Sehr geehrter Herr Dirk Brandes,</text:p>
          </table:table-cell>
          <table:table-cell office:value-type="float" office:value="860314" calcext:value-type="float">
            <text:p>860314</text:p>
          </table:table-cell>
        </table:table-row>
        <table:table-row table:style-name="ro1">
          <table:table-cell office:value-type="string" calcext:value-type="string">
            <text:p>Sehr geehrter Herr Dr. Reinhard Brandl,</text:p>
          </table:table-cell>
          <table:table-cell office:value-type="float" office:value="857194" calcext:value-type="float">
            <text:p>857194</text:p>
          </table:table-cell>
        </table:table-row>
        <table:table-row table:style-name="ro1">
          <table:table-cell office:value-type="string" calcext:value-type="string">
            <text:p>Sehr geehrter Herr Stephan Brandner,</text:p>
          </table:table-cell>
          <table:table-cell office:value-type="float" office:value="857202" calcext:value-type="float">
            <text:p>857202</text:p>
          </table:table-cell>
        </table:table-row>
        <table:table-row table:style-name="ro1">
          <table:table-cell office:value-type="string" calcext:value-type="string">
            <text:p>Sehr geehrte Frau Dr. Franziska Brantner,</text:p>
          </table:table-cell>
          <table:table-cell office:value-type="float" office:value="857200" calcext:value-type="float">
            <text:p>857200</text:p>
          </table:table-cell>
        </table:table-row>
        <table:table-row table:style-name="ro1">
          <table:table-cell office:value-type="string" calcext:value-type="string">
            <text:p>Sehr geehrter Herr Prof. Dr. Helge Braun,</text:p>
          </table:table-cell>
          <table:table-cell office:value-type="float" office:value="857178" calcext:value-type="float">
            <text:p>857178</text:p>
          </table:table-cell>
        </table:table-row>
        <table:table-row table:style-name="ro1">
          <table:table-cell office:value-type="string" calcext:value-type="string">
            <text:p>Sehr geehrter Herr Jürgen Braun,</text:p>
          </table:table-cell>
          <table:table-cell office:value-type="float" office:value="857190" calcext:value-type="float">
            <text:p>857190</text:p>
          </table:table-cell>
        </table:table-row>
        <table:table-row table:style-name="ro1">
          <table:table-cell office:value-type="string" calcext:value-type="string">
            <text:p>Sehr geehrte Frau Silvia Breher,</text:p>
          </table:table-cell>
          <table:table-cell office:value-type="float" office:value="857172" calcext:value-type="float">
            <text:p>857172</text:p>
          </table:table-cell>
        </table:table-row>
        <table:table-row table:style-name="ro1">
          <table:table-cell office:value-type="string" calcext:value-type="string">
            <text:p>Sehr geehrter Herr Sebastian Brehm,</text:p>
          </table:table-cell>
          <table:table-cell office:value-type="float" office:value="857198" calcext:value-type="float">
            <text:p>857198</text:p>
          </table:table-cell>
        </table:table-row>
        <table:table-row table:style-name="ro1">
          <table:table-cell office:value-type="string" calcext:value-type="string">
            <text:p>Sehr geehrte Frau Heike Brehmer,</text:p>
          </table:table-cell>
          <table:table-cell office:value-type="float" office:value="857180" calcext:value-type="float">
            <text:p>857180</text:p>
          </table:table-cell>
        </table:table-row>
        <table:table-row table:style-name="ro1">
          <table:table-cell office:value-type="string" calcext:value-type="string">
            <text:p>Sehr geehrter Herr Michael Breilmann,</text:p>
          </table:table-cell>
          <table:table-cell office:value-type="float" office:value="860954" calcext:value-type="float">
            <text:p>860954</text:p>
          </table:table-cell>
        </table:table-row>
        <table:table-row table:style-name="ro1">
          <table:table-cell office:value-type="string" calcext:value-type="string">
            <text:p>Sehr geehrte Frau Leni Breymaier,</text:p>
          </table:table-cell>
          <table:table-cell office:value-type="float" office:value="857186" calcext:value-type="float">
            <text:p>857186</text:p>
          </table:table-cell>
        </table:table-row>
        <table:table-row table:style-name="ro1">
          <table:table-cell office:value-type="string" calcext:value-type="string">
            <text:p>Sehr geehrter Herr Ralph Brinkhaus,</text:p>
          </table:table-cell>
          <table:table-cell office:value-type="float" office:value="857212" calcext:value-type="float">
            <text:p>857212</text:p>
          </table:table-cell>
        </table:table-row>
        <table:table-row table:style-name="ro1">
          <table:table-cell office:value-type="string" calcext:value-type="string">
            <text:p>Sehr geehrter Herr Dr. Carsten Brodesser,</text:p>
          </table:table-cell>
          <table:table-cell office:value-type="float" office:value="857218" calcext:value-type="float">
            <text:p>857218</text:p>
          </table:table-cell>
        </table:table-row>
        <table:table-row table:style-name="ro1">
          <table:table-cell office:value-type="string" calcext:value-type="string">
            <text:p>Sehr geehrter Herr Dr. Marlon Bröhr,</text:p>
          </table:table-cell>
          <table:table-cell office:value-type="float" office:value="861144" calcext:value-type="float">
            <text:p>861144</text:p>
          </table:table-cell>
        </table:table-row>
        <table:table-row table:style-name="ro1">
          <table:table-cell office:value-type="string" calcext:value-type="string">
            <text:p>Sehr geehrte Frau Agnieszka Brugger,</text:p>
          </table:table-cell>
          <table:table-cell office:value-type="float" office:value="857182" calcext:value-type="float">
            <text:p>857182</text:p>
          </table:table-cell>
        </table:table-row>
        <table:table-row table:style-name="ro1">
          <table:table-cell office:value-type="string" calcext:value-type="string">
            <text:p>Sehr geehrter Herr Frank Bsirske,</text:p>
          </table:table-cell>
          <table:table-cell office:value-type="float" office:value="860818" calcext:value-type="float">
            <text:p>860818</text:p>
          </table:table-cell>
        </table:table-row>
        <table:table-row table:style-name="ro1">
          <table:table-cell office:value-type="string" calcext:value-type="string">
            <text:p>Sehr geehrte Frau Sandra Bubendorfer-Licht,</text:p>
          </table:table-cell>
          <table:table-cell office:value-type="float" office:value="857188" calcext:value-type="float">
            <text:p>857188</text:p>
          </table:table-cell>
        </table:table-row>
        <table:table-row table:style-name="ro1">
          <table:table-cell office:value-type="string" calcext:value-type="string">
            <text:p>Sehr geehrte Frau Katrin Budde,</text:p>
          </table:table-cell>
          <table:table-cell office:value-type="float" office:value="857170" calcext:value-type="float">
            <text:p>857170</text:p>
          </table:table-cell>
        </table:table-row>
        <table:table-row table:style-name="ro1">
          <table:table-cell office:value-type="string" calcext:value-type="string">
            <text:p>Sehr geehrter Herr Marcus Bühl,</text:p>
          </table:table-cell>
          <table:table-cell office:value-type="float" office:value="857208" calcext:value-type="float">
            <text:p>857208</text:p>
          </table:table-cell>
        </table:table-row>
        <table:table-row table:style-name="ro1">
          <table:table-cell office:value-type="string" calcext:value-type="string">
            <text:p>Sehr geehrte Frau Clara Bünger,</text:p>
          </table:table-cell>
          <table:table-cell office:value-type="float" office:value="874466" calcext:value-type="float">
            <text:p>874466</text:p>
          </table:table-cell>
        </table:table-row>
        <table:table-row table:style-name="ro1">
          <table:table-cell office:value-type="string" calcext:value-type="string">
            <text:p>Sehr geehrter Herr Yannick Bury,</text:p>
          </table:table-cell>
          <table:table-cell office:value-type="float" office:value="861566" calcext:value-type="float">
            <text:p>861566</text:p>
          </table:table-cell>
        </table:table-row>
        <table:table-row table:style-name="ro1">
          <table:table-cell office:value-type="string" calcext:value-type="string">
            <text:p>Sehr geehrter Herr Dr. Marco Buschmann,</text:p>
          </table:table-cell>
          <table:table-cell office:value-type="float" office:value="857192" calcext:value-type="float">
            <text:p>857192</text:p>
          </table:table-cell>
        </table:table-row>
        <table:table-row table:style-name="ro1">
          <table:table-cell office:value-type="string" calcext:value-type="string">
            <text:p>Sehr geehrter Herr Karlheinz Busen,</text:p>
          </table:table-cell>
          <table:table-cell office:value-type="float" office:value="857210" calcext:value-type="float">
            <text:p>857210</text:p>
          </table:table-cell>
        </table:table-row>
        <table:table-row table:style-name="ro1">
          <table:table-cell office:value-type="string" calcext:value-type="string">
            <text:p>Sehr geehrter Herr Petr Bystron,</text:p>
          </table:table-cell>
          <table:table-cell office:value-type="float" office:value="857176" calcext:value-type="float">
            <text:p>857176</text:p>
          </table:table-cell>
        </table:table-row>
        <table:table-row table:style-name="ro1">
          <table:table-cell office:value-type="string" calcext:value-type="string">
            <text:p>Sehr geehrte Frau Isabel Cademartori,</text:p>
          </table:table-cell>
          <table:table-cell office:value-type="float" office:value="860204" calcext:value-type="float">
            <text:p>860204</text:p>
          </table:table-cell>
        </table:table-row>
        <table:table-row table:style-name="ro1">
          <table:table-cell office:value-type="string" calcext:value-type="string">
            <text:p>Sehr geehrter Herr Prof. Dr. Lars Castellucci,</text:p>
          </table:table-cell>
          <table:table-cell office:value-type="float" office:value="857236" calcext:value-type="float">
            <text:p>857236</text:p>
          </table:table-cell>
        </table:table-row>
        <table:table-row table:style-name="ro1">
          <table:table-cell office:value-type="string" calcext:value-type="string">
            <text:p>Sehr geehrte Frau Dr. Anna Christmann,</text:p>
          </table:table-cell>
          <table:table-cell office:value-type="float" office:value="857222" calcext:value-type="float">
            <text:p>857222</text:p>
          </table:table-cell>
        </table:table-row>
        <table:table-row table:style-name="ro1">
          <table:table-cell office:value-type="string" calcext:value-type="string">
            <text:p>Sehr geehrter Herr Tino Chrupalla,</text:p>
          </table:table-cell>
          <table:table-cell office:value-type="float" office:value="857230" calcext:value-type="float">
            <text:p>857230</text:p>
          </table:table-cell>
        </table:table-row>
        <table:table-row table:style-name="ro1">
          <table:table-cell office:value-type="string" calcext:value-type="string">
            <text:p>Sehr geehrte Frau Gitta Connemann,</text:p>
          </table:table-cell>
          <table:table-cell office:value-type="float" office:value="857226" calcext:value-type="float">
            <text:p>857226</text:p>
          </table:table-cell>
        </table:table-row>
        <table:table-row table:style-name="ro1">
          <table:table-cell office:value-type="string" calcext:value-type="string">
            <text:p>Sehr geehrter Herr Jürgen Coße,</text:p>
          </table:table-cell>
          <table:table-cell office:value-type="float" office:value="860994" calcext:value-type="float">
            <text:p>860994</text:p>
          </table:table-cell>
        </table:table-row>
        <table:table-row table:style-name="ro1">
          <table:table-cell office:value-type="string" calcext:value-type="string">
            <text:p>Sehr geehrte Frau Joana Cotar,</text:p>
          </table:table-cell>
          <table:table-cell office:value-type="float" office:value="857234" calcext:value-type="float">
            <text:p>857234</text:p>
          </table:table-cell>
        </table:table-row>
        <table:table-row table:style-name="ro1">
          <table:table-cell office:value-type="string" calcext:value-type="string">
            <text:p>Sehr geehrter Herr Carl-Julius Cronenberg,</text:p>
          </table:table-cell>
          <table:table-cell office:value-type="float" office:value="857232" calcext:value-type="float">
            <text:p>857232</text:p>
          </table:table-cell>
        </table:table-row>
        <table:table-row table:style-name="ro1">
          <table:table-cell office:value-type="string" calcext:value-type="string">
            <text:p>Sehr geehrter Herr Dr. Gottfried Curio,</text:p>
          </table:table-cell>
          <table:table-cell office:value-type="float" office:value="857228" calcext:value-type="float">
            <text:p>857228</text:p>
          </table:table-cell>
        </table:table-row>
        <table:table-row table:style-name="ro1">
          <table:table-cell office:value-type="string" calcext:value-type="string">
            <text:p>Sehr geehrter Herr Mario Czaja,</text:p>
          </table:table-cell>
          <table:table-cell office:value-type="float" office:value="861524" calcext:value-type="float">
            <text:p>861524</text:p>
          </table:table-cell>
        </table:table-row>
        <table:table-row table:style-name="ro1">
          <table:table-cell office:value-type="string" calcext:value-type="string">
            <text:p>Sehr geehrter Herr Dr. Janosch Dahmen,</text:p>
          </table:table-cell>
          <table:table-cell office:value-type="float" office:value="857272" calcext:value-type="float">
            <text:p>857272</text:p>
          </table:table-cell>
        </table:table-row>
        <table:table-row table:style-name="ro1">
          <table:table-cell office:value-type="string" calcext:value-type="string">
            <text:p>Sehr geehrter Herr Bernhard Daldrup,</text:p>
          </table:table-cell>
          <table:table-cell office:value-type="float" office:value="857248" calcext:value-type="float">
            <text:p>857248</text:p>
          </table:table-cell>
        </table:table-row>
        <table:table-row table:style-name="ro1">
          <table:table-cell office:value-type="string" calcext:value-type="string">
            <text:p>Sehr geehrte Frau Astrid Damerow,</text:p>
          </table:table-cell>
          <table:table-cell office:value-type="float" office:value="857268" calcext:value-type="float">
            <text:p>857268</text:p>
          </table:table-cell>
        </table:table-row>
        <table:table-row table:style-name="ro1">
          <table:table-cell office:value-type="string" calcext:value-type="string">
            <text:p>Sehr geehrte Frau Sevim Dağdelen,</text:p>
          </table:table-cell>
          <table:table-cell office:value-type="float" office:value="857246" calcext:value-type="float">
            <text:p>857246</text:p>
          </table:table-cell>
        </table:table-row>
        <table:table-row table:style-name="ro1">
          <table:table-cell office:value-type="string" calcext:value-type="string">
            <text:p>Sehr geehrte Frau Ekin Deligöz,</text:p>
          </table:table-cell>
          <table:table-cell office:value-type="float" office:value="857242" calcext:value-type="float">
            <text:p>857242</text:p>
          </table:table-cell>
        </table:table-row>
        <table:table-row table:style-name="ro1">
          <table:table-cell office:value-type="string" calcext:value-type="string">
            <text:p>Sehr geehrter Herr Hakan Demir,</text:p>
          </table:table-cell>
          <table:table-cell office:value-type="float" office:value="861502" calcext:value-type="float">
            <text:p>861502</text:p>
          </table:table-cell>
        </table:table-row>
        <table:table-row table:style-name="ro1">
          <table:table-cell office:value-type="string" calcext:value-type="string">
            <text:p>Sehr geehrte Frau Dr. Sandra Detzer,</text:p>
          </table:table-cell>
          <table:table-cell office:value-type="float" office:value="860130" calcext:value-type="float">
            <text:p>860130</text:p>
          </table:table-cell>
        </table:table-row>
        <table:table-row table:style-name="ro1">
          <table:table-cell office:value-type="string" calcext:value-type="string">
            <text:p>Sehr geehrter Herr Dr. Karamba Diaby,</text:p>
          </table:table-cell>
          <table:table-cell office:value-type="float" office:value="857252" calcext:value-type="float">
            <text:p>857252</text:p>
          </table:table-cell>
        </table:table-row>
        <table:table-row table:style-name="ro1">
          <table:table-cell office:value-type="string" calcext:value-type="string">
            <text:p>Sehr geehrter Herr Martin Diedenhofen,</text:p>
          </table:table-cell>
          <table:table-cell office:value-type="float" office:value="861190" calcext:value-type="float">
            <text:p>861190</text:p>
          </table:table-cell>
        </table:table-row>
        <table:table-row table:style-name="ro1">
          <table:table-cell office:value-type="string" calcext:value-type="string">
            <text:p>Sehr geehrter Herr Jan Dieren,</text:p>
          </table:table-cell>
          <table:table-cell office:value-type="float" office:value="861096" calcext:value-type="float">
            <text:p>861096</text:p>
          </table:table-cell>
        </table:table-row>
        <table:table-row table:style-name="ro1">
          <table:table-cell office:value-type="string" calcext:value-type="string">
            <text:p>Sehr geehrter Herr Thomas Dietz,</text:p>
          </table:table-cell>
          <table:table-cell office:value-type="float" office:value="860430" calcext:value-type="float">
            <text:p>860430</text:p>
          </table:table-cell>
        </table:table-row>
        <table:table-row table:style-name="ro1">
          <table:table-cell office:value-type="string" calcext:value-type="string">
            <text:p>Sehr geehrte Frau Esther Dilcher,</text:p>
          </table:table-cell>
          <table:table-cell office:value-type="float" office:value="857244" calcext:value-type="float">
            <text:p>857244</text:p>
          </table:table-cell>
        </table:table-row>
        <table:table-row table:style-name="ro1">
          <table:table-cell office:value-type="string" calcext:value-type="string">
            <text:p>Sehr geehrte Frau Sabine Dittmar,</text:p>
          </table:table-cell>
          <table:table-cell office:value-type="float" office:value="857240" calcext:value-type="float">
            <text:p>857240</text:p>
          </table:table-cell>
        </table:table-row>
        <table:table-row table:style-name="ro1">
          <table:table-cell office:value-type="string" calcext:value-type="string">
            <text:p>Sehr geehrter Herr Bijan Djir-Sarai,</text:p>
          </table:table-cell>
          <table:table-cell office:value-type="float" office:value="857262" calcext:value-type="float">
            <text:p>857262</text:p>
          </table:table-cell>
        </table:table-row>
        <table:table-row table:style-name="ro1">
          <table:table-cell office:value-type="string" calcext:value-type="string">
            <text:p>Sehr geehrter Herr Alexander Dobrindt,</text:p>
          </table:table-cell>
          <table:table-cell office:value-type="float" office:value="857264" calcext:value-type="float">
            <text:p>857264</text:p>
          </table:table-cell>
        </table:table-row>
        <table:table-row table:style-name="ro1">
          <table:table-cell office:value-type="string" calcext:value-type="string">
            <text:p>Sehr geehrter Herr Felix Döring,</text:p>
          </table:table-cell>
          <table:table-cell office:value-type="float" office:value="860648" calcext:value-type="float">
            <text:p>860648</text:p>
          </table:table-cell>
        </table:table-row>
        <table:table-row table:style-name="ro1">
          <table:table-cell office:value-type="string" calcext:value-type="string">
            <text:p>Sehr geehrte Frau Anke Domscheit-Berg,</text:p>
          </table:table-cell>
          <table:table-cell office:value-type="float" office:value="857258" calcext:value-type="float">
            <text:p>857258</text:p>
          </table:table-cell>
        </table:table-row>
        <table:table-row table:style-name="ro1">
          <table:table-cell office:value-type="string" calcext:value-type="string">
            <text:p>Sehr geehrter Herr Michael Donth,</text:p>
          </table:table-cell>
          <table:table-cell office:value-type="float" office:value="857254" calcext:value-type="float">
            <text:p>857254</text:p>
          </table:table-cell>
        </table:table-row>
        <table:table-row table:style-name="ro1">
          <table:table-cell office:value-type="string" calcext:value-type="string">
            <text:p>Sehr geehrte Frau Katharina Dröge,</text:p>
          </table:table-cell>
          <table:table-cell office:value-type="float" office:value="857250" calcext:value-type="float">
            <text:p>857250</text:p>
          </table:table-cell>
        </table:table-row>
        <table:table-row table:style-name="ro1">
          <table:table-cell office:value-type="string" calcext:value-type="string">
            <text:p>Sehr geehrter Herr Falko Droßmann,</text:p>
          </table:table-cell>
          <table:table-cell office:value-type="float" office:value="861608" calcext:value-type="float">
            <text:p>861608</text:p>
          </table:table-cell>
        </table:table-row>
        <table:table-row table:style-name="ro1">
          <table:table-cell office:value-type="string" calcext:value-type="string">
            <text:p>Sehr geehrte Frau Deborah Düring,</text:p>
          </table:table-cell>
          <table:table-cell office:value-type="float" office:value="860736" calcext:value-type="float">
            <text:p>860736</text:p>
          </table:table-cell>
        </table:table-row>
        <table:table-row table:style-name="ro1">
          <table:table-cell office:value-type="string" calcext:value-type="string">
            <text:p>Sehr geehrter Herr Christian Dürr,</text:p>
          </table:table-cell>
          <table:table-cell office:value-type="float" office:value="857270" calcext:value-type="float">
            <text:p>857270</text:p>
          </table:table-cell>
        </table:table-row>
        <table:table-row table:style-name="ro1">
          <table:table-cell office:value-type="string" calcext:value-type="string">
            <text:p>Sehr geehrter Herr Hansjörg Durz,</text:p>
          </table:table-cell>
          <table:table-cell office:value-type="float" office:value="857260" calcext:value-type="float">
            <text:p>857260</text:p>
          </table:table-cell>
        </table:table-row>
        <table:table-row table:style-name="ro1">
          <table:table-cell office:value-type="string" calcext:value-type="string">
            <text:p>Sehr geehrter Herr Harald Ebner,</text:p>
          </table:table-cell>
          <table:table-cell office:value-type="float" office:value="857284" calcext:value-type="float">
            <text:p>857284</text:p>
          </table:table-cell>
        </table:table-row>
        <table:table-row table:style-name="ro1">
          <table:table-cell office:value-type="string" calcext:value-type="string">
            <text:p>Sehr geehrter Herr Axel Echeverria,</text:p>
          </table:table-cell>
          <table:table-cell office:value-type="float" office:value="860998" calcext:value-type="float">
            <text:p>860998</text:p>
          </table:table-cell>
        </table:table-row>
        <table:table-row table:style-name="ro1">
          <table:table-cell office:value-type="string" calcext:value-type="string">
            <text:p>Sehr geehrter Herr Leon Eckert,</text:p>
          </table:table-cell>
          <table:table-cell office:value-type="float" office:value="860382" calcext:value-type="float">
            <text:p>860382</text:p>
          </table:table-cell>
        </table:table-row>
        <table:table-row table:style-name="ro1">
          <table:table-cell office:value-type="string" calcext:value-type="string">
            <text:p>Sehr geehrter Herr Ralph Edelhäußer,</text:p>
          </table:table-cell>
          <table:table-cell office:value-type="float" office:value="861822" calcext:value-type="float">
            <text:p>861822</text:p>
          </table:table-cell>
        </table:table-row>
        <table:table-row table:style-name="ro1">
          <table:table-cell office:value-type="string" calcext:value-type="string">
            <text:p>Sehr geehrter Herr Thomas Ehrhorn,</text:p>
          </table:table-cell>
          <table:table-cell office:value-type="float" office:value="857276" calcext:value-type="float">
            <text:p>857276</text:p>
          </table:table-cell>
        </table:table-row>
        <table:table-row table:style-name="ro1">
          <table:table-cell office:value-type="string" calcext:value-type="string">
            <text:p>Sehr geehrte Frau Sonja Eichwede,</text:p>
          </table:table-cell>
          <table:table-cell office:value-type="float" office:value="860474" calcext:value-type="float">
            <text:p>860474</text:p>
          </table:table-cell>
        </table:table-row>
        <table:table-row table:style-name="ro1">
          <table:table-cell office:value-type="string" calcext:value-type="string">
            <text:p>Sehr geehrter Herr Marcel Emmerich,</text:p>
          </table:table-cell>
          <table:table-cell office:value-type="float" office:value="863346" calcext:value-type="float">
            <text:p>863346</text:p>
          </table:table-cell>
        </table:table-row>
        <table:table-row table:style-name="ro1">
          <table:table-cell office:value-type="string" calcext:value-type="string">
            <text:p>Sehr geehrter Herr Alexander Engelhard,</text:p>
          </table:table-cell>
          <table:table-cell office:value-type="float" office:value="861748" calcext:value-type="float">
            <text:p>861748</text:p>
          </table:table-cell>
        </table:table-row>
        <table:table-row table:style-name="ro1">
          <table:table-cell office:value-type="string" calcext:value-type="string">
            <text:p>Sehr geehrte Frau Heike Engelhardt,</text:p>
          </table:table-cell>
          <table:table-cell office:value-type="float" office:value="860228" calcext:value-type="float">
            <text:p>860228</text:p>
          </table:table-cell>
        </table:table-row>
        <table:table-row table:style-name="ro1">
          <table:table-cell office:value-type="string" calcext:value-type="string">
            <text:p>Sehr geehrte Frau Martina Englhardt-Kopf,</text:p>
          </table:table-cell>
          <table:table-cell office:value-type="float" office:value="860320" calcext:value-type="float">
            <text:p>860320</text:p>
          </table:table-cell>
        </table:table-row>
        <table:table-row table:style-name="ro1">
          <table:table-cell office:value-type="string" calcext:value-type="string">
            <text:p>Sehr geehrter Herr Thomas Erndl,</text:p>
          </table:table-cell>
          <table:table-cell office:value-type="float" office:value="857286" calcext:value-type="float">
            <text:p>857286</text:p>
          </table:table-cell>
        </table:table-row>
        <table:table-row table:style-name="ro1">
          <table:table-cell office:value-type="string" calcext:value-type="string">
            <text:p>Sehr geehrter Herr Klaus Ernst,</text:p>
          </table:table-cell>
          <table:table-cell office:value-type="float" office:value="857282" calcext:value-type="float">
            <text:p>857282</text:p>
          </table:table-cell>
        </table:table-row>
        <table:table-row table:style-name="ro1">
          <table:table-cell office:value-type="string" calcext:value-type="string">
            <text:p>Sehr geehrte Frau Dr. Wiebke Esdar,</text:p>
          </table:table-cell>
          <table:table-cell office:value-type="float" office:value="857288" calcext:value-type="float">
            <text:p>857288</text:p>
          </table:table-cell>
        </table:table-row>
        <table:table-row table:style-name="ro1">
          <table:table-cell office:value-type="string" calcext:value-type="string">
            <text:p>Sehr geehrte Frau Saskia Esken,</text:p>
          </table:table-cell>
          <table:table-cell office:value-type="float" office:value="857280" calcext:value-type="float">
            <text:p>857280</text:p>
          </table:table-cell>
        </table:table-row>
        <table:table-row table:style-name="ro1">
          <table:table-cell office:value-type="string" calcext:value-type="string">
            <text:p>Sehr geehrter Herr Dr. Michael Espendiller,</text:p>
          </table:table-cell>
          <table:table-cell office:value-type="float" office:value="857290" calcext:value-type="float">
            <text:p>857290</text:p>
          </table:table-cell>
        </table:table-row>
        <table:table-row table:style-name="ro1">
          <table:table-cell office:value-type="string" calcext:value-type="string">
            <text:p>Sehr geehrter Herr Dr. Marcus Faber,</text:p>
          </table:table-cell>
          <table:table-cell office:value-type="float" office:value="857296" calcext:value-type="float">
            <text:p>857296</text:p>
          </table:table-cell>
        </table:table-row>
        <table:table-row table:style-name="ro1">
          <table:table-cell office:value-type="string" calcext:value-type="string">
            <text:p>Sehr geehrter Herr Hermann Färber,</text:p>
          </table:table-cell>
          <table:table-cell office:value-type="float" office:value="857322" calcext:value-type="float">
            <text:p>857322</text:p>
          </table:table-cell>
        </table:table-row>
        <table:table-row table:style-name="ro1">
          <table:table-cell office:value-type="string" calcext:value-type="string">
            <text:p>Sehr geehrte Frau Ariane Fäscher,</text:p>
          </table:table-cell>
          <table:table-cell office:value-type="float" office:value="860484" calcext:value-type="float">
            <text:p>860484</text:p>
          </table:table-cell>
        </table:table-row>
        <table:table-row table:style-name="ro1">
          <table:table-cell office:value-type="string" calcext:value-type="string">
            <text:p>Sehr geehrte Frau Yasmin Fahimi,</text:p>
          </table:table-cell>
          <table:table-cell office:value-type="float" office:value="857316" calcext:value-type="float">
            <text:p>857316</text:p>
          </table:table-cell>
        </table:table-row>
        <table:table-row table:style-name="ro1">
          <table:table-cell office:value-type="string" calcext:value-type="string">
            <text:p>Sehr geehrter Herr Robert Farle,</text:p>
          </table:table-cell>
          <table:table-cell office:value-type="float" office:value="863326" calcext:value-type="float">
            <text:p>863326</text:p>
          </table:table-cell>
        </table:table-row>
        <table:table-row table:style-name="ro1">
          <table:table-cell office:value-type="string" calcext:value-type="string">
            <text:p>Sehr geehrter Herr Dr. Johannes Fechner,</text:p>
          </table:table-cell>
          <table:table-cell office:value-type="float" office:value="857324" calcext:value-type="float">
            <text:p>857324</text:p>
          </table:table-cell>
        </table:table-row>
        <table:table-row table:style-name="ro1">
          <table:table-cell office:value-type="string" calcext:value-type="string">
            <text:p>Sehr geehrter Herr Uwe Feiler,</text:p>
          </table:table-cell>
          <table:table-cell office:value-type="float" office:value="857298" calcext:value-type="float">
            <text:p>857298</text:p>
          </table:table-cell>
        </table:table-row>
        <table:table-row table:style-name="ro1">
          <table:table-cell office:value-type="string" calcext:value-type="string">
            <text:p>Sehr geehrter Herr Peter Felser,</text:p>
          </table:table-cell>
          <table:table-cell office:value-type="float" office:value="857292" calcext:value-type="float">
            <text:p>857292</text:p>
          </table:table-cell>
        </table:table-row>
        <table:table-row table:style-name="ro1">
          <table:table-cell office:value-type="string" calcext:value-type="string">
            <text:p>Sehr geehrter Herr Enak Ferlemann,</text:p>
          </table:table-cell>
          <table:table-cell office:value-type="float" office:value="857318" calcext:value-type="float">
            <text:p>857318</text:p>
          </table:table-cell>
        </table:table-row>
        <table:table-row table:style-name="ro1">
          <table:table-cell office:value-type="string" calcext:value-type="string">
            <text:p>Sehr geehrte Frau Susanne Ferschl,</text:p>
          </table:table-cell>
          <table:table-cell office:value-type="float" office:value="857312" calcext:value-type="float">
            <text:p>857312</text:p>
          </table:table-cell>
        </table:table-row>
        <table:table-row table:style-name="ro1">
          <table:table-cell office:value-type="string" calcext:value-type="string">
            <text:p>Sehr geehrte Frau Emilia Fester,</text:p>
          </table:table-cell>
          <table:table-cell office:value-type="float" office:value="860704" calcext:value-type="float">
            <text:p>860704</text:p>
          </table:table-cell>
        </table:table-row>
        <table:table-row table:style-name="ro1">
          <table:table-cell office:value-type="string" calcext:value-type="string">
            <text:p>Sehr geehrter Herr Sebastian Fiedler,</text:p>
          </table:table-cell>
          <table:table-cell office:value-type="float" office:value="861716" calcext:value-type="float">
            <text:p>861716</text:p>
          </table:table-cell>
        </table:table-row>
        <table:table-row table:style-name="ro1">
          <table:table-cell office:value-type="string" calcext:value-type="string">
            <text:p>Sehr geehrter Herr Daniel Föst,</text:p>
          </table:table-cell>
          <table:table-cell office:value-type="float" office:value="857310" calcext:value-type="float">
            <text:p>857310</text:p>
          </table:table-cell>
        </table:table-row>
        <table:table-row table:style-name="ro1">
          <table:table-cell office:value-type="string" calcext:value-type="string">
            <text:p>Sehr geehrter Herr Dr. Edgar Franke,</text:p>
          </table:table-cell>
          <table:table-cell office:value-type="float" office:value="857306" calcext:value-type="float">
            <text:p>857306</text:p>
          </table:table-cell>
        </table:table-row>
        <table:table-row table:style-name="ro1">
          <table:table-cell office:value-type="string" calcext:value-type="string">
            <text:p>Sehr geehrter Herr Thorsten Frei,</text:p>
          </table:table-cell>
          <table:table-cell office:value-type="float" office:value="857308" calcext:value-type="float">
            <text:p>857308</text:p>
          </table:table-cell>
        </table:table-row>
        <table:table-row table:style-name="ro1">
          <table:table-cell office:value-type="string" calcext:value-type="string">
            <text:p>Sehr geehrter Herr Otto Fricke,</text:p>
          </table:table-cell>
          <table:table-cell office:value-type="float" office:value="857314" calcext:value-type="float">
            <text:p>857314</text:p>
          </table:table-cell>
        </table:table-row>
        <table:table-row table:style-name="ro1">
          <table:table-cell office:value-type="string" calcext:value-type="string">
            <text:p>Sehr geehrter Herr Dietmar Friedhoff,</text:p>
          </table:table-cell>
          <table:table-cell office:value-type="float" office:value="857302" calcext:value-type="float">
            <text:p>857302</text:p>
          </table:table-cell>
        </table:table-row>
        <table:table-row table:style-name="ro1">
          <table:table-cell office:value-type="string" calcext:value-type="string">
            <text:p>Sehr geehrter Herr Dr. Hans-Peter Friedrich,</text:p>
          </table:table-cell>
          <table:table-cell office:value-type="float" office:value="857300" calcext:value-type="float">
            <text:p>857300</text:p>
          </table:table-cell>
        </table:table-row>
        <table:table-row table:style-name="ro1">
          <table:table-cell office:value-type="string" calcext:value-type="string">
            <text:p>Sehr geehrter Herr Michael Frieser,</text:p>
          </table:table-cell>
          <table:table-cell office:value-type="float" office:value="857294" calcext:value-type="float">
            <text:p>857294</text:p>
          </table:table-cell>
        </table:table-row>
        <table:table-row table:style-name="ro1">
          <table:table-cell office:value-type="string" calcext:value-type="string">
            <text:p>Sehr geehrter Herr Dr. Götz Frömming,</text:p>
          </table:table-cell>
          <table:table-cell office:value-type="float" office:value="857320" calcext:value-type="float">
            <text:p>857320</text:p>
          </table:table-cell>
        </table:table-row>
        <table:table-row table:style-name="ro1">
          <table:table-cell office:value-type="string" calcext:value-type="string">
            <text:p>Sehr geehrter Herr Markus Frohnmaier,</text:p>
          </table:table-cell>
          <table:table-cell office:value-type="float" office:value="857304" calcext:value-type="float">
            <text:p>857304</text:p>
          </table:table-cell>
        </table:table-row>
        <table:table-row table:style-name="ro1">
          <table:table-cell office:value-type="string" calcext:value-type="string">
            <text:p>Sehr geehrter Herr Fabian Funke,</text:p>
          </table:table-cell>
          <table:table-cell office:value-type="float" office:value="861290" calcext:value-type="float">
            <text:p>861290</text:p>
          </table:table-cell>
        </table:table-row>
        <table:table-row table:style-name="ro1">
          <table:table-cell office:value-type="string" calcext:value-type="string">
            <text:p>Sehr geehrter Herr Maximilian Funke-Kaiser,</text:p>
          </table:table-cell>
          <table:table-cell office:value-type="float" office:value="860504" calcext:value-type="float">
            <text:p>860504</text:p>
          </table:table-cell>
        </table:table-row>
        <table:table-row table:style-name="ro1">
          <table:table-cell office:value-type="string" calcext:value-type="string">
            <text:p>Sehr geehrter Herr Ingo Gädechens,</text:p>
          </table:table-cell>
          <table:table-cell office:value-type="float" office:value="857372" calcext:value-type="float">
            <text:p>857372</text:p>
          </table:table-cell>
        </table:table-row>
        <table:table-row table:style-name="ro1">
          <table:table-cell office:value-type="string" calcext:value-type="string">
            <text:p>Sehr geehrte Frau Schahina Gambir,</text:p>
          </table:table-cell>
          <table:table-cell office:value-type="float" office:value="860934" calcext:value-type="float">
            <text:p>860934</text:p>
          </table:table-cell>
        </table:table-row>
        <table:table-row table:style-name="ro1">
          <table:table-cell office:value-type="string" calcext:value-type="string">
            <text:p>Sehr geehrte Frau Tessa Ganserer,</text:p>
          </table:table-cell>
          <table:table-cell office:value-type="float" office:value="860336" calcext:value-type="float">
            <text:p>860336</text:p>
          </table:table-cell>
        </table:table-row>
        <table:table-row table:style-name="ro1">
          <table:table-cell office:value-type="string" calcext:value-type="string">
            <text:p>Sehr geehrter Herr Martin Gassner-Herz,</text:p>
          </table:table-cell>
          <table:table-cell office:value-type="float" office:value="860520" calcext:value-type="float">
            <text:p>860520</text:p>
          </table:table-cell>
        </table:table-row>
        <table:table-row table:style-name="ro1">
          <table:table-cell office:value-type="string" calcext:value-type="string">
            <text:p>Sehr geehrter Herr Matthias Gastel,</text:p>
          </table:table-cell>
          <table:table-cell office:value-type="float" office:value="857368" calcext:value-type="float">
            <text:p>857368</text:p>
          </table:table-cell>
        </table:table-row>
        <table:table-row table:style-name="ro1">
          <table:table-cell office:value-type="string" calcext:value-type="string">
            <text:p>Sehr geehrter Herr Dr. Alexander Gauland,</text:p>
          </table:table-cell>
          <table:table-cell office:value-type="float" office:value="857328" calcext:value-type="float">
            <text:p>857328</text:p>
          </table:table-cell>
        </table:table-row>
        <table:table-row table:style-name="ro1">
          <table:table-cell office:value-type="string" calcext:value-type="string">
            <text:p>Sehr geehrter Herr Manuel Gava,</text:p>
          </table:table-cell>
          <table:table-cell office:value-type="float" office:value="860882" calcext:value-type="float">
            <text:p>860882</text:p>
          </table:table-cell>
        </table:table-row>
        <table:table-row table:style-name="ro1">
          <table:table-cell office:value-type="string" calcext:value-type="string">
            <text:p>Sehr geehrter Herr Dr. Thomas Gebhart,</text:p>
          </table:table-cell>
          <table:table-cell office:value-type="float" office:value="863124" calcext:value-type="float">
            <text:p>863124</text:p>
          </table:table-cell>
        </table:table-row>
        <table:table-row table:style-name="ro1">
          <table:table-cell office:value-type="string" calcext:value-type="string">
            <text:p>Sehr geehrter Herr Kai Gehring,</text:p>
          </table:table-cell>
          <table:table-cell office:value-type="float" office:value="857348" calcext:value-type="float">
            <text:p>857348</text:p>
          </table:table-cell>
        </table:table-row>
        <table:table-row table:style-name="ro1">
          <table:table-cell office:value-type="string" calcext:value-type="string">
            <text:p>Sehr geehrter Herr Dr. Jonas Geissler,</text:p>
          </table:table-cell>
          <table:table-cell office:value-type="float" office:value="861556" calcext:value-type="float">
            <text:p>861556</text:p>
          </table:table-cell>
        </table:table-row>
        <table:table-row table:style-name="ro1">
          <table:table-cell office:value-type="string" calcext:value-type="string">
            <text:p>Sehr geehrter Herr Stefan Gelbhaar,</text:p>
          </table:table-cell>
          <table:table-cell office:value-type="float" office:value="857334" calcext:value-type="float">
            <text:p>857334</text:p>
          </table:table-cell>
        </table:table-row>
        <table:table-row table:style-name="ro1">
          <table:table-cell office:value-type="string" calcext:value-type="string">
            <text:p>Sehr geehrter Herr Michael Gerdes,</text:p>
          </table:table-cell>
          <table:table-cell office:value-type="float" office:value="857362" calcext:value-type="float">
            <text:p>857362</text:p>
          </table:table-cell>
        </table:table-row>
        <table:table-row table:style-name="ro1">
          <table:table-cell office:value-type="string" calcext:value-type="string">
            <text:p>Sehr geehrter Herr Knut Gerschau,</text:p>
          </table:table-cell>
          <table:table-cell office:value-type="float" office:value="860534" calcext:value-type="float">
            <text:p>860534</text:p>
          </table:table-cell>
        </table:table-row>
        <table:table-row table:style-name="ro1">
          <table:table-cell office:value-type="string" calcext:value-type="string">
            <text:p>Sehr geehrter Herr Martin Gerster,</text:p>
          </table:table-cell>
          <table:table-cell office:value-type="float" office:value="857338" calcext:value-type="float">
            <text:p>857338</text:p>
          </table:table-cell>
        </table:table-row>
        <table:table-row table:style-name="ro1">
          <table:table-cell office:value-type="string" calcext:value-type="string">
            <text:p>Sehr geehrter Herr Dr. Jan-Niclas Gesenhues,</text:p>
          </table:table-cell>
          <table:table-cell office:value-type="float" office:value="860906" calcext:value-type="float">
            <text:p>860906</text:p>
          </table:table-cell>
        </table:table-row>
        <table:table-row table:style-name="ro1">
          <table:table-cell office:value-type="string" calcext:value-type="string">
            <text:p>Sehr geehrter Herr Albrecht Glaser,</text:p>
          </table:table-cell>
          <table:table-cell office:value-type="float" office:value="857350" calcext:value-type="float">
            <text:p>857350</text:p>
          </table:table-cell>
        </table:table-row>
        <table:table-row table:style-name="ro1">
          <table:table-cell office:value-type="string" calcext:value-type="string">
            <text:p>Sehr geehrte Frau Angelika Glöckner,</text:p>
          </table:table-cell>
          <table:table-cell office:value-type="float" office:value="857370" calcext:value-type="float">
            <text:p>857370</text:p>
          </table:table-cell>
        </table:table-row>
        <table:table-row table:style-name="ro1">
          <table:table-cell office:value-type="string" calcext:value-type="string">
            <text:p>Sehr geehrter Herr Hannes Gnauck,</text:p>
          </table:table-cell>
          <table:table-cell office:value-type="float" office:value="860536" calcext:value-type="float">
            <text:p>860536</text:p>
          </table:table-cell>
        </table:table-row>
        <table:table-row table:style-name="ro1">
          <table:table-cell office:value-type="string" calcext:value-type="string">
            <text:p>Sehr geehrte Frau Katrin Göring-Eckardt,</text:p>
          </table:table-cell>
          <table:table-cell office:value-type="float" office:value="857330" calcext:value-type="float">
            <text:p>857330</text:p>
          </table:table-cell>
        </table:table-row>
        <table:table-row table:style-name="ro1">
          <table:table-cell office:value-type="string" calcext:value-type="string">
            <text:p>Sehr geehrter Herr Christian Görke,</text:p>
          </table:table-cell>
          <table:table-cell office:value-type="float" office:value="860512" calcext:value-type="float">
            <text:p>860512</text:p>
          </table:table-cell>
        </table:table-row>
        <table:table-row table:style-name="ro1">
          <table:table-cell office:value-type="string" calcext:value-type="string">
            <text:p>Sehr geehrte Frau Nicole Gohlke,</text:p>
          </table:table-cell>
          <table:table-cell office:value-type="float" office:value="857380" calcext:value-type="float">
            <text:p>857380</text:p>
          </table:table-cell>
        </table:table-row>
        <table:table-row table:style-name="ro1">
          <table:table-cell office:value-type="string" calcext:value-type="string">
            <text:p>Sehr geehrter Herr Kay Gottschalk,</text:p>
          </table:table-cell>
          <table:table-cell office:value-type="float" office:value="857332" calcext:value-type="float">
            <text:p>857332</text:p>
          </table:table-cell>
        </table:table-row>
        <table:table-row table:style-name="ro1">
          <table:table-cell office:value-type="string" calcext:value-type="string">
            <text:p>Sehr geehrte Frau Dr. Ingeborg Gräßle,</text:p>
          </table:table-cell>
          <table:table-cell office:value-type="float" office:value="860112" calcext:value-type="float">
            <text:p>860112</text:p>
          </table:table-cell>
        </table:table-row>
        <table:table-row table:style-name="ro1">
          <table:table-cell office:value-type="string" calcext:value-type="string">
            <text:p>Sehr geehrter Herr Fabian Gramling,</text:p>
          </table:table-cell>
          <table:table-cell office:value-type="float" office:value="861744" calcext:value-type="float">
            <text:p>861744</text:p>
          </table:table-cell>
        </table:table-row>
        <table:table-row table:style-name="ro1">
          <table:table-cell office:value-type="string" calcext:value-type="string">
            <text:p>Sehr geehrter Herr Prof. Dr. Armin Grau,</text:p>
          </table:table-cell>
          <table:table-cell office:value-type="float" office:value="861218" calcext:value-type="float">
            <text:p>861218</text:p>
          </table:table-cell>
        </table:table-row>
        <table:table-row table:style-name="ro1">
          <table:table-cell office:value-type="string" calcext:value-type="string">
            <text:p>Sehr geehrter Herr Timon Gremmels,</text:p>
          </table:table-cell>
          <table:table-cell office:value-type="float" office:value="857384" calcext:value-type="float">
            <text:p>857384</text:p>
          </table:table-cell>
        </table:table-row>
        <table:table-row table:style-name="ro1">
          <table:table-cell office:value-type="string" calcext:value-type="string">
            <text:p>Sehr geehrte Frau Kerstin Griese,</text:p>
          </table:table-cell>
          <table:table-cell office:value-type="float" office:value="857340" calcext:value-type="float">
            <text:p>857340</text:p>
          </table:table-cell>
        </table:table-row>
        <table:table-row table:style-name="ro1">
          <table:table-cell office:value-type="string" calcext:value-type="string">
            <text:p>Sehr geehrter Herr Hermann Gröhe,</text:p>
          </table:table-cell>
          <table:table-cell office:value-type="float" office:value="857336" calcext:value-type="float">
            <text:p>857336</text:p>
          </table:table-cell>
        </table:table-row>
        <table:table-row table:style-name="ro1">
          <table:table-cell office:value-type="string" calcext:value-type="string">
            <text:p>Sehr geehrter Herr Uli Grötsch,</text:p>
          </table:table-cell>
          <table:table-cell office:value-type="float" office:value="857364" calcext:value-type="float">
            <text:p>857364</text:p>
          </table:table-cell>
        </table:table-row>
        <table:table-row table:style-name="ro1">
          <table:table-cell office:value-type="string" calcext:value-type="string">
            <text:p>Sehr geehrter Herr Michael Grosse-Brömer,</text:p>
          </table:table-cell>
          <table:table-cell office:value-type="float" office:value="857344" calcext:value-type="float">
            <text:p>857344</text:p>
          </table:table-cell>
        </table:table-row>
        <table:table-row table:style-name="ro1">
          <table:table-cell office:value-type="string" calcext:value-type="string">
            <text:p>Sehr geehrter Herr Markus Grübel,</text:p>
          </table:table-cell>
          <table:table-cell office:value-type="float" office:value="857360" calcext:value-type="float">
            <text:p>857360</text:p>
          </table:table-cell>
        </table:table-row>
        <table:table-row table:style-name="ro1">
          <table:table-cell office:value-type="string" calcext:value-type="string">
            <text:p>Sehr geehrte Frau Prof. Monika Grütters,</text:p>
          </table:table-cell>
          <table:table-cell office:value-type="float" office:value="857378" calcext:value-type="float">
            <text:p>857378</text:p>
          </table:table-cell>
        </table:table-row>
        <table:table-row table:style-name="ro1">
          <table:table-cell office:value-type="string" calcext:value-type="string">
            <text:p>Sehr geehrte Frau Sabine Grützmacher,</text:p>
          </table:table-cell>
          <table:table-cell office:value-type="float" office:value="861782" calcext:value-type="float">
            <text:p>861782</text:p>
          </table:table-cell>
        </table:table-row>
        <table:table-row table:style-name="ro1">
          <table:table-cell office:value-type="string" calcext:value-type="string">
            <text:p>Sehr geehrter Herr Manfred Grund,</text:p>
          </table:table-cell>
          <table:table-cell office:value-type="float" office:value="857366" calcext:value-type="float">
            <text:p>857366</text:p>
          </table:table-cell>
        </table:table-row>
        <table:table-row table:style-name="ro1">
          <table:table-cell office:value-type="string" calcext:value-type="string">
            <text:p>Sehr geehrter Herr Erhard Grundl,</text:p>
          </table:table-cell>
          <table:table-cell office:value-type="float" office:value="857346" calcext:value-type="float">
            <text:p>857346</text:p>
          </table:table-cell>
        </table:table-row>
        <table:table-row table:style-name="ro1">
          <table:table-cell office:value-type="string" calcext:value-type="string">
            <text:p>Sehr geehrter Herr Oliver Grundmann,</text:p>
          </table:table-cell>
          <table:table-cell office:value-type="float" office:value="857356" calcext:value-type="float">
            <text:p>857356</text:p>
          </table:table-cell>
        </table:table-row>
        <table:table-row table:style-name="ro1">
          <table:table-cell office:value-type="string" calcext:value-type="string">
            <text:p>Sehr geehrte Frau Serap Güler,</text:p>
          </table:table-cell>
          <table:table-cell office:value-type="float" office:value="860942" calcext:value-type="float">
            <text:p>860942</text:p>
          </table:table-cell>
        </table:table-row>
        <table:table-row table:style-name="ro1">
          <table:table-cell office:value-type="string" calcext:value-type="string">
            <text:p>Sehr geehrter Herr Fritz Güntzler,</text:p>
          </table:table-cell>
          <table:table-cell office:value-type="float" office:value="857354" calcext:value-type="float">
            <text:p>857354</text:p>
          </table:table-cell>
        </table:table-row>
        <table:table-row table:style-name="ro1">
          <table:table-cell office:value-type="string" calcext:value-type="string">
            <text:p>Sehr geehrter Herr Ates Gürpinar,</text:p>
          </table:table-cell>
          <table:table-cell office:value-type="float" office:value="860516" calcext:value-type="float">
            <text:p>860516</text:p>
          </table:table-cell>
        </table:table-row>
        <table:table-row table:style-name="ro1">
          <table:table-cell office:value-type="string" calcext:value-type="string">
            <text:p>Sehr geehrter Herr Olav Gutting,</text:p>
          </table:table-cell>
          <table:table-cell office:value-type="float" office:value="857342" calcext:value-type="float">
            <text:p>857342</text:p>
          </table:table-cell>
        </table:table-row>
        <table:table-row table:style-name="ro1">
          <table:table-cell office:value-type="string" calcext:value-type="string">
            <text:p>Sehr geehrter Herr Dr. Gregor Gysi,</text:p>
          </table:table-cell>
          <table:table-cell office:value-type="float" office:value="863130" calcext:value-type="float">
            <text:p>863130</text:p>
          </table:table-cell>
        </table:table-row>
        <table:table-row table:style-name="ro1">
          <table:table-cell office:value-type="string" calcext:value-type="string">
            <text:p>Sehr geehrter Herr Christian Haase,</text:p>
          </table:table-cell>
          <table:table-cell office:value-type="float" office:value="857456" calcext:value-type="float">
            <text:p>857456</text:p>
          </table:table-cell>
        </table:table-row>
        <table:table-row table:style-name="ro1">
          <table:table-cell office:value-type="string" calcext:value-type="string">
            <text:p>Sehr geehrter Herr Dr. Robert Habeck,</text:p>
          </table:table-cell>
          <table:table-cell office:value-type="float" office:value="861322" calcext:value-type="float">
            <text:p>861322</text:p>
          </table:table-cell>
        </table:table-row>
        <table:table-row table:style-name="ro1">
          <table:table-cell office:value-type="string" calcext:value-type="string">
            <text:p>Sehr geehrter Herr Thomas Hacker,</text:p>
          </table:table-cell>
          <table:table-cell office:value-type="float" office:value="857486" calcext:value-type="float">
            <text:p>857486</text:p>
          </table:table-cell>
        </table:table-row>
        <table:table-row table:style-name="ro1">
          <table:table-cell office:value-type="string" calcext:value-type="string">
            <text:p>Sehr geehrte Frau Bettina Hagedorn,</text:p>
          </table:table-cell>
          <table:table-cell office:value-type="float" office:value="857422" calcext:value-type="float">
            <text:p>857422</text:p>
          </table:table-cell>
        </table:table-row>
        <table:table-row table:style-name="ro1">
          <table:table-cell office:value-type="string" calcext:value-type="string">
            <text:p>Sehr geehrte Frau Rita Hagl-Kehl,</text:p>
          </table:table-cell>
          <table:table-cell office:value-type="float" office:value="857446" calcext:value-type="float">
            <text:p>857446</text:p>
          </table:table-cell>
        </table:table-row>
        <table:table-row table:style-name="ro1">
          <table:table-cell office:value-type="string" calcext:value-type="string">
            <text:p>Sehr geehrter Herr Dr. André Hahn,</text:p>
          </table:table-cell>
          <table:table-cell office:value-type="float" office:value="857462" calcext:value-type="float">
            <text:p>857462</text:p>
          </table:table-cell>
        </table:table-row>
        <table:table-row table:style-name="ro1">
          <table:table-cell office:value-type="string" calcext:value-type="string">
            <text:p>Sehr geehrter Herr Florian Hahn,</text:p>
          </table:table-cell>
          <table:table-cell office:value-type="float" office:value="857470" calcext:value-type="float">
            <text:p>857470</text:p>
          </table:table-cell>
        </table:table-row>
        <table:table-row table:style-name="ro1">
          <table:table-cell office:value-type="string" calcext:value-type="string">
            <text:p>Sehr geehrter Herr Metin Hakverdi,</text:p>
          </table:table-cell>
          <table:table-cell office:value-type="float" office:value="857438" calcext:value-type="float">
            <text:p>857438</text:p>
          </table:table-cell>
        </table:table-row>
        <table:table-row table:style-name="ro1">
          <table:table-cell office:value-type="string" calcext:value-type="string">
            <text:p>Sehr geehrter Herr Reginald Hanke,</text:p>
          </table:table-cell>
          <table:table-cell office:value-type="float" office:value="857466" calcext:value-type="float">
            <text:p>857466</text:p>
          </table:table-cell>
        </table:table-row>
        <table:table-row table:style-name="ro1">
          <table:table-cell office:value-type="string" calcext:value-type="string">
            <text:p>Sehr geehrte Frau Mariana Iris Harder-Kühnel,</text:p>
          </table:table-cell>
          <table:table-cell office:value-type="float" office:value="857390" calcext:value-type="float">
            <text:p>857390</text:p>
          </table:table-cell>
        </table:table-row>
        <table:table-row table:style-name="ro1">
          <table:table-cell office:value-type="string" calcext:value-type="string">
            <text:p>Sehr geehrter Herr Jürgen Hardt,</text:p>
          </table:table-cell>
          <table:table-cell office:value-type="float" office:value="857408" calcext:value-type="float">
            <text:p>857408</text:p>
          </table:table-cell>
        </table:table-row>
        <table:table-row table:style-name="ro1">
          <table:table-cell office:value-type="string" calcext:value-type="string">
            <text:p>Sehr geehrter Herr Philipp Hartewig,</text:p>
          </table:table-cell>
          <table:table-cell office:value-type="float" office:value="860586" calcext:value-type="float">
            <text:p>860586</text:p>
          </table:table-cell>
        </table:table-row>
        <table:table-row table:style-name="ro1">
          <table:table-cell office:value-type="string" calcext:value-type="string">
            <text:p>Sehr geehrter Herr Sebastian Hartmann,</text:p>
          </table:table-cell>
          <table:table-cell office:value-type="float" office:value="857488" calcext:value-type="float">
            <text:p>857488</text:p>
          </table:table-cell>
        </table:table-row>
        <table:table-row table:style-name="ro1">
          <table:table-cell office:value-type="string" calcext:value-type="string">
            <text:p>Sehr geehrte Frau Ulrike Harzer,</text:p>
          </table:table-cell>
          <table:table-cell office:value-type="float" office:value="860588" calcext:value-type="float">
            <text:p>860588</text:p>
          </table:table-cell>
        </table:table-row>
        <table:table-row table:style-name="ro1">
          <table:table-cell office:value-type="string" calcext:value-type="string">
            <text:p>Sehr geehrte Frau Britta Haßelmann,</text:p>
          </table:table-cell>
          <table:table-cell office:value-type="float" office:value="857416" calcext:value-type="float">
            <text:p>857416</text:p>
          </table:table-cell>
        </table:table-row>
        <table:table-row table:style-name="ro1">
          <table:table-cell office:value-type="string" calcext:value-type="string">
            <text:p>Sehr geehrter Herr Matthias Hauer,</text:p>
          </table:table-cell>
          <table:table-cell office:value-type="float" office:value="857432" calcext:value-type="float">
            <text:p>857432</text:p>
          </table:table-cell>
        </table:table-row>
        <table:table-row table:style-name="ro1">
          <table:table-cell office:value-type="string" calcext:value-type="string">
            <text:p>Sehr geehrter Herr Jochen Haug,</text:p>
          </table:table-cell>
          <table:table-cell office:value-type="float" office:value="857388" calcext:value-type="float">
            <text:p>857388</text:p>
          </table:table-cell>
        </table:table-row>
        <table:table-row table:style-name="ro1">
          <table:table-cell office:value-type="string" calcext:value-type="string">
            <text:p>Sehr geehrter Herr Dr. Stefan Heck,</text:p>
          </table:table-cell>
          <table:table-cell office:value-type="float" office:value="860650" calcext:value-type="float">
            <text:p>860650</text:p>
          </table:table-cell>
        </table:table-row>
        <table:table-row table:style-name="ro1">
          <table:table-cell office:value-type="string" calcext:value-type="string">
            <text:p>Sehr geehrter Herr Dirk Heidenblut,</text:p>
          </table:table-cell>
          <table:table-cell office:value-type="float" office:value="857440" calcext:value-type="float">
            <text:p>857440</text:p>
          </table:table-cell>
        </table:table-row>
        <table:table-row table:style-name="ro1">
          <table:table-cell office:value-type="string" calcext:value-type="string">
            <text:p>Sehr geehrter Herr Peter Heidt,</text:p>
          </table:table-cell>
          <table:table-cell office:value-type="float" office:value="857476" calcext:value-type="float">
            <text:p>857476</text:p>
          </table:table-cell>
        </table:table-row>
        <table:table-row table:style-name="ro1">
          <table:table-cell office:value-type="string" calcext:value-type="string">
            <text:p>Sehr geehrter Herr Hubertus Heil,</text:p>
          </table:table-cell>
          <table:table-cell office:value-type="float" office:value="857452" calcext:value-type="float">
            <text:p>857452</text:p>
          </table:table-cell>
        </table:table-row>
        <table:table-row table:style-name="ro1">
          <table:table-cell office:value-type="string" calcext:value-type="string">
            <text:p>Sehr geehrte Frau Mechthild Heil,</text:p>
          </table:table-cell>
          <table:table-cell office:value-type="float" office:value="857412" calcext:value-type="float">
            <text:p>857412</text:p>
          </table:table-cell>
        </table:table-row>
        <table:table-row table:style-name="ro1">
          <table:table-cell office:value-type="string" calcext:value-type="string">
            <text:p>Sehr geehrte Frau Frauke Heiligenstadt,</text:p>
          </table:table-cell>
          <table:table-cell office:value-type="float" office:value="860864" calcext:value-type="float">
            <text:p>860864</text:p>
          </table:table-cell>
        </table:table-row>
        <table:table-row table:style-name="ro1">
          <table:table-cell office:value-type="string" calcext:value-type="string">
            <text:p>Sehr geehrter Herr Thomas Heilmann,</text:p>
          </table:table-cell>
          <table:table-cell office:value-type="float" office:value="857430" calcext:value-type="float">
            <text:p>857430</text:p>
          </table:table-cell>
        </table:table-row>
        <table:table-row table:style-name="ro1">
          <table:table-cell office:value-type="string" calcext:value-type="string">
            <text:p>Sehr geehrte Frau Gabriela Heinrich,</text:p>
          </table:table-cell>
          <table:table-cell office:value-type="float" office:value="857410" calcext:value-type="float">
            <text:p>857410</text:p>
          </table:table-cell>
        </table:table-row>
        <table:table-row table:style-name="ro1">
          <table:table-cell office:value-type="string" calcext:value-type="string">
            <text:p>Sehr geehrte Frau Linda Heitmann,</text:p>
          </table:table-cell>
          <table:table-cell office:value-type="float" office:value="860706" calcext:value-type="float">
            <text:p>860706</text:p>
          </table:table-cell>
        </table:table-row>
        <table:table-row table:style-name="ro1">
          <table:table-cell office:value-type="string" calcext:value-type="string">
            <text:p>Sehr geehrter Herr Matthias Helferich,</text:p>
          </table:table-cell>
          <table:table-cell office:value-type="float" office:value="860592" calcext:value-type="float">
            <text:p>860592</text:p>
          </table:table-cell>
        </table:table-row>
        <table:table-row table:style-name="ro1">
          <table:table-cell office:value-type="string" calcext:value-type="string">
            <text:p>Sehr geehrter Herr Mark Helfrich,</text:p>
          </table:table-cell>
          <table:table-cell office:value-type="float" office:value="857398" calcext:value-type="float">
            <text:p>857398</text:p>
          </table:table-cell>
        </table:table-row>
        <table:table-row table:style-name="ro1">
          <table:table-cell office:value-type="string" calcext:value-type="string">
            <text:p>Sehr geehrte Frau Katrin Helling-Plahr,</text:p>
          </table:table-cell>
          <table:table-cell office:value-type="float" office:value="857420" calcext:value-type="float">
            <text:p>857420</text:p>
          </table:table-cell>
        </table:table-row>
        <table:table-row table:style-name="ro1">
          <table:table-cell office:value-type="string" calcext:value-type="string">
            <text:p>Sehr geehrter Herr Wolfgang Hellmich,</text:p>
          </table:table-cell>
          <table:table-cell office:value-type="float" office:value="857434" calcext:value-type="float">
            <text:p>857434</text:p>
          </table:table-cell>
        </table:table-row>
        <table:table-row table:style-name="ro1">
          <table:table-cell office:value-type="string" calcext:value-type="string">
            <text:p>Sehr geehrte Frau Kathrin Henneberger,</text:p>
          </table:table-cell>
          <table:table-cell office:value-type="float" office:value="860936" calcext:value-type="float">
            <text:p>860936</text:p>
          </table:table-cell>
        </table:table-row>
        <table:table-row table:style-name="ro1">
          <table:table-cell office:value-type="string" calcext:value-type="string">
            <text:p>Sehr geehrte Frau Anke Hennig,</text:p>
          </table:table-cell>
          <table:table-cell office:value-type="float" office:value="860878" calcext:value-type="float">
            <text:p>860878</text:p>
          </table:table-cell>
        </table:table-row>
        <table:table-row table:style-name="ro1">
          <table:table-cell office:value-type="string" calcext:value-type="string">
            <text:p>Sehr geehrte Frau Susanne Hennig-Wellsow,</text:p>
          </table:table-cell>
          <table:table-cell office:value-type="float" office:value="860596" calcext:value-type="float">
            <text:p>860596</text:p>
          </table:table-cell>
        </table:table-row>
        <table:table-row table:style-name="ro1">
          <table:table-cell office:value-type="string" calcext:value-type="string">
            <text:p>Sehr geehrter Herr Michael Hennrich,</text:p>
          </table:table-cell>
          <table:table-cell office:value-type="float" office:value="857406" calcext:value-type="float">
            <text:p>857406</text:p>
          </table:table-cell>
        </table:table-row>
        <table:table-row table:style-name="ro1">
          <table:table-cell office:value-type="string" calcext:value-type="string">
            <text:p>Sehr geehrter Herr Marc Henrichmann,</text:p>
          </table:table-cell>
          <table:table-cell office:value-type="float" office:value="857478" calcext:value-type="float">
            <text:p>857478</text:p>
          </table:table-cell>
        </table:table-row>
        <table:table-row table:style-name="ro1">
          <table:table-cell office:value-type="string" calcext:value-type="string">
            <text:p>Sehr geehrter Herr Markus Herbrand,</text:p>
          </table:table-cell>
          <table:table-cell office:value-type="float" office:value="857442" calcext:value-type="float">
            <text:p>857442</text:p>
          </table:table-cell>
        </table:table-row>
        <table:table-row table:style-name="ro1">
          <table:table-cell office:value-type="string" calcext:value-type="string">
            <text:p>Sehr geehrter Herr Torsten Herbst,</text:p>
          </table:table-cell>
          <table:table-cell office:value-type="float" office:value="857454" calcext:value-type="float">
            <text:p>857454</text:p>
          </table:table-cell>
        </table:table-row>
        <table:table-row table:style-name="ro1">
          <table:table-cell office:value-type="string" calcext:value-type="string">
            <text:p>Sehr geehrter Herr Bernhard Herrmann,</text:p>
          </table:table-cell>
          <table:table-cell office:value-type="float" office:value="861258" calcext:value-type="float">
            <text:p>861258</text:p>
          </table:table-cell>
        </table:table-row>
        <table:table-row table:style-name="ro1">
          <table:table-cell office:value-type="string" calcext:value-type="string">
            <text:p>Sehr geehrte Frau Nadine Heselhaus,</text:p>
          </table:table-cell>
          <table:table-cell office:value-type="float" office:value="860970" calcext:value-type="float">
            <text:p>860970</text:p>
          </table:table-cell>
        </table:table-row>
        <table:table-row table:style-name="ro1">
          <table:table-cell office:value-type="string" calcext:value-type="string">
            <text:p>Sehr geehrter Herr Martin Hess,</text:p>
          </table:table-cell>
          <table:table-cell office:value-type="float" office:value="857490" calcext:value-type="float">
            <text:p>857490</text:p>
          </table:table-cell>
        </table:table-row>
        <table:table-row table:style-name="ro1">
          <table:table-cell office:value-type="string" calcext:value-type="string">
            <text:p>Sehr geehrte Frau Katja Hessel,</text:p>
          </table:table-cell>
          <table:table-cell office:value-type="float" office:value="857474" calcext:value-type="float">
            <text:p>857474</text:p>
          </table:table-cell>
        </table:table-row>
        <table:table-row table:style-name="ro1">
          <table:table-cell office:value-type="string" calcext:value-type="string">
            <text:p>Sehr geehrter Herr Ansgar Heveling,</text:p>
          </table:table-cell>
          <table:table-cell office:value-type="float" office:value="857460" calcext:value-type="float">
            <text:p>857460</text:p>
          </table:table-cell>
        </table:table-row>
        <table:table-row table:style-name="ro1">
          <table:table-cell office:value-type="string" calcext:value-type="string">
            <text:p>Sehr geehrte Frau Susanne Hierl,</text:p>
          </table:table-cell>
          <table:table-cell office:value-type="float" office:value="860324" calcext:value-type="float">
            <text:p>860324</text:p>
          </table:table-cell>
        </table:table-row>
        <table:table-row table:style-name="ro1">
          <table:table-cell office:value-type="string" calcext:value-type="string">
            <text:p>Sehr geehrter Herr Karsten Hilse,</text:p>
          </table:table-cell>
          <table:table-cell office:value-type="float" office:value="857458" calcext:value-type="float">
            <text:p>857458</text:p>
          </table:table-cell>
        </table:table-row>
        <table:table-row table:style-name="ro1">
          <table:table-cell office:value-type="string" calcext:value-type="string">
            <text:p>Sehr geehrter Herr Christian Hirte,</text:p>
          </table:table-cell>
          <table:table-cell office:value-type="float" office:value="857492" calcext:value-type="float">
            <text:p>857492</text:p>
          </table:table-cell>
        </table:table-row>
        <table:table-row table:style-name="ro1">
          <table:table-cell office:value-type="string" calcext:value-type="string">
            <text:p>Sehr geehrter Herr Thomas Hitschler,</text:p>
          </table:table-cell>
          <table:table-cell office:value-type="float" office:value="857396" calcext:value-type="float">
            <text:p>857396</text:p>
          </table:table-cell>
        </table:table-row>
        <table:table-row table:style-name="ro1">
          <table:table-cell office:value-type="string" calcext:value-type="string">
            <text:p>Sehr geehrter Herr Dr. Gero Clemens Hocker,</text:p>
          </table:table-cell>
          <table:table-cell office:value-type="float" office:value="857472" calcext:value-type="float">
            <text:p>857472</text:p>
          </table:table-cell>
        </table:table-row>
        <table:table-row table:style-name="ro1">
          <table:table-cell office:value-type="string" calcext:value-type="string">
            <text:p>Sehr geehrte Frau Nicole Höchst,</text:p>
          </table:table-cell>
          <table:table-cell office:value-type="float" office:value="857424" calcext:value-type="float">
            <text:p>857424</text:p>
          </table:table-cell>
        </table:table-row>
        <table:table-row table:style-name="ro1">
          <table:table-cell office:value-type="string" calcext:value-type="string">
            <text:p>Sehr geehrter Herr Manuel Höferlin,</text:p>
          </table:table-cell>
          <table:table-cell office:value-type="float" office:value="857484" calcext:value-type="float">
            <text:p>857484</text:p>
          </table:table-cell>
        </table:table-row>
        <table:table-row table:style-name="ro1">
          <table:table-cell office:value-type="string" calcext:value-type="string">
            <text:p>Sehr geehrter Herr Bruno Hönel,</text:p>
          </table:table-cell>
          <table:table-cell office:value-type="float" office:value="861328" calcext:value-type="float">
            <text:p>861328</text:p>
          </table:table-cell>
        </table:table-row>
        <table:table-row table:style-name="ro1">
          <table:table-cell office:value-type="string" calcext:value-type="string">
            <text:p>Sehr geehrter Herr Alexander Hoffmann,</text:p>
          </table:table-cell>
          <table:table-cell office:value-type="float" office:value="857494" calcext:value-type="float">
            <text:p>857494</text:p>
          </table:table-cell>
        </table:table-row>
        <table:table-row table:style-name="ro1">
          <table:table-cell office:value-type="string" calcext:value-type="string">
            <text:p>Sehr geehrte Frau Dr. Bettina Hoffmann,</text:p>
          </table:table-cell>
          <table:table-cell office:value-type="float" office:value="857468" calcext:value-type="float">
            <text:p>857468</text:p>
          </table:table-cell>
        </table:table-row>
        <table:table-row table:style-name="ro1">
          <table:table-cell office:value-type="string" calcext:value-type="string">
            <text:p>Sehr geehrter Herr Dr. Christoph Hoffmann,</text:p>
          </table:table-cell>
          <table:table-cell office:value-type="float" office:value="857402" calcext:value-type="float">
            <text:p>857402</text:p>
          </table:table-cell>
        </table:table-row>
        <table:table-row table:style-name="ro1">
          <table:table-cell office:value-type="string" calcext:value-type="string">
            <text:p>Sehr geehrter Herr Dr. Anton Hofreiter,</text:p>
          </table:table-cell>
          <table:table-cell office:value-type="float" office:value="857482" calcext:value-type="float">
            <text:p>857482</text:p>
          </table:table-cell>
        </table:table-row>
        <table:table-row table:style-name="ro1">
          <table:table-cell office:value-type="string" calcext:value-type="string">
            <text:p>Sehr geehrter Herr Leif-Erik Holm,</text:p>
          </table:table-cell>
          <table:table-cell office:value-type="float" office:value="857480" calcext:value-type="float">
            <text:p>857480</text:p>
          </table:table-cell>
        </table:table-row>
        <table:table-row table:style-name="ro1">
          <table:table-cell office:value-type="string" calcext:value-type="string">
            <text:p>Sehr geehrter Herr Dr. Hendrik Hoppenstedt,</text:p>
          </table:table-cell>
          <table:table-cell office:value-type="float" office:value="857418" calcext:value-type="float">
            <text:p>857418</text:p>
          </table:table-cell>
        </table:table-row>
        <table:table-row table:style-name="ro1">
          <table:table-cell office:value-type="string" calcext:value-type="string">
            <text:p>Sehr geehrte Frau Franziska Hoppermann,</text:p>
          </table:table-cell>
          <table:table-cell office:value-type="float" office:value="860600" calcext:value-type="float">
            <text:p>860600</text:p>
          </table:table-cell>
        </table:table-row>
        <table:table-row table:style-name="ro1">
          <table:table-cell office:value-type="string" calcext:value-type="string">
            <text:p>Sehr geehrte Frau Jasmina Hostert,</text:p>
          </table:table-cell>
          <table:table-cell office:value-type="float" office:value="860128" calcext:value-type="float">
            <text:p>860128</text:p>
          </table:table-cell>
        </table:table-row>
        <table:table-row table:style-name="ro1">
          <table:table-cell office:value-type="string" calcext:value-type="string">
            <text:p>Sehr geehrter Herr Reinhard Houben,</text:p>
          </table:table-cell>
          <table:table-cell office:value-type="float" office:value="857414" calcext:value-type="float">
            <text:p>857414</text:p>
          </table:table-cell>
        </table:table-row>
        <table:table-row table:style-name="ro1">
          <table:table-cell office:value-type="string" calcext:value-type="string">
            <text:p>Sehr geehrter Herr Johannes Huber,</text:p>
          </table:table-cell>
          <table:table-cell office:value-type="float" office:value="857428" calcext:value-type="float">
            <text:p>857428</text:p>
          </table:table-cell>
        </table:table-row>
        <table:table-row table:style-name="ro1">
          <table:table-cell office:value-type="string" calcext:value-type="string">
            <text:p>Sehr geehrte Frau Verena Hubertz,</text:p>
          </table:table-cell>
          <table:table-cell office:value-type="float" office:value="861188" calcext:value-type="float">
            <text:p>861188</text:p>
          </table:table-cell>
        </table:table-row>
        <table:table-row table:style-name="ro1">
          <table:table-cell office:value-type="string" calcext:value-type="string">
            <text:p>Sehr geehrter Herr Markus Hümpfer,</text:p>
          </table:table-cell>
          <table:table-cell office:value-type="float" office:value="860292" calcext:value-type="float">
            <text:p>860292</text:p>
          </table:table-cell>
        </table:table-row>
        <table:table-row table:style-name="ro1">
          <table:table-cell office:value-type="string" calcext:value-type="string">
            <text:p>Sehr geehrter Herr Hubert Hüppe,</text:p>
          </table:table-cell>
          <table:table-cell office:value-type="float" office:value="860964" calcext:value-type="float">
            <text:p>860964</text:p>
          </table:table-cell>
        </table:table-row>
        <table:table-row table:style-name="ro1">
          <table:table-cell office:value-type="string" calcext:value-type="string">
            <text:p>Sehr geehrter Herr Andrej Hunko,</text:p>
          </table:table-cell>
          <table:table-cell office:value-type="float" office:value="857404" calcext:value-type="float">
            <text:p>857404</text:p>
          </table:table-cell>
        </table:table-row>
        <table:table-row table:style-name="ro1">
          <table:table-cell office:value-type="string" calcext:value-type="string">
            <text:p>Sehr geehrte Frau Gerrit Huy,</text:p>
          </table:table-cell>
          <table:table-cell office:value-type="float" office:value="860640" calcext:value-type="float">
            <text:p>860640</text:p>
          </table:table-cell>
        </table:table-row>
        <table:table-row table:style-name="ro1">
          <table:table-cell office:value-type="string" calcext:value-type="string">
            <text:p>Sehr geehrter Herr Olaf in der Beek,</text:p>
          </table:table-cell>
          <table:table-cell office:value-type="float" office:value="857498" calcext:value-type="float">
            <text:p>857498</text:p>
          </table:table-cell>
        </table:table-row>
        <table:table-row table:style-name="ro1">
          <table:table-cell office:value-type="string" calcext:value-type="string">
            <text:p>Sehr geehrter Herr Erich Irlstorfer,</text:p>
          </table:table-cell>
          <table:table-cell office:value-type="float" office:value="857500" calcext:value-type="float">
            <text:p>857500</text:p>
          </table:table-cell>
        </table:table-row>
        <table:table-row table:style-name="ro1">
          <table:table-cell office:value-type="string" calcext:value-type="string">
            <text:p>Sehr geehrter Herr Fabian Jacobi,</text:p>
          </table:table-cell>
          <table:table-cell office:value-type="float" office:value="857514" calcext:value-type="float">
            <text:p>857514</text:p>
          </table:table-cell>
        </table:table-row>
        <table:table-row table:style-name="ro1">
          <table:table-cell office:value-type="string" calcext:value-type="string">
            <text:p>Sehr geehrter Herr Dieter Janecek,</text:p>
          </table:table-cell>
          <table:table-cell office:value-type="float" office:value="857506" calcext:value-type="float">
            <text:p>857506</text:p>
          </table:table-cell>
        </table:table-row>
        <table:table-row table:style-name="ro1">
          <table:table-cell office:value-type="string" calcext:value-type="string">
            <text:p>Sehr geehrter Herr Steffen Janich,</text:p>
          </table:table-cell>
          <table:table-cell office:value-type="float" office:value="860662" calcext:value-type="float">
            <text:p>860662</text:p>
          </table:table-cell>
        </table:table-row>
        <table:table-row table:style-name="ro1">
          <table:table-cell office:value-type="string" calcext:value-type="string">
            <text:p>Sehr geehrte Frau Anne Janssen,</text:p>
          </table:table-cell>
          <table:table-cell office:value-type="float" office:value="860798" calcext:value-type="float">
            <text:p>860798</text:p>
          </table:table-cell>
        </table:table-row>
        <table:table-row table:style-name="ro1">
          <table:table-cell office:value-type="string" calcext:value-type="string">
            <text:p>Sehr geehrter Herr Thomas Jarzombek,</text:p>
          </table:table-cell>
          <table:table-cell office:value-type="float" office:value="857510" calcext:value-type="float">
            <text:p>857510</text:p>
          </table:table-cell>
        </table:table-row>
        <table:table-row table:style-name="ro1">
          <table:table-cell office:value-type="string" calcext:value-type="string">
            <text:p>Sehr geehrte Frau Gyde Jensen,</text:p>
          </table:table-cell>
          <table:table-cell office:value-type="float" office:value="857518" calcext:value-type="float">
            <text:p>857518</text:p>
          </table:table-cell>
        </table:table-row>
        <table:table-row table:style-name="ro1">
          <table:table-cell office:value-type="string" calcext:value-type="string">
            <text:p>Sehr geehrter Herr Dr. Marc Jongen,</text:p>
          </table:table-cell>
          <table:table-cell office:value-type="float" office:value="857508" calcext:value-type="float">
            <text:p>857508</text:p>
          </table:table-cell>
        </table:table-row>
        <table:table-row table:style-name="ro1">
          <table:table-cell office:value-type="string" calcext:value-type="string">
            <text:p>Sehr geehrter Herr Andreas Jung,</text:p>
          </table:table-cell>
          <table:table-cell office:value-type="float" office:value="857502" calcext:value-type="float">
            <text:p>857502</text:p>
          </table:table-cell>
        </table:table-row>
        <table:table-row table:style-name="ro1">
          <table:table-cell office:value-type="string" calcext:value-type="string">
            <text:p>Sehr geehrter Herr Ingmar Jung,</text:p>
          </table:table-cell>
          <table:table-cell office:value-type="float" office:value="857512" calcext:value-type="float">
            <text:p>857512</text:p>
          </table:table-cell>
        </table:table-row>
        <table:table-row table:style-name="ro1">
          <table:table-cell office:value-type="string" calcext:value-type="string">
            <text:p>Sehr geehrter Herr Frank Junge,</text:p>
          </table:table-cell>
          <table:table-cell office:value-type="float" office:value="857516" calcext:value-type="float">
            <text:p>857516</text:p>
          </table:table-cell>
        </table:table-row>
        <table:table-row table:style-name="ro1">
          <table:table-cell office:value-type="string" calcext:value-type="string">
            <text:p>Sehr geehrter Herr Josip Juratovic,</text:p>
          </table:table-cell>
          <table:table-cell office:value-type="float" office:value="857504" calcext:value-type="float">
            <text:p>857504</text:p>
          </table:table-cell>
        </table:table-row>
        <table:table-row table:style-name="ro1">
          <table:table-cell office:value-type="string" calcext:value-type="string">
            <text:p>Sehr geehrte Frau Dr. Ann-Veruschka Jurisch,</text:p>
          </table:table-cell>
          <table:table-cell office:value-type="float" office:value="860692" calcext:value-type="float">
            <text:p>860692</text:p>
          </table:table-cell>
        </table:table-row>
        <table:table-row table:style-name="ro1">
          <table:table-cell office:value-type="string" calcext:value-type="string">
            <text:p>Sehr geehrter Herr Oliver Kaczmarek,</text:p>
          </table:table-cell>
          <table:table-cell office:value-type="float" office:value="863312" calcext:value-type="float">
            <text:p>863312</text:p>
          </table:table-cell>
        </table:table-row>
        <table:table-row table:style-name="ro1">
          <table:table-cell office:value-type="string" calcext:value-type="string">
            <text:p>Sehr geehrte Frau Lamya Kaddor,</text:p>
          </table:table-cell>
          <table:table-cell office:value-type="float" office:value="860914" calcext:value-type="float">
            <text:p>860914</text:p>
          </table:table-cell>
        </table:table-row>
        <table:table-row table:style-name="ro1">
          <table:table-cell office:value-type="string" calcext:value-type="string">
            <text:p>Sehr geehrte Frau Elisabeth Kaiser,</text:p>
          </table:table-cell>
          <table:table-cell office:value-type="float" office:value="863132" calcext:value-type="float">
            <text:p>863132</text:p>
          </table:table-cell>
        </table:table-row>
        <table:table-row table:style-name="ro1">
          <table:table-cell office:value-type="string" calcext:value-type="string">
            <text:p>Sehr geehrte Frau Dr. Kirsten Kappert-Gonther,</text:p>
          </table:table-cell>
          <table:table-cell office:value-type="float" office:value="857550" calcext:value-type="float">
            <text:p>857550</text:p>
          </table:table-cell>
        </table:table-row>
        <table:table-row table:style-name="ro1">
          <table:table-cell office:value-type="string" calcext:value-type="string">
            <text:p>Sehr geehrter Herr Macit Karaahmetoğlu,</text:p>
          </table:table-cell>
          <table:table-cell office:value-type="float" office:value="860182" calcext:value-type="float">
            <text:p>860182</text:p>
          </table:table-cell>
        </table:table-row>
        <table:table-row table:style-name="ro1">
          <table:table-cell office:value-type="string" calcext:value-type="string">
            <text:p>Sehr geehrte Frau Anja Karliczek,</text:p>
          </table:table-cell>
          <table:table-cell office:value-type="float" office:value="857544" calcext:value-type="float">
            <text:p>857544</text:p>
          </table:table-cell>
        </table:table-row>
        <table:table-row table:style-name="ro1">
          <table:table-cell office:value-type="string" calcext:value-type="string">
            <text:p>Sehr geehrter Herr Carlos Kasper,</text:p>
          </table:table-cell>
          <table:table-cell office:value-type="float" office:value="861280" calcext:value-type="float">
            <text:p>861280</text:p>
          </table:table-cell>
        </table:table-row>
        <table:table-row table:style-name="ro1">
          <table:table-cell office:value-type="string" calcext:value-type="string">
            <text:p>Sehr geehrte Frau Anna Kassautzki,</text:p>
          </table:table-cell>
          <table:table-cell office:value-type="float" office:value="860822" calcext:value-type="float">
            <text:p>860822</text:p>
          </table:table-cell>
        </table:table-row>
        <table:table-row table:style-name="ro1">
          <table:table-cell office:value-type="string" calcext:value-type="string">
            <text:p>Sehr geehrte Frau Gabriele Katzmarek,</text:p>
          </table:table-cell>
          <table:table-cell office:value-type="float" office:value="857596" calcext:value-type="float">
            <text:p>857596</text:p>
          </table:table-cell>
        </table:table-row>
        <table:table-row table:style-name="ro1">
          <table:table-cell office:value-type="string" calcext:value-type="string">
            <text:p>Sehr geehrter Herr Dr. Malte Kaufmann,</text:p>
          </table:table-cell>
          <table:table-cell office:value-type="float" office:value="860720" calcext:value-type="float">
            <text:p>860720</text:p>
          </table:table-cell>
        </table:table-row>
        <table:table-row table:style-name="ro1">
          <table:table-cell office:value-type="string" calcext:value-type="string">
            <text:p>Sehr geehrter Herr Prof. Dr.-Ing. habil. Michael Kaufmann,</text:p>
          </table:table-cell>
          <table:table-cell office:value-type="float" office:value="860722" calcext:value-type="float">
            <text:p>860722</text:p>
          </table:table-cell>
        </table:table-row>
        <table:table-row table:style-name="ro1">
          <table:table-cell office:value-type="string" calcext:value-type="string">
            <text:p>Sehr geehrter Herr Rainer Johannes Keller,</text:p>
          </table:table-cell>
          <table:table-cell office:value-type="float" office:value="861916" calcext:value-type="float">
            <text:p>861916</text:p>
          </table:table-cell>
        </table:table-row>
        <table:table-row table:style-name="ro1">
          <table:table-cell office:value-type="string" calcext:value-type="string">
            <text:p>Sehr geehrter Herr Michael Kellner,</text:p>
          </table:table-cell>
          <table:table-cell office:value-type="float" office:value="860560" calcext:value-type="float">
            <text:p>860560</text:p>
          </table:table-cell>
        </table:table-row>
        <table:table-row table:style-name="ro1">
          <table:table-cell office:value-type="string" calcext:value-type="string">
            <text:p>Sehr geehrte Frau Ronja Kemmer,</text:p>
          </table:table-cell>
          <table:table-cell office:value-type="float" office:value="857538" calcext:value-type="float">
            <text:p>857538</text:p>
          </table:table-cell>
        </table:table-row>
        <table:table-row table:style-name="ro1">
          <table:table-cell office:value-type="string" calcext:value-type="string">
            <text:p>Sehr geehrte Frau Dr. Franziska Kersten,</text:p>
          </table:table-cell>
          <table:table-cell office:value-type="float" office:value="861316" calcext:value-type="float">
            <text:p>861316</text:p>
          </table:table-cell>
        </table:table-row>
        <table:table-row table:style-name="ro1">
          <table:table-cell office:value-type="string" calcext:value-type="string">
            <text:p>Sehr geehrte Frau Katja Keul,</text:p>
          </table:table-cell>
          <table:table-cell office:value-type="float" office:value="857546" calcext:value-type="float">
            <text:p>857546</text:p>
          </table:table-cell>
        </table:table-row>
        <table:table-row table:style-name="ro1">
          <table:table-cell office:value-type="string" calcext:value-type="string">
            <text:p>Sehr geehrter Herr Stefan Keuter,</text:p>
          </table:table-cell>
          <table:table-cell office:value-type="float" office:value="857560" calcext:value-type="float">
            <text:p>857560</text:p>
          </table:table-cell>
        </table:table-row>
        <table:table-row table:style-name="ro1">
          <table:table-cell office:value-type="string" calcext:value-type="string">
            <text:p>Sehr geehrte Frau Misbah Khan,</text:p>
          </table:table-cell>
          <table:table-cell office:value-type="float" office:value="861222" calcext:value-type="float">
            <text:p>861222</text:p>
          </table:table-cell>
        </table:table-row>
        <table:table-row table:style-name="ro1">
          <table:table-cell office:value-type="string" calcext:value-type="string">
            <text:p>Sehr geehrter Herr Roderich Kiesewetter,</text:p>
          </table:table-cell>
          <table:table-cell office:value-type="float" office:value="857588" calcext:value-type="float">
            <text:p>857588</text:p>
          </table:table-cell>
        </table:table-row>
        <table:table-row table:style-name="ro1">
          <table:table-cell office:value-type="string" calcext:value-type="string">
            <text:p>Sehr geehrter Herr Michael Kießling,</text:p>
          </table:table-cell>
          <table:table-cell office:value-type="float" office:value="857602" calcext:value-type="float">
            <text:p>857602</text:p>
          </table:table-cell>
        </table:table-row>
        <table:table-row table:style-name="ro1">
          <table:table-cell office:value-type="string" calcext:value-type="string">
            <text:p>Sehr geehrter Herr Sven-Christian Kindler,</text:p>
          </table:table-cell>
          <table:table-cell office:value-type="float" office:value="857556" calcext:value-type="float">
            <text:p>857556</text:p>
          </table:table-cell>
        </table:table-row>
        <table:table-row table:style-name="ro1">
          <table:table-cell office:value-type="string" calcext:value-type="string">
            <text:p>Sehr geehrter Herr Dr. Georg Kippels,</text:p>
          </table:table-cell>
          <table:table-cell office:value-type="float" office:value="857584" calcext:value-type="float">
            <text:p>857584</text:p>
          </table:table-cell>
        </table:table-row>
        <table:table-row table:style-name="ro1">
          <table:table-cell office:value-type="string" calcext:value-type="string">
            <text:p>Sehr geehrte Frau Katja Kipping,</text:p>
          </table:table-cell>
          <table:table-cell office:value-type="float" office:value="857598" calcext:value-type="float">
            <text:p>857598</text:p>
          </table:table-cell>
        </table:table-row>
        <table:table-row table:style-name="ro1">
          <table:table-cell office:value-type="string" calcext:value-type="string">
            <text:p>Sehr geehrte Frau Cansel Kiziltepe,</text:p>
          </table:table-cell>
          <table:table-cell office:value-type="float" office:value="857554" calcext:value-type="float">
            <text:p>857554</text:p>
          </table:table-cell>
        </table:table-row>
        <table:table-row table:style-name="ro1">
          <table:table-cell office:value-type="string" calcext:value-type="string">
            <text:p>Sehr geehrter Herr Helmut Kleebank,</text:p>
          </table:table-cell>
          <table:table-cell office:value-type="float" office:value="861504" calcext:value-type="float">
            <text:p>861504</text:p>
          </table:table-cell>
        </table:table-row>
        <table:table-row table:style-name="ro1">
          <table:table-cell office:value-type="string" calcext:value-type="string">
            <text:p>Sehr geehrter Herr Karsten Klein,</text:p>
          </table:table-cell>
          <table:table-cell office:value-type="float" office:value="857608" calcext:value-type="float">
            <text:p>857608</text:p>
          </table:table-cell>
        </table:table-row>
        <table:table-row table:style-name="ro1">
          <table:table-cell office:value-type="string" calcext:value-type="string">
            <text:p>Sehr geehrte Frau Dr. Ottilie Klein,</text:p>
          </table:table-cell>
          <table:table-cell office:value-type="float" office:value="860522" calcext:value-type="float">
            <text:p>860522</text:p>
          </table:table-cell>
        </table:table-row>
        <table:table-row table:style-name="ro1">
          <table:table-cell office:value-type="string" calcext:value-type="string">
            <text:p>Sehr geehrter Herr Volkmar Klein,</text:p>
          </table:table-cell>
          <table:table-cell office:value-type="float" office:value="857570" calcext:value-type="float">
            <text:p>857570</text:p>
          </table:table-cell>
        </table:table-row>
        <table:table-row table:style-name="ro1">
          <table:table-cell office:value-type="string" calcext:value-type="string">
            <text:p>Sehr geehrte Frau Maria Klein-Schmeink,</text:p>
          </table:table-cell>
          <table:table-cell office:value-type="float" office:value="857558" calcext:value-type="float">
            <text:p>857558</text:p>
          </table:table-cell>
        </table:table-row>
        <table:table-row table:style-name="ro1">
          <table:table-cell office:value-type="string" calcext:value-type="string">
            <text:p>Sehr geehrter Herr Norbert Kleinwächter,</text:p>
          </table:table-cell>
          <table:table-cell office:value-type="float" office:value="857576" calcext:value-type="float">
            <text:p>857576</text:p>
          </table:table-cell>
        </table:table-row>
        <table:table-row table:style-name="ro1">
          <table:table-cell office:value-type="string" calcext:value-type="string">
            <text:p>Sehr geehrter Herr Dr. Kristian Klinck,</text:p>
          </table:table-cell>
          <table:table-cell office:value-type="float" office:value="861384" calcext:value-type="float">
            <text:p>861384</text:p>
          </table:table-cell>
        </table:table-row>
        <table:table-row table:style-name="ro1">
          <table:table-cell office:value-type="string" calcext:value-type="string">
            <text:p>Sehr geehrter Herr Lars Klingbeil,</text:p>
          </table:table-cell>
          <table:table-cell office:value-type="float" office:value="857600" calcext:value-type="float">
            <text:p>857600</text:p>
          </table:table-cell>
        </table:table-row>
        <table:table-row table:style-name="ro1">
          <table:table-cell office:value-type="string" calcext:value-type="string">
            <text:p>Sehr geehrte Frau Julia Klöckner,</text:p>
          </table:table-cell>
          <table:table-cell office:value-type="float" office:value="861140" calcext:value-type="float">
            <text:p>861140</text:p>
          </table:table-cell>
        </table:table-row>
        <table:table-row table:style-name="ro1">
          <table:table-cell office:value-type="string" calcext:value-type="string">
            <text:p>Sehr geehrte Frau Annika Klose,</text:p>
          </table:table-cell>
          <table:table-cell office:value-type="float" office:value="860418" calcext:value-type="float">
            <text:p>860418</text:p>
          </table:table-cell>
        </table:table-row>
        <table:table-row table:style-name="ro1">
          <table:table-cell office:value-type="string" calcext:value-type="string">
            <text:p>Sehr geehrte Frau Daniela Kluckert,</text:p>
          </table:table-cell>
          <table:table-cell office:value-type="float" office:value="857594" calcext:value-type="float">
            <text:p>857594</text:p>
          </table:table-cell>
        </table:table-row>
        <table:table-row table:style-name="ro1">
          <table:table-cell office:value-type="string" calcext:value-type="string">
            <text:p>Sehr geehrter Herr Tim Klüssendorf,</text:p>
          </table:table-cell>
          <table:table-cell office:value-type="float" office:value="861362" calcext:value-type="float">
            <text:p>861362</text:p>
          </table:table-cell>
        </table:table-row>
        <table:table-row table:style-name="ro1">
          <table:table-cell office:value-type="string" calcext:value-type="string">
            <text:p>Sehr geehrter Herr Axel Knoerig,</text:p>
          </table:table-cell>
          <table:table-cell office:value-type="float" office:value="857578" calcext:value-type="float">
            <text:p>857578</text:p>
          </table:table-cell>
        </table:table-row>
        <table:table-row table:style-name="ro1">
          <table:table-cell office:value-type="string" calcext:value-type="string">
            <text:p>Sehr geehrter Herr Pascal Kober,</text:p>
          </table:table-cell>
          <table:table-cell office:value-type="float" office:value="857540" calcext:value-type="float">
            <text:p>857540</text:p>
          </table:table-cell>
        </table:table-row>
        <table:table-row table:style-name="ro1">
          <table:table-cell office:value-type="string" calcext:value-type="string">
            <text:p>Sehr geehrter Herr Dr. Lukas Köhler,</text:p>
          </table:table-cell>
          <table:table-cell office:value-type="float" office:value="857606" calcext:value-type="float">
            <text:p>857606</text:p>
          </table:table-cell>
        </table:table-row>
        <table:table-row table:style-name="ro1">
          <table:table-cell office:value-type="string" calcext:value-type="string">
            <text:p>Sehr geehrte Frau Anne König,</text:p>
          </table:table-cell>
          <table:table-cell office:value-type="float" office:value="861538" calcext:value-type="float">
            <text:p>861538</text:p>
          </table:table-cell>
        </table:table-row>
        <table:table-row table:style-name="ro1">
          <table:table-cell office:value-type="string" calcext:value-type="string">
            <text:p>Sehr geehrter Herr Jörn König,</text:p>
          </table:table-cell>
          <table:table-cell office:value-type="float" office:value="857604" calcext:value-type="float">
            <text:p>857604</text:p>
          </table:table-cell>
        </table:table-row>
        <table:table-row table:style-name="ro1">
          <table:table-cell office:value-type="string" calcext:value-type="string">
            <text:p>Sehr geehrter Herr Jens Koeppen,</text:p>
          </table:table-cell>
          <table:table-cell office:value-type="float" office:value="857548" calcext:value-type="float">
            <text:p>857548</text:p>
          </table:table-cell>
        </table:table-row>
        <table:table-row table:style-name="ro1">
          <table:table-cell office:value-type="string" calcext:value-type="string">
            <text:p>Sehr geehrter Herr Carsten Körber,</text:p>
          </table:table-cell>
          <table:table-cell office:value-type="float" office:value="857574" calcext:value-type="float">
            <text:p>857574</text:p>
          </table:table-cell>
        </table:table-row>
        <table:table-row table:style-name="ro1">
          <table:table-cell office:value-type="string" calcext:value-type="string">
            <text:p>Sehr geehrte Frau Dr. Bärbel Kofler,</text:p>
          </table:table-cell>
          <table:table-cell office:value-type="float" office:value="857572" calcext:value-type="float">
            <text:p>857572</text:p>
          </table:table-cell>
        </table:table-row>
        <table:table-row table:style-name="ro1">
          <table:table-cell office:value-type="string" calcext:value-type="string">
            <text:p>Sehr geehrter Herr Enrico Komning,</text:p>
          </table:table-cell>
          <table:table-cell office:value-type="float" office:value="857566" calcext:value-type="float">
            <text:p>857566</text:p>
          </table:table-cell>
        </table:table-row>
        <table:table-row table:style-name="ro1">
          <table:table-cell office:value-type="string" calcext:value-type="string">
            <text:p>Sehr geehrte Frau Carina Konrad,</text:p>
          </table:table-cell>
          <table:table-cell office:value-type="float" office:value="857568" calcext:value-type="float">
            <text:p>857568</text:p>
          </table:table-cell>
        </table:table-row>
        <table:table-row table:style-name="ro1">
          <table:table-cell office:value-type="string" calcext:value-type="string">
            <text:p>Sehr geehrter Herr Markus Koob,</text:p>
          </table:table-cell>
          <table:table-cell office:value-type="float" office:value="857592" calcext:value-type="float">
            <text:p>857592</text:p>
          </table:table-cell>
        </table:table-row>
        <table:table-row table:style-name="ro1">
          <table:table-cell office:value-type="string" calcext:value-type="string">
            <text:p>Sehr geehrte Frau Chantal Kopf,</text:p>
          </table:table-cell>
          <table:table-cell office:value-type="float" office:value="860140" calcext:value-type="float">
            <text:p>860140</text:p>
          </table:table-cell>
        </table:table-row>
        <table:table-row table:style-name="ro1">
          <table:table-cell office:value-type="string" calcext:value-type="string">
            <text:p>Sehr geehrter Herr Jan Korte,</text:p>
          </table:table-cell>
          <table:table-cell office:value-type="float" office:value="857580" calcext:value-type="float">
            <text:p>857580</text:p>
          </table:table-cell>
        </table:table-row>
        <table:table-row table:style-name="ro1">
          <table:table-cell office:value-type="string" calcext:value-type="string">
            <text:p>Sehr geehrte Frau Simona Koß,</text:p>
          </table:table-cell>
          <table:table-cell office:value-type="float" office:value="860480" calcext:value-type="float">
            <text:p>860480</text:p>
          </table:table-cell>
        </table:table-row>
        <table:table-row table:style-name="ro1">
          <table:table-cell office:value-type="string" calcext:value-type="string">
            <text:p>Sehr geehrter Herr Steffen Kotré,</text:p>
          </table:table-cell>
          <table:table-cell office:value-type="float" office:value="857630" calcext:value-type="float">
            <text:p>857630</text:p>
          </table:table-cell>
        </table:table-row>
        <table:table-row table:style-name="ro1">
          <table:table-cell office:value-type="string" calcext:value-type="string">
            <text:p>Sehr geehrter Herr Philip Krämer,</text:p>
          </table:table-cell>
          <table:table-cell office:value-type="float" office:value="860734" calcext:value-type="float">
            <text:p>860734</text:p>
          </table:table-cell>
        </table:table-row>
        <table:table-row table:style-name="ro1">
          <table:table-cell office:value-type="string" calcext:value-type="string">
            <text:p>Sehr geehrte Frau Laura Kraft,</text:p>
          </table:table-cell>
          <table:table-cell office:value-type="float" office:value="860960" calcext:value-type="float">
            <text:p>860960</text:p>
          </table:table-cell>
        </table:table-row>
        <table:table-row table:style-name="ro1">
          <table:table-cell office:value-type="string" calcext:value-type="string">
            <text:p>Sehr geehrter Herr Dr. Rainer Kraft,</text:p>
          </table:table-cell>
          <table:table-cell office:value-type="float" office:value="857626" calcext:value-type="float">
            <text:p>857626</text:p>
          </table:table-cell>
        </table:table-row>
        <table:table-row table:style-name="ro1">
          <table:table-cell office:value-type="string" calcext:value-type="string">
            <text:p>Sehr geehrte Frau Anette Kramme,</text:p>
          </table:table-cell>
          <table:table-cell office:value-type="float" office:value="857618" calcext:value-type="float">
            <text:p>857618</text:p>
          </table:table-cell>
        </table:table-row>
        <table:table-row table:style-name="ro1">
          <table:table-cell office:value-type="string" calcext:value-type="string">
            <text:p>Sehr geehrte Frau Dunja Kreiser,</text:p>
          </table:table-cell>
          <table:table-cell office:value-type="float" office:value="860868" calcext:value-type="float">
            <text:p>860868</text:p>
          </table:table-cell>
        </table:table-row>
        <table:table-row table:style-name="ro1">
          <table:table-cell office:value-type="string" calcext:value-type="string">
            <text:p>Sehr geehrter Herr Gunther Krichbaum,</text:p>
          </table:table-cell>
          <table:table-cell office:value-type="float" office:value="857620" calcext:value-type="float">
            <text:p>857620</text:p>
          </table:table-cell>
        </table:table-row>
        <table:table-row table:style-name="ro1">
          <table:table-cell office:value-type="string" calcext:value-type="string">
            <text:p>Sehr geehrter Herr Dr. Günter Krings,</text:p>
          </table:table-cell>
          <table:table-cell office:value-type="float" office:value="857610" calcext:value-type="float">
            <text:p>857610</text:p>
          </table:table-cell>
        </table:table-row>
        <table:table-row table:style-name="ro1">
          <table:table-cell office:value-type="string" calcext:value-type="string">
            <text:p>Sehr geehrter Herr Oliver Krischer,</text:p>
          </table:table-cell>
          <table:table-cell office:value-type="float" office:value="857624" calcext:value-type="float">
            <text:p>857624</text:p>
          </table:table-cell>
        </table:table-row>
        <table:table-row table:style-name="ro1">
          <table:table-cell office:value-type="string" calcext:value-type="string">
            <text:p>Sehr geehrter Herr Martin Kröber,</text:p>
          </table:table-cell>
          <table:table-cell office:value-type="float" office:value="861314" calcext:value-type="float">
            <text:p>861314</text:p>
          </table:table-cell>
        </table:table-row>
        <table:table-row table:style-name="ro1">
          <table:table-cell office:value-type="string" calcext:value-type="string">
            <text:p>Sehr geehrter Herr Michael Kruse,</text:p>
          </table:table-cell>
          <table:table-cell office:value-type="float" office:value="860754" calcext:value-type="float">
            <text:p>860754</text:p>
          </table:table-cell>
        </table:table-row>
        <table:table-row table:style-name="ro1">
          <table:table-cell office:value-type="string" calcext:value-type="string">
            <text:p>Sehr geehrter Herr Tilman Kuban,</text:p>
          </table:table-cell>
          <table:table-cell office:value-type="float" office:value="860800" calcext:value-type="float">
            <text:p>860800</text:p>
          </table:table-cell>
        </table:table-row>
        <table:table-row table:style-name="ro1">
          <table:table-cell office:value-type="string" calcext:value-type="string">
            <text:p>Sehr geehrter Herr Wolfgang Kubicki,</text:p>
          </table:table-cell>
          <table:table-cell office:value-type="float" office:value="857640" calcext:value-type="float">
            <text:p>857640</text:p>
          </table:table-cell>
        </table:table-row>
        <table:table-row table:style-name="ro1">
          <table:table-cell office:value-type="string" calcext:value-type="string">
            <text:p>Sehr geehrter Herr Christian Kühn,</text:p>
          </table:table-cell>
          <table:table-cell office:value-type="float" office:value="857612" calcext:value-type="float">
            <text:p>857612</text:p>
          </table:table-cell>
        </table:table-row>
        <table:table-row table:style-name="ro1">
          <table:table-cell office:value-type="string" calcext:value-type="string">
            <text:p>Sehr geehrter Herr Kevin Kühnert,</text:p>
          </table:table-cell>
          <table:table-cell office:value-type="float" office:value="860416" calcext:value-type="float">
            <text:p>860416</text:p>
          </table:table-cell>
        </table:table-row>
        <table:table-row table:style-name="ro1">
          <table:table-cell office:value-type="string" calcext:value-type="string">
            <text:p>Sehr geehrte Frau Renate Künast,</text:p>
          </table:table-cell>
          <table:table-cell office:value-type="float" office:value="857614" calcext:value-type="float">
            <text:p>857614</text:p>
          </table:table-cell>
        </table:table-row>
        <table:table-row table:style-name="ro1">
          <table:table-cell office:value-type="string" calcext:value-type="string">
            <text:p>Sehr geehrter Herr Konstantin Kuhle,</text:p>
          </table:table-cell>
          <table:table-cell office:value-type="float" office:value="857616" calcext:value-type="float">
            <text:p>857616</text:p>
          </table:table-cell>
        </table:table-row>
        <table:table-row table:style-name="ro1">
          <table:table-cell office:value-type="string" calcext:value-type="string">
            <text:p>Sehr geehrter Herr Markus Kurth,</text:p>
          </table:table-cell>
          <table:table-cell office:value-type="float" office:value="857638" calcext:value-type="float">
            <text:p>857638</text:p>
          </table:table-cell>
        </table:table-row>
        <table:table-row table:style-name="ro1">
          <table:table-cell office:value-type="string" calcext:value-type="string">
            <text:p>Sehr geehrte Frau Sarah Lahrkamp,</text:p>
          </table:table-cell>
          <table:table-cell office:value-type="float" office:value="860984" calcext:value-type="float">
            <text:p>860984</text:p>
          </table:table-cell>
        </table:table-row>
        <table:table-row table:style-name="ro1">
          <table:table-cell office:value-type="string" calcext:value-type="string">
            <text:p>Sehr geehrter Herr Alexander Graf Lambsdorff,</text:p>
          </table:table-cell>
          <table:table-cell office:value-type="float" office:value="857686" calcext:value-type="float">
            <text:p>857686</text:p>
          </table:table-cell>
        </table:table-row>
        <table:table-row table:style-name="ro1">
          <table:table-cell office:value-type="string" calcext:value-type="string">
            <text:p>Sehr geehrte Frau Ricarda Lang,</text:p>
          </table:table-cell>
          <table:table-cell office:value-type="float" office:value="860132" calcext:value-type="float">
            <text:p>860132</text:p>
          </table:table-cell>
        </table:table-row>
        <table:table-row table:style-name="ro1">
          <table:table-cell office:value-type="string" calcext:value-type="string">
            <text:p>Sehr geehrter Herr Ulrich Lange,</text:p>
          </table:table-cell>
          <table:table-cell office:value-type="float" office:value="863316" calcext:value-type="float">
            <text:p>863316</text:p>
          </table:table-cell>
        </table:table-row>
        <table:table-row table:style-name="ro1">
          <table:table-cell office:value-type="string" calcext:value-type="string">
            <text:p>Sehr geehrter Herr Andreas Larem,</text:p>
          </table:table-cell>
          <table:table-cell office:value-type="float" office:value="860644" calcext:value-type="float">
            <text:p>860644</text:p>
          </table:table-cell>
        </table:table-row>
        <table:table-row table:style-name="ro1">
          <table:table-cell office:value-type="string" calcext:value-type="string">
            <text:p>Sehr geehrter Herr Armin Laschet,</text:p>
          </table:table-cell>
          <table:table-cell office:value-type="float" office:value="860940" calcext:value-type="float">
            <text:p>860940</text:p>
          </table:table-cell>
        </table:table-row>
        <table:table-row table:style-name="ro1">
          <table:table-cell office:value-type="string" calcext:value-type="string">
            <text:p>Sehr geehrte Frau Ina Latendorf,</text:p>
          </table:table-cell>
          <table:table-cell office:value-type="float" office:value="860778" calcext:value-type="float">
            <text:p>860778</text:p>
          </table:table-cell>
        </table:table-row>
        <table:table-row table:style-name="ro1">
          <table:table-cell office:value-type="string" calcext:value-type="string">
            <text:p>Sehr geehrte Frau Dr. Silke Launert,</text:p>
          </table:table-cell>
          <table:table-cell office:value-type="float" office:value="857690" calcext:value-type="float">
            <text:p>857690</text:p>
          </table:table-cell>
        </table:table-row>
        <table:table-row table:style-name="ro1">
          <table:table-cell office:value-type="string" calcext:value-type="string">
            <text:p>Sehr geehrter Herr Prof. Dr. Karl Lauterbach,</text:p>
          </table:table-cell>
          <table:table-cell office:value-type="float" office:value="857696" calcext:value-type="float">
            <text:p>857696</text:p>
          </table:table-cell>
        </table:table-row>
        <table:table-row table:style-name="ro1">
          <table:table-cell office:value-type="string" calcext:value-type="string">
            <text:p>Sehr geehrte Frau Caren Lay,</text:p>
          </table:table-cell>
          <table:table-cell office:value-type="float" office:value="857654" calcext:value-type="float">
            <text:p>857654</text:p>
          </table:table-cell>
        </table:table-row>
        <table:table-row table:style-name="ro1">
          <table:table-cell office:value-type="string" calcext:value-type="string">
            <text:p>Sehr geehrter Herr Ulrich Lechte,</text:p>
          </table:table-cell>
          <table:table-cell office:value-type="float" office:value="857684" calcext:value-type="float">
            <text:p>857684</text:p>
          </table:table-cell>
        </table:table-row>
        <table:table-row table:style-name="ro1">
          <table:table-cell office:value-type="string" calcext:value-type="string">
            <text:p>Sehr geehrter Herr Jens Lehmann,</text:p>
          </table:table-cell>
          <table:table-cell office:value-type="float" office:value="857694" calcext:value-type="float">
            <text:p>857694</text:p>
          </table:table-cell>
        </table:table-row>
        <table:table-row table:style-name="ro1">
          <table:table-cell office:value-type="string" calcext:value-type="string">
            <text:p>Sehr geehrter Herr Sven Lehmann,</text:p>
          </table:table-cell>
          <table:table-cell office:value-type="float" office:value="857664" calcext:value-type="float">
            <text:p>857664</text:p>
          </table:table-cell>
        </table:table-row>
        <table:table-row table:style-name="ro1">
          <table:table-cell office:value-type="string" calcext:value-type="string">
            <text:p>Sehr geehrte Frau Sylvia Lehmann,</text:p>
          </table:table-cell>
          <table:table-cell office:value-type="float" office:value="857668" calcext:value-type="float">
            <text:p>857668</text:p>
          </table:table-cell>
        </table:table-row>
        <table:table-row table:style-name="ro1">
          <table:table-cell office:value-type="string" calcext:value-type="string">
            <text:p>Sehr geehrter Herr Paul Lehrieder,</text:p>
          </table:table-cell>
          <table:table-cell office:value-type="float" office:value="857676" calcext:value-type="float">
            <text:p>857676</text:p>
          </table:table-cell>
        </table:table-row>
        <table:table-row table:style-name="ro1">
          <table:table-cell office:value-type="string" calcext:value-type="string">
            <text:p>Sehr geehrte Frau Dr. Katja Leikert,</text:p>
          </table:table-cell>
          <table:table-cell office:value-type="float" office:value="857650" calcext:value-type="float">
            <text:p>857650</text:p>
          </table:table-cell>
        </table:table-row>
        <table:table-row table:style-name="ro1">
          <table:table-cell office:value-type="string" calcext:value-type="string">
            <text:p>Sehr geehrter Herr Kevin Leiser,</text:p>
          </table:table-cell>
          <table:table-cell office:value-type="float" office:value="860222" calcext:value-type="float">
            <text:p>860222</text:p>
          </table:table-cell>
        </table:table-row>
        <table:table-row table:style-name="ro1">
          <table:table-cell office:value-type="string" calcext:value-type="string">
            <text:p>Sehr geehrte Frau Steffi Lemke,</text:p>
          </table:table-cell>
          <table:table-cell office:value-type="float" office:value="857674" calcext:value-type="float">
            <text:p>857674</text:p>
          </table:table-cell>
        </table:table-row>
        <table:table-row table:style-name="ro1">
          <table:table-cell office:value-type="string" calcext:value-type="string">
            <text:p>Sehr geehrter Herr Jürgen Lenders,</text:p>
          </table:table-cell>
          <table:table-cell office:value-type="float" office:value="860780" calcext:value-type="float">
            <text:p>860780</text:p>
          </table:table-cell>
        </table:table-row>
        <table:table-row table:style-name="ro1">
          <table:table-cell office:value-type="string" calcext:value-type="string">
            <text:p>Sehr geehrte Frau Barbara Lenk,</text:p>
          </table:table-cell>
          <table:table-cell office:value-type="float" office:value="860782" calcext:value-type="float">
            <text:p>860782</text:p>
          </table:table-cell>
        </table:table-row>
        <table:table-row table:style-name="ro1">
          <table:table-cell office:value-type="string" calcext:value-type="string">
            <text:p>Sehr geehrter Herr Ralph Lenkert,</text:p>
          </table:table-cell>
          <table:table-cell office:value-type="float" office:value="857698" calcext:value-type="float">
            <text:p>857698</text:p>
          </table:table-cell>
        </table:table-row>
        <table:table-row table:style-name="ro1">
          <table:table-cell office:value-type="string" calcext:value-type="string">
            <text:p>Sehr geehrter Herr Dr. Andreas Lenz,</text:p>
          </table:table-cell>
          <table:table-cell office:value-type="float" office:value="857656" calcext:value-type="float">
            <text:p>857656</text:p>
          </table:table-cell>
        </table:table-row>
        <table:table-row table:style-name="ro1">
          <table:table-cell office:value-type="string" calcext:value-type="string">
            <text:p>Sehr geehrter Herr Christian Leye,</text:p>
          </table:table-cell>
          <table:table-cell office:value-type="float" office:value="860784" calcext:value-type="float">
            <text:p>860784</text:p>
          </table:table-cell>
        </table:table-row>
        <table:table-row table:style-name="ro1">
          <table:table-cell office:value-type="string" calcext:value-type="string">
            <text:p>Sehr geehrte Frau Luiza Licina-Bode,</text:p>
          </table:table-cell>
          <table:table-cell office:value-type="float" office:value="861002" calcext:value-type="float">
            <text:p>861002</text:p>
          </table:table-cell>
        </table:table-row>
        <table:table-row table:style-name="ro1">
          <table:table-cell office:value-type="string" calcext:value-type="string">
            <text:p>Sehr geehrter Herr Dr. Thorsten Lieb,</text:p>
          </table:table-cell>
          <table:table-cell office:value-type="float" office:value="860786" calcext:value-type="float">
            <text:p>860786</text:p>
          </table:table-cell>
        </table:table-row>
        <table:table-row table:style-name="ro1">
          <table:table-cell office:value-type="string" calcext:value-type="string">
            <text:p>Sehr geehrte Frau Anja Liebert,</text:p>
          </table:table-cell>
          <table:table-cell office:value-type="float" office:value="861930" calcext:value-type="float">
            <text:p>861930</text:p>
          </table:table-cell>
        </table:table-row>
        <table:table-row table:style-name="ro1">
          <table:table-cell office:value-type="string" calcext:value-type="string">
            <text:p>Sehr geehrter Herr Esra Limbacher,</text:p>
          </table:table-cell>
          <table:table-cell office:value-type="float" office:value="861252" calcext:value-type="float">
            <text:p>861252</text:p>
          </table:table-cell>
        </table:table-row>
        <table:table-row table:style-name="ro1">
          <table:table-cell office:value-type="string" calcext:value-type="string">
            <text:p>Sehr geehrter Herr Helge Limburg,</text:p>
          </table:table-cell>
          <table:table-cell office:value-type="float" office:value="860820" calcext:value-type="float">
            <text:p>860820</text:p>
          </table:table-cell>
        </table:table-row>
        <table:table-row table:style-name="ro1">
          <table:table-cell office:value-type="string" calcext:value-type="string">
            <text:p>Sehr geehrter Herr Lars Lindemann,</text:p>
          </table:table-cell>
          <table:table-cell office:value-type="float" office:value="860788" calcext:value-type="float">
            <text:p>860788</text:p>
          </table:table-cell>
        </table:table-row>
        <table:table-row table:style-name="ro1">
          <table:table-cell office:value-type="string" calcext:value-type="string">
            <text:p>Sehr geehrter Herr Helge Lindh,</text:p>
          </table:table-cell>
          <table:table-cell office:value-type="float" office:value="857648" calcext:value-type="float">
            <text:p>857648</text:p>
          </table:table-cell>
        </table:table-row>
        <table:table-row table:style-name="ro1">
          <table:table-cell office:value-type="string" calcext:value-type="string">
            <text:p>Sehr geehrte Frau Andrea Lindholz,</text:p>
          </table:table-cell>
          <table:table-cell office:value-type="float" office:value="857700" calcext:value-type="float">
            <text:p>857700</text:p>
          </table:table-cell>
        </table:table-row>
        <table:table-row table:style-name="ro1">
          <table:table-cell office:value-type="string" calcext:value-type="string">
            <text:p>Sehr geehrter Herr Christian Lindner,</text:p>
          </table:table-cell>
          <table:table-cell office:value-type="float" office:value="857658" calcext:value-type="float">
            <text:p>857658</text:p>
          </table:table-cell>
        </table:table-row>
        <table:table-row table:style-name="ro1">
          <table:table-cell office:value-type="string" calcext:value-type="string">
            <text:p>Sehr geehrter Herr Dr. Tobias Lindner,</text:p>
          </table:table-cell>
          <table:table-cell office:value-type="float" office:value="857672" calcext:value-type="float">
            <text:p>857672</text:p>
          </table:table-cell>
        </table:table-row>
        <table:table-row table:style-name="ro1">
          <table:table-cell office:value-type="string" calcext:value-type="string">
            <text:p>Sehr geehrter Herr Michael Georg Link,</text:p>
          </table:table-cell>
          <table:table-cell office:value-type="float" office:value="857678" calcext:value-type="float">
            <text:p>857678</text:p>
          </table:table-cell>
        </table:table-row>
        <table:table-row table:style-name="ro1">
          <table:table-cell office:value-type="string" calcext:value-type="string">
            <text:p>Sehr geehrter Herr Dr. Carsten Linnemann,</text:p>
          </table:table-cell>
          <table:table-cell office:value-type="float" office:value="857688" calcext:value-type="float">
            <text:p>857688</text:p>
          </table:table-cell>
        </table:table-row>
        <table:table-row table:style-name="ro1">
          <table:table-cell office:value-type="string" calcext:value-type="string">
            <text:p>Sehr geehrte Frau Patricia Lips,</text:p>
          </table:table-cell>
          <table:table-cell office:value-type="float" office:value="857666" calcext:value-type="float">
            <text:p>857666</text:p>
          </table:table-cell>
        </table:table-row>
        <table:table-row table:style-name="ro1">
          <table:table-cell office:value-type="string" calcext:value-type="string">
            <text:p>Sehr geehrte Frau Dr. Gesine Lötzsch,</text:p>
          </table:table-cell>
          <table:table-cell office:value-type="float" office:value="857662" calcext:value-type="float">
            <text:p>857662</text:p>
          </table:table-cell>
        </table:table-row>
        <table:table-row table:style-name="ro1">
          <table:table-cell office:value-type="string" calcext:value-type="string">
            <text:p>Sehr geehrte Frau Denise Loop,</text:p>
          </table:table-cell>
          <table:table-cell office:value-type="float" office:value="861324" calcext:value-type="float">
            <text:p>861324</text:p>
          </table:table-cell>
        </table:table-row>
        <table:table-row table:style-name="ro1">
          <table:table-cell office:value-type="string" calcext:value-type="string">
            <text:p>Sehr geehrter Herr Bernhard Loos,</text:p>
          </table:table-cell>
          <table:table-cell office:value-type="float" office:value="857680" calcext:value-type="float">
            <text:p>857680</text:p>
          </table:table-cell>
        </table:table-row>
        <table:table-row table:style-name="ro1">
          <table:table-cell office:value-type="string" calcext:value-type="string">
            <text:p>Sehr geehrter Herr Rüdiger Lucassen,</text:p>
          </table:table-cell>
          <table:table-cell office:value-type="float" office:value="857652" calcext:value-type="float">
            <text:p>857652</text:p>
          </table:table-cell>
        </table:table-row>
        <table:table-row table:style-name="ro1">
          <table:table-cell office:value-type="string" calcext:value-type="string">
            <text:p>Sehr geehrter Herr Max Lucks,</text:p>
          </table:table-cell>
          <table:table-cell office:value-type="float" office:value="860924" calcext:value-type="float">
            <text:p>860924</text:p>
          </table:table-cell>
        </table:table-row>
        <table:table-row table:style-name="ro1">
          <table:table-cell office:value-type="string" calcext:value-type="string">
            <text:p>Sehr geehrter Herr Dr. Jan-Marco Luczak,</text:p>
          </table:table-cell>
          <table:table-cell office:value-type="float" office:value="857670" calcext:value-type="float">
            <text:p>857670</text:p>
          </table:table-cell>
        </table:table-row>
        <table:table-row table:style-name="ro1">
          <table:table-cell office:value-type="string" calcext:value-type="string">
            <text:p>Sehr geehrte Frau Daniela Ludwig,</text:p>
          </table:table-cell>
          <table:table-cell office:value-type="float" office:value="857682" calcext:value-type="float">
            <text:p>857682</text:p>
          </table:table-cell>
        </table:table-row>
        <table:table-row table:style-name="ro1">
          <table:table-cell office:value-type="string" calcext:value-type="string">
            <text:p>Sehr geehrte Frau Dr. Anna Lührmann,</text:p>
          </table:table-cell>
          <table:table-cell office:value-type="float" office:value="860732" calcext:value-type="float">
            <text:p>860732</text:p>
          </table:table-cell>
        </table:table-row>
        <table:table-row table:style-name="ro1">
          <table:table-cell office:value-type="string" calcext:value-type="string">
            <text:p>Sehr geehrte Frau Kristine Lütke,</text:p>
          </table:table-cell>
          <table:table-cell office:value-type="float" office:value="860764" calcext:value-type="float">
            <text:p>860764</text:p>
          </table:table-cell>
        </table:table-row>
        <table:table-row table:style-name="ro1">
          <table:table-cell office:value-type="string" calcext:value-type="string">
            <text:p>Sehr geehrte Frau Bettina Lugk,</text:p>
          </table:table-cell>
          <table:table-cell office:value-type="float" office:value="860978" calcext:value-type="float">
            <text:p>860978</text:p>
          </table:table-cell>
        </table:table-row>
        <table:table-row table:style-name="ro1">
          <table:table-cell office:value-type="string" calcext:value-type="string">
            <text:p>Sehr geehrter Herr Oliver Luksic,</text:p>
          </table:table-cell>
          <table:table-cell office:value-type="float" office:value="857702" calcext:value-type="float">
            <text:p>857702</text:p>
          </table:table-cell>
        </table:table-row>
        <table:table-row table:style-name="ro1">
          <table:table-cell office:value-type="string" calcext:value-type="string">
            <text:p>Sehr geehrter Herr Thomas Lutze,</text:p>
          </table:table-cell>
          <table:table-cell office:value-type="float" office:value="857660" calcext:value-type="float">
            <text:p>857660</text:p>
          </table:table-cell>
        </table:table-row>
        <table:table-row table:style-name="ro1">
          <table:table-cell office:value-type="string" calcext:value-type="string">
            <text:p>Sehr geehrter Herr Heiko Maas,</text:p>
          </table:table-cell>
          <table:table-cell office:value-type="float" office:value="857754" calcext:value-type="float">
            <text:p>857754</text:p>
          </table:table-cell>
        </table:table-row>
        <table:table-row table:style-name="ro1">
          <table:table-cell office:value-type="string" calcext:value-type="string">
            <text:p>Sehr geehrte Frau Dr. Tanja Machalet,</text:p>
          </table:table-cell>
          <table:table-cell office:value-type="float" office:value="861182" calcext:value-type="float">
            <text:p>861182</text:p>
          </table:table-cell>
        </table:table-row>
        <table:table-row table:style-name="ro1">
          <table:table-cell office:value-type="string" calcext:value-type="string">
            <text:p>Sehr geehrter Herr Klaus Mack,</text:p>
          </table:table-cell>
          <table:table-cell office:value-type="float" office:value="861554" calcext:value-type="float">
            <text:p>861554</text:p>
          </table:table-cell>
        </table:table-row>
        <table:table-row table:style-name="ro1">
          <table:table-cell office:value-type="string" calcext:value-type="string">
            <text:p>Sehr geehrte Frau Isabel Mackensen-Geis,</text:p>
          </table:table-cell>
          <table:table-cell office:value-type="float" office:value="857764" calcext:value-type="float">
            <text:p>857764</text:p>
          </table:table-cell>
        </table:table-row>
        <table:table-row table:style-name="ro1">
          <table:table-cell office:value-type="string" calcext:value-type="string">
            <text:p>Sehr geehrte Frau Yvonne Magwas,</text:p>
          </table:table-cell>
          <table:table-cell office:value-type="float" office:value="857746" calcext:value-type="float">
            <text:p>857746</text:p>
          </table:table-cell>
        </table:table-row>
        <table:table-row table:style-name="ro1">
          <table:table-cell office:value-type="string" calcext:value-type="string">
            <text:p>Sehr geehrter Herr Erik von Malottki,</text:p>
          </table:table-cell>
          <table:table-cell office:value-type="float" office:value="860824" calcext:value-type="float">
            <text:p>860824</text:p>
          </table:table-cell>
        </table:table-row>
        <table:table-row table:style-name="ro1">
          <table:table-cell office:value-type="string" calcext:value-type="string">
            <text:p>Sehr geehrter Herr Holger Mann,</text:p>
          </table:table-cell>
          <table:table-cell office:value-type="float" office:value="861268" calcext:value-type="float">
            <text:p>861268</text:p>
          </table:table-cell>
        </table:table-row>
        <table:table-row table:style-name="ro1">
          <table:table-cell office:value-type="string" calcext:value-type="string">
            <text:p>Sehr geehrter Herr Till Mansmann,</text:p>
          </table:table-cell>
          <table:table-cell office:value-type="float" office:value="857714" calcext:value-type="float">
            <text:p>857714</text:p>
          </table:table-cell>
        </table:table-row>
        <table:table-row table:style-name="ro1">
          <table:table-cell office:value-type="string" calcext:value-type="string">
            <text:p>Sehr geehrter Herr Kaweh Mansoori,</text:p>
          </table:table-cell>
          <table:table-cell office:value-type="float" office:value="860624" calcext:value-type="float">
            <text:p>860624</text:p>
          </table:table-cell>
        </table:table-row>
        <table:table-row table:style-name="ro1">
          <table:table-cell office:value-type="string" calcext:value-type="string">
            <text:p>Sehr geehrte Frau Dr. Zanda Martens,</text:p>
          </table:table-cell>
          <table:table-cell office:value-type="float" office:value="860992" calcext:value-type="float">
            <text:p>860992</text:p>
          </table:table-cell>
        </table:table-row>
        <table:table-row table:style-name="ro1">
          <table:table-cell office:value-type="string" calcext:value-type="string">
            <text:p>Sehr geehrte Frau Dorothee Martin,</text:p>
          </table:table-cell>
          <table:table-cell office:value-type="float" office:value="857706" calcext:value-type="float">
            <text:p>857706</text:p>
          </table:table-cell>
        </table:table-row>
        <table:table-row table:style-name="ro1">
          <table:table-cell office:value-type="string" calcext:value-type="string">
            <text:p>Sehr geehrter Herr Parsa Marvi,</text:p>
          </table:table-cell>
          <table:table-cell office:value-type="float" office:value="860158" calcext:value-type="float">
            <text:p>860158</text:p>
          </table:table-cell>
        </table:table-row>
        <table:table-row table:style-name="ro1">
          <table:table-cell office:value-type="string" calcext:value-type="string">
            <text:p>Sehr geehrte Frau Franziska Mascheck,</text:p>
          </table:table-cell>
          <table:table-cell office:value-type="float" office:value="861710" calcext:value-type="float">
            <text:p>861710</text:p>
          </table:table-cell>
        </table:table-row>
        <table:table-row table:style-name="ro1">
          <table:table-cell office:value-type="string" calcext:value-type="string">
            <text:p>Sehr geehrte Frau Katja Mast,</text:p>
          </table:table-cell>
          <table:table-cell office:value-type="float" office:value="857756" calcext:value-type="float">
            <text:p>857756</text:p>
          </table:table-cell>
        </table:table-row>
        <table:table-row table:style-name="ro1">
          <table:table-cell office:value-type="string" calcext:value-type="string">
            <text:p>Sehr geehrter Herr Andreas Mattfeldt,</text:p>
          </table:table-cell>
          <table:table-cell office:value-type="float" office:value="857716" calcext:value-type="float">
            <text:p>857716</text:p>
          </table:table-cell>
        </table:table-row>
        <table:table-row table:style-name="ro1">
          <table:table-cell office:value-type="string" calcext:value-type="string">
            <text:p>Sehr geehrter Herr Stephan Mayer,</text:p>
          </table:table-cell>
          <table:table-cell office:value-type="float" office:value="857710" calcext:value-type="float">
            <text:p>857710</text:p>
          </table:table-cell>
        </table:table-row>
        <table:table-row table:style-name="ro1">
          <table:table-cell office:value-type="string" calcext:value-type="string">
            <text:p>Sehr geehrte Frau Zoe Mayer,</text:p>
          </table:table-cell>
          <table:table-cell office:value-type="float" office:value="860136" calcext:value-type="float">
            <text:p>860136</text:p>
          </table:table-cell>
        </table:table-row>
        <table:table-row table:style-name="ro1">
          <table:table-cell office:value-type="string" calcext:value-type="string">
            <text:p>Sehr geehrter Herr Volker Mayer-Lay,</text:p>
          </table:table-cell>
          <table:table-cell office:value-type="float" office:value="861536" calcext:value-type="float">
            <text:p>861536</text:p>
          </table:table-cell>
        </table:table-row>
        <table:table-row table:style-name="ro1">
          <table:table-cell office:value-type="string" calcext:value-type="string">
            <text:p>Sehr geehrter Herr Andreas Mehltretter,</text:p>
          </table:table-cell>
          <table:table-cell office:value-type="float" office:value="860282" calcext:value-type="float">
            <text:p>860282</text:p>
          </table:table-cell>
        </table:table-row>
        <table:table-row table:style-name="ro1">
          <table:table-cell office:value-type="string" calcext:value-type="string">
            <text:p>Sehr geehrter Herr Takis Mehmet Ali,</text:p>
          </table:table-cell>
          <table:table-cell office:value-type="float" office:value="860230" calcext:value-type="float">
            <text:p>860230</text:p>
          </table:table-cell>
        </table:table-row>
        <table:table-row table:style-name="ro1">
          <table:table-cell office:value-type="string" calcext:value-type="string">
            <text:p>Sehr geehrter Herr Pascal Meiser,</text:p>
          </table:table-cell>
          <table:table-cell office:value-type="float" office:value="857732" calcext:value-type="float">
            <text:p>857732</text:p>
          </table:table-cell>
        </table:table-row>
        <table:table-row table:style-name="ro1">
          <table:table-cell office:value-type="string" calcext:value-type="string">
            <text:p>Sehr geehrter Herr Dr. Michael Meister,</text:p>
          </table:table-cell>
          <table:table-cell office:value-type="float" office:value="857742" calcext:value-type="float">
            <text:p>857742</text:p>
          </table:table-cell>
        </table:table-row>
        <table:table-row table:style-name="ro1">
          <table:table-cell office:value-type="string" calcext:value-type="string">
            <text:p>Sehr geehrte Frau Susanne Menge,</text:p>
          </table:table-cell>
          <table:table-cell office:value-type="float" office:value="860842" calcext:value-type="float">
            <text:p>860842</text:p>
          </table:table-cell>
        </table:table-row>
        <table:table-row table:style-name="ro1">
          <table:table-cell office:value-type="string" calcext:value-type="string">
            <text:p>Sehr geehrte Frau Anikó Merten,</text:p>
          </table:table-cell>
          <table:table-cell office:value-type="float" office:value="860896" calcext:value-type="float">
            <text:p>860896</text:p>
          </table:table-cell>
        </table:table-row>
        <table:table-row table:style-name="ro1">
          <table:table-cell office:value-type="string" calcext:value-type="string">
            <text:p>Sehr geehrter Herr Friedrich Merz,</text:p>
          </table:table-cell>
          <table:table-cell office:value-type="float" office:value="861648" calcext:value-type="float">
            <text:p>861648</text:p>
          </table:table-cell>
        </table:table-row>
        <table:table-row table:style-name="ro1">
          <table:table-cell office:value-type="string" calcext:value-type="string">
            <text:p>Sehr geehrter Herr Robin Mesarosch,</text:p>
          </table:table-cell>
          <table:table-cell office:value-type="float" office:value="860198" calcext:value-type="float">
            <text:p>860198</text:p>
          </table:table-cell>
        </table:table-row>
        <table:table-row table:style-name="ro1">
          <table:table-cell office:value-type="string" calcext:value-type="string">
            <text:p>Sehr geehrter Herr Jan Metzler,</text:p>
          </table:table-cell>
          <table:table-cell office:value-type="float" office:value="857736" calcext:value-type="float">
            <text:p>857736</text:p>
          </table:table-cell>
        </table:table-row>
        <table:table-row table:style-name="ro1">
          <table:table-cell office:value-type="string" calcext:value-type="string">
            <text:p>Sehr geehrter Herr Christoph Meyer,</text:p>
          </table:table-cell>
          <table:table-cell office:value-type="float" office:value="857758" calcext:value-type="float">
            <text:p>857758</text:p>
          </table:table-cell>
        </table:table-row>
        <table:table-row table:style-name="ro1">
          <table:table-cell office:value-type="string" calcext:value-type="string">
            <text:p>Sehr geehrte Frau Corinna Miazga,</text:p>
          </table:table-cell>
          <table:table-cell office:value-type="float" office:value="857734" calcext:value-type="float">
            <text:p>857734</text:p>
          </table:table-cell>
        </table:table-row>
        <table:table-row table:style-name="ro1">
          <table:table-cell office:value-type="string" calcext:value-type="string">
            <text:p>Sehr geehrte Frau Swantje Henrike Michaelsen,</text:p>
          </table:table-cell>
          <table:table-cell office:value-type="float" office:value="860836" calcext:value-type="float">
            <text:p>860836</text:p>
          </table:table-cell>
        </table:table-row>
        <table:table-row table:style-name="ro1">
          <table:table-cell office:value-type="string" calcext:value-type="string">
            <text:p>Sehr geehrte Frau Kathrin Michel,</text:p>
          </table:table-cell>
          <table:table-cell office:value-type="float" office:value="861270" calcext:value-type="float">
            <text:p>861270</text:p>
          </table:table-cell>
        </table:table-row>
        <table:table-row table:style-name="ro1">
          <table:table-cell office:value-type="string" calcext:value-type="string">
            <text:p>Sehr geehrter Herr Dr. Mathias Middelberg,</text:p>
          </table:table-cell>
          <table:table-cell office:value-type="float" office:value="857718" calcext:value-type="float">
            <text:p>857718</text:p>
          </table:table-cell>
        </table:table-row>
        <table:table-row table:style-name="ro1">
          <table:table-cell office:value-type="string" calcext:value-type="string">
            <text:p>Sehr geehrter Herr Dr. Matthias Miersch,</text:p>
          </table:table-cell>
          <table:table-cell office:value-type="float" office:value="857728" calcext:value-type="float">
            <text:p>857728</text:p>
          </table:table-cell>
        </table:table-row>
        <table:table-row table:style-name="ro1">
          <table:table-cell office:value-type="string" calcext:value-type="string">
            <text:p>Sehr geehrter Herr Matthias David Mieves,</text:p>
          </table:table-cell>
          <table:table-cell office:value-type="float" office:value="861194" calcext:value-type="float">
            <text:p>861194</text:p>
          </table:table-cell>
        </table:table-row>
        <table:table-row table:style-name="ro1">
          <table:table-cell office:value-type="string" calcext:value-type="string">
            <text:p>Sehr geehrte Frau Dr. Irene Mihalic,</text:p>
          </table:table-cell>
          <table:table-cell office:value-type="float" office:value="857750" calcext:value-type="float">
            <text:p>857750</text:p>
          </table:table-cell>
        </table:table-row>
        <table:table-row table:style-name="ro1">
          <table:table-cell office:value-type="string" calcext:value-type="string">
            <text:p>Sehr geehrter Herr Boris Mijatović,</text:p>
          </table:table-cell>
          <table:table-cell office:value-type="float" office:value="860738" calcext:value-type="float">
            <text:p>860738</text:p>
          </table:table-cell>
        </table:table-row>
        <table:table-row table:style-name="ro1">
          <table:table-cell office:value-type="string" calcext:value-type="string">
            <text:p>Sehr geehrte Frau Susanne Mittag,</text:p>
          </table:table-cell>
          <table:table-cell office:value-type="float" office:value="857748" calcext:value-type="float">
            <text:p>857748</text:p>
          </table:table-cell>
        </table:table-row>
        <table:table-row table:style-name="ro1">
          <table:table-cell office:value-type="string" calcext:value-type="string">
            <text:p>Sehr geehrte Frau Cornelia Möhring,</text:p>
          </table:table-cell>
          <table:table-cell office:value-type="float" office:value="857724" calcext:value-type="float">
            <text:p>857724</text:p>
          </table:table-cell>
        </table:table-row>
        <table:table-row table:style-name="ro1">
          <table:table-cell office:value-type="string" calcext:value-type="string">
            <text:p>Sehr geehrte Frau Siemtje Möller,</text:p>
          </table:table-cell>
          <table:table-cell office:value-type="float" office:value="857744" calcext:value-type="float">
            <text:p>857744</text:p>
          </table:table-cell>
        </table:table-row>
        <table:table-row table:style-name="ro1">
          <table:table-cell office:value-type="string" calcext:value-type="string">
            <text:p>Sehr geehrter Herr Maximilian Mörseburg,</text:p>
          </table:table-cell>
          <table:table-cell office:value-type="float" office:value="861900" calcext:value-type="float">
            <text:p>861900</text:p>
          </table:table-cell>
        </table:table-row>
        <table:table-row table:style-name="ro1">
          <table:table-cell office:value-type="string" calcext:value-type="string">
            <text:p>Sehr geehrte Frau Amira Mohamed Ali,</text:p>
          </table:table-cell>
          <table:table-cell office:value-type="float" office:value="857720" calcext:value-type="float">
            <text:p>857720</text:p>
          </table:table-cell>
        </table:table-row>
        <table:table-row table:style-name="ro1">
          <table:table-cell office:value-type="string" calcext:value-type="string">
            <text:p>Sehr geehrter Herr Falko Mohrs,</text:p>
          </table:table-cell>
          <table:table-cell office:value-type="float" office:value="857730" calcext:value-type="float">
            <text:p>857730</text:p>
          </table:table-cell>
        </table:table-row>
        <table:table-row table:style-name="ro1">
          <table:table-cell office:value-type="string" calcext:value-type="string">
            <text:p>Sehr geehrte Frau Claudia Moll,</text:p>
          </table:table-cell>
          <table:table-cell office:value-type="float" office:value="857752" calcext:value-type="float">
            <text:p>857752</text:p>
          </table:table-cell>
        </table:table-row>
        <table:table-row table:style-name="ro1">
          <table:table-cell office:value-type="string" calcext:value-type="string">
            <text:p>Sehr geehrter Herr Mike Moncsek,</text:p>
          </table:table-cell>
          <table:table-cell office:value-type="float" office:value="860898" calcext:value-type="float">
            <text:p>860898</text:p>
          </table:table-cell>
        </table:table-row>
        <table:table-row table:style-name="ro1">
          <table:table-cell office:value-type="string" calcext:value-type="string">
            <text:p>Sehr geehrter Herr Dietrich Monstadt,</text:p>
          </table:table-cell>
          <table:table-cell office:value-type="float" office:value="857762" calcext:value-type="float">
            <text:p>857762</text:p>
          </table:table-cell>
        </table:table-row>
        <table:table-row table:style-name="ro1">
          <table:table-cell office:value-type="string" calcext:value-type="string">
            <text:p>Sehr geehrter Herr Matthias Moosdorf,</text:p>
          </table:table-cell>
          <table:table-cell office:value-type="float" office:value="863320" calcext:value-type="float">
            <text:p>863320</text:p>
          </table:table-cell>
        </table:table-row>
        <table:table-row table:style-name="ro1">
          <table:table-cell office:value-type="string" calcext:value-type="string">
            <text:p>Sehr geehrter Herr Maximilian Mordhorst,</text:p>
          </table:table-cell>
          <table:table-cell office:value-type="float" office:value="860900" calcext:value-type="float">
            <text:p>860900</text:p>
          </table:table-cell>
        </table:table-row>
        <table:table-row table:style-name="ro1">
          <table:table-cell office:value-type="string" calcext:value-type="string">
            <text:p>Sehr geehrter Herr Alexander Müller,</text:p>
          </table:table-cell>
          <table:table-cell office:value-type="float" office:value="857774" calcext:value-type="float">
            <text:p>857774</text:p>
          </table:table-cell>
        </table:table-row>
        <table:table-row table:style-name="ro1">
          <table:table-cell office:value-type="string" calcext:value-type="string">
            <text:p>Sehr geehrter Herr Axel Müller,</text:p>
          </table:table-cell>
          <table:table-cell office:value-type="float" office:value="857788" calcext:value-type="float">
            <text:p>857788</text:p>
          </table:table-cell>
        </table:table-row>
        <table:table-row table:style-name="ro1">
          <table:table-cell office:value-type="string" calcext:value-type="string">
            <text:p>Sehr geehrte Frau Bettina Müller,</text:p>
          </table:table-cell>
          <table:table-cell office:value-type="float" office:value="857768" calcext:value-type="float">
            <text:p>857768</text:p>
          </table:table-cell>
        </table:table-row>
        <table:table-row table:style-name="ro1">
          <table:table-cell office:value-type="string" calcext:value-type="string">
            <text:p>Sehr geehrter Herr Carsten Müller,</text:p>
          </table:table-cell>
          <table:table-cell office:value-type="float" office:value="857782" calcext:value-type="float">
            <text:p>857782</text:p>
          </table:table-cell>
        </table:table-row>
        <table:table-row table:style-name="ro1">
          <table:table-cell office:value-type="string" calcext:value-type="string">
            <text:p>Sehr geehrte Frau Claudia Müller,</text:p>
          </table:table-cell>
          <table:table-cell office:value-type="float" office:value="857790" calcext:value-type="float">
            <text:p>857790</text:p>
          </table:table-cell>
        </table:table-row>
        <table:table-row table:style-name="ro1">
          <table:table-cell office:value-type="string" calcext:value-type="string">
            <text:p>Sehr geehrter Herr Detlef Müller,</text:p>
          </table:table-cell>
          <table:table-cell office:value-type="float" office:value="857770" calcext:value-type="float">
            <text:p>857770</text:p>
          </table:table-cell>
        </table:table-row>
        <table:table-row table:style-name="ro1">
          <table:table-cell office:value-type="string" calcext:value-type="string">
            <text:p>Sehr geehrter Herr Florian Müller,</text:p>
          </table:table-cell>
          <table:table-cell office:value-type="float" office:value="861766" calcext:value-type="float">
            <text:p>861766</text:p>
          </table:table-cell>
        </table:table-row>
        <table:table-row table:style-name="ro1">
          <table:table-cell office:value-type="string" calcext:value-type="string">
            <text:p>Sehr geehrter Herr Michael Müller,</text:p>
          </table:table-cell>
          <table:table-cell office:value-type="float" office:value="860414" calcext:value-type="float">
            <text:p>860414</text:p>
          </table:table-cell>
        </table:table-row>
        <table:table-row table:style-name="ro1">
          <table:table-cell office:value-type="string" calcext:value-type="string">
            <text:p>Sehr geehrter Herr Sascha Müller,</text:p>
          </table:table-cell>
          <table:table-cell office:value-type="float" office:value="860318" calcext:value-type="float">
            <text:p>860318</text:p>
          </table:table-cell>
        </table:table-row>
        <table:table-row table:style-name="ro1">
          <table:table-cell office:value-type="string" calcext:value-type="string">
            <text:p>Sehr geehrter Herr Sepp Müller,</text:p>
          </table:table-cell>
          <table:table-cell office:value-type="float" office:value="857766" calcext:value-type="float">
            <text:p>857766</text:p>
          </table:table-cell>
        </table:table-row>
        <table:table-row table:style-name="ro1">
          <table:table-cell office:value-type="string" calcext:value-type="string">
            <text:p>Sehr geehrter Herr Stefan Müller,</text:p>
          </table:table-cell>
          <table:table-cell office:value-type="float" office:value="857778" calcext:value-type="float">
            <text:p>857778</text:p>
          </table:table-cell>
        </table:table-row>
        <table:table-row table:style-name="ro1">
          <table:table-cell office:value-type="string" calcext:value-type="string">
            <text:p>Sehr geehrte Frau Beate Müller-Gemmeke,</text:p>
          </table:table-cell>
          <table:table-cell office:value-type="float" office:value="857794" calcext:value-type="float">
            <text:p>857794</text:p>
          </table:table-cell>
        </table:table-row>
        <table:table-row table:style-name="ro1">
          <table:table-cell office:value-type="string" calcext:value-type="string">
            <text:p>Sehr geehrter Herr Frank Müller-Rosentritt,</text:p>
          </table:table-cell>
          <table:table-cell office:value-type="float" office:value="857786" calcext:value-type="float">
            <text:p>857786</text:p>
          </table:table-cell>
        </table:table-row>
        <table:table-row table:style-name="ro1">
          <table:table-cell office:value-type="string" calcext:value-type="string">
            <text:p>Sehr geehrte Frau Michelle Müntefering,</text:p>
          </table:table-cell>
          <table:table-cell office:value-type="float" office:value="857780" calcext:value-type="float">
            <text:p>857780</text:p>
          </table:table-cell>
        </table:table-row>
        <table:table-row table:style-name="ro1">
          <table:table-cell office:value-type="string" calcext:value-type="string">
            <text:p>Sehr geehrter Herr Sebastian Münzenmaier,</text:p>
          </table:table-cell>
          <table:table-cell office:value-type="float" office:value="857784" calcext:value-type="float">
            <text:p>857784</text:p>
          </table:table-cell>
        </table:table-row>
        <table:table-row table:style-name="ro1">
          <table:table-cell office:value-type="string" calcext:value-type="string">
            <text:p>Sehr geehrter Herr Dr. Rolf Mützenich,</text:p>
          </table:table-cell>
          <table:table-cell office:value-type="float" office:value="857772" calcext:value-type="float">
            <text:p>857772</text:p>
          </table:table-cell>
        </table:table-row>
        <table:table-row table:style-name="ro1">
          <table:table-cell office:value-type="string" calcext:value-type="string">
            <text:p>Sehr geehrter Herr Dr. Stefan Nacke,</text:p>
          </table:table-cell>
          <table:table-cell office:value-type="float" office:value="860956" calcext:value-type="float">
            <text:p>860956</text:p>
          </table:table-cell>
        </table:table-row>
        <table:table-row table:style-name="ro1">
          <table:table-cell office:value-type="string" calcext:value-type="string">
            <text:p>Sehr geehrte Frau Sara Nanni,</text:p>
          </table:table-cell>
          <table:table-cell office:value-type="float" office:value="860928" calcext:value-type="float">
            <text:p>860928</text:p>
          </table:table-cell>
        </table:table-row>
        <table:table-row table:style-name="ro1">
          <table:table-cell office:value-type="string" calcext:value-type="string">
            <text:p>Sehr geehrte Frau Rasha Nasr,</text:p>
          </table:table-cell>
          <table:table-cell office:value-type="float" office:value="861278" calcext:value-type="float">
            <text:p>861278</text:p>
          </table:table-cell>
        </table:table-row>
        <table:table-row table:style-name="ro1">
          <table:table-cell office:value-type="string" calcext:value-type="string">
            <text:p>Sehr geehrte Frau Zaklin Nastic,</text:p>
          </table:table-cell>
          <table:table-cell office:value-type="float" office:value="857806" calcext:value-type="float">
            <text:p>857806</text:p>
          </table:table-cell>
        </table:table-row>
        <table:table-row table:style-name="ro1">
          <table:table-cell office:value-type="string" calcext:value-type="string">
            <text:p>Sehr geehrter Herr Edgar Naujok,</text:p>
          </table:table-cell>
          <table:table-cell office:value-type="float" office:value="863324" calcext:value-type="float">
            <text:p>863324</text:p>
          </table:table-cell>
        </table:table-row>
        <table:table-row table:style-name="ro1">
          <table:table-cell office:value-type="string" calcext:value-type="string">
            <text:p>Sehr geehrte Frau Dr. Ingrid Nestle,</text:p>
          </table:table-cell>
          <table:table-cell office:value-type="float" office:value="857804" calcext:value-type="float">
            <text:p>857804</text:p>
          </table:table-cell>
        </table:table-row>
        <table:table-row table:style-name="ro1">
          <table:table-cell office:value-type="string" calcext:value-type="string">
            <text:p>Sehr geehrte Frau Dr. Ophelia Nick,</text:p>
          </table:table-cell>
          <table:table-cell office:value-type="float" office:value="860916" calcext:value-type="float">
            <text:p>860916</text:p>
          </table:table-cell>
        </table:table-row>
        <table:table-row table:style-name="ro1">
          <table:table-cell office:value-type="string" calcext:value-type="string">
            <text:p>Sehr geehrter Herr Brian Nickholz,</text:p>
          </table:table-cell>
          <table:table-cell office:value-type="float" office:value="861098" calcext:value-type="float">
            <text:p>861098</text:p>
          </table:table-cell>
        </table:table-row>
        <table:table-row table:style-name="ro1">
          <table:table-cell office:value-type="string" calcext:value-type="string">
            <text:p>Sehr geehrte Frau Petra Nicolaisen,</text:p>
          </table:table-cell>
          <table:table-cell office:value-type="float" office:value="857808" calcext:value-type="float">
            <text:p>857808</text:p>
          </table:table-cell>
        </table:table-row>
        <table:table-row table:style-name="ro1">
          <table:table-cell office:value-type="string" calcext:value-type="string">
            <text:p>Sehr geehrter Herr Dietmar Nietan,</text:p>
          </table:table-cell>
          <table:table-cell office:value-type="float" office:value="857810" calcext:value-type="float">
            <text:p>857810</text:p>
          </table:table-cell>
        </table:table-row>
        <table:table-row table:style-name="ro1">
          <table:table-cell office:value-type="string" calcext:value-type="string">
            <text:p>Sehr geehrter Herr Jan Ralf Nolte,</text:p>
          </table:table-cell>
          <table:table-cell office:value-type="float" office:value="857798" calcext:value-type="float">
            <text:p>857798</text:p>
          </table:table-cell>
        </table:table-row>
        <table:table-row table:style-name="ro1">
          <table:table-cell office:value-type="string" calcext:value-type="string">
            <text:p>Sehr geehrter Herr Dr. Konstantin von Notz,</text:p>
          </table:table-cell>
          <table:table-cell office:value-type="float" office:value="857802" calcext:value-type="float">
            <text:p>857802</text:p>
          </table:table-cell>
        </table:table-row>
        <table:table-row table:style-name="ro1">
          <table:table-cell office:value-type="string" calcext:value-type="string">
            <text:p>Sehr geehrter Herr Omid Nouripour,</text:p>
          </table:table-cell>
          <table:table-cell office:value-type="float" office:value="857814" calcext:value-type="float">
            <text:p>857814</text:p>
          </table:table-cell>
        </table:table-row>
        <table:table-row table:style-name="ro1">
          <table:table-cell office:value-type="string" calcext:value-type="string">
            <text:p>Sehr geehrter Herr Jörg Nürnberger,</text:p>
          </table:table-cell>
          <table:table-cell office:value-type="float" office:value="860288" calcext:value-type="float">
            <text:p>860288</text:p>
          </table:table-cell>
        </table:table-row>
        <table:table-row table:style-name="ro1">
          <table:table-cell office:value-type="string" calcext:value-type="string">
            <text:p>Sehr geehrter Herr Lennard Oehl,</text:p>
          </table:table-cell>
          <table:table-cell office:value-type="float" office:value="861610" calcext:value-type="float">
            <text:p>861610</text:p>
          </table:table-cell>
        </table:table-row>
        <table:table-row table:style-name="ro1">
          <table:table-cell office:value-type="string" calcext:value-type="string">
            <text:p>Sehr geehrter Herr Wilfried Oellers,</text:p>
          </table:table-cell>
          <table:table-cell office:value-type="float" office:value="857818" calcext:value-type="float">
            <text:p>857818</text:p>
          </table:table-cell>
        </table:table-row>
        <table:table-row table:style-name="ro1">
          <table:table-cell office:value-type="string" calcext:value-type="string">
            <text:p>Sehr geehrter Herr Cem Özdemir,</text:p>
          </table:table-cell>
          <table:table-cell office:value-type="float" office:value="857832" calcext:value-type="float">
            <text:p>857832</text:p>
          </table:table-cell>
        </table:table-row>
        <table:table-row table:style-name="ro1">
          <table:table-cell office:value-type="string" calcext:value-type="string">
            <text:p>Sehr geehrter Herr Mahmut Özdemir,</text:p>
          </table:table-cell>
          <table:table-cell office:value-type="float" office:value="857826" calcext:value-type="float">
            <text:p>857826</text:p>
          </table:table-cell>
        </table:table-row>
        <table:table-row table:style-name="ro1">
          <table:table-cell office:value-type="string" calcext:value-type="string">
            <text:p>Sehr geehrte Frau Aydan Özoğuz,</text:p>
          </table:table-cell>
          <table:table-cell office:value-type="float" office:value="857820" calcext:value-type="float">
            <text:p>857820</text:p>
          </table:table-cell>
        </table:table-row>
        <table:table-row table:style-name="ro1">
          <table:table-cell office:value-type="string" calcext:value-type="string">
            <text:p>Sehr geehrter Herr Moritz Oppelt,</text:p>
          </table:table-cell>
          <table:table-cell office:value-type="float" office:value="861820" calcext:value-type="float">
            <text:p>861820</text:p>
          </table:table-cell>
        </table:table-row>
        <table:table-row table:style-name="ro1">
          <table:table-cell office:value-type="string" calcext:value-type="string">
            <text:p>Sehr geehrte Frau Josephine Ortleb,</text:p>
          </table:table-cell>
          <table:table-cell office:value-type="float" office:value="857828" calcext:value-type="float">
            <text:p>857828</text:p>
          </table:table-cell>
        </table:table-row>
        <table:table-row table:style-name="ro1">
          <table:table-cell office:value-type="string" calcext:value-type="string">
            <text:p>Sehr geehrter Herr Florian Oßner,</text:p>
          </table:table-cell>
          <table:table-cell office:value-type="float" office:value="857822" calcext:value-type="float">
            <text:p>857822</text:p>
          </table:table-cell>
        </table:table-row>
        <table:table-row table:style-name="ro1">
          <table:table-cell office:value-type="string" calcext:value-type="string">
            <text:p>Sehr geehrter Herr Josef Oster,</text:p>
          </table:table-cell>
          <table:table-cell office:value-type="float" office:value="857816" calcext:value-type="float">
            <text:p>857816</text:p>
          </table:table-cell>
        </table:table-row>
        <table:table-row table:style-name="ro1">
          <table:table-cell office:value-type="string" calcext:value-type="string">
            <text:p>Sehr geehrter Herr Henning Otte,</text:p>
          </table:table-cell>
          <table:table-cell office:value-type="float" office:value="857830" calcext:value-type="float">
            <text:p>857830</text:p>
          </table:table-cell>
        </table:table-row>
        <table:table-row table:style-name="ro1">
          <table:table-cell office:value-type="string" calcext:value-type="string">
            <text:p>Sehr geehrte Frau Karoline Otte,</text:p>
          </table:table-cell>
          <table:table-cell office:value-type="float" office:value="860832" calcext:value-type="float">
            <text:p>860832</text:p>
          </table:table-cell>
        </table:table-row>
        <table:table-row table:style-name="ro1">
          <table:table-cell office:value-type="string" calcext:value-type="string">
            <text:p>Sehr geehrter Herr Gerold Otten,</text:p>
          </table:table-cell>
          <table:table-cell office:value-type="float" office:value="857834" calcext:value-type="float">
            <text:p>857834</text:p>
          </table:table-cell>
        </table:table-row>
        <table:table-row table:style-name="ro1">
          <table:table-cell office:value-type="string" calcext:value-type="string">
            <text:p>Sehr geehrter Herr Julian Pahlke,</text:p>
          </table:table-cell>
          <table:table-cell office:value-type="float" office:value="860840" calcext:value-type="float">
            <text:p>860840</text:p>
          </table:table-cell>
        </table:table-row>
        <table:table-row table:style-name="ro1">
          <table:table-cell office:value-type="string" calcext:value-type="string">
            <text:p>Sehr geehrter Herr Dr. Christos Pantazis,</text:p>
          </table:table-cell>
          <table:table-cell office:value-type="float" office:value="860892" calcext:value-type="float">
            <text:p>860892</text:p>
          </table:table-cell>
        </table:table-row>
        <table:table-row table:style-name="ro1">
          <table:table-cell office:value-type="string" calcext:value-type="string">
            <text:p>Sehr geehrte Frau Wiebke Papenbrock,</text:p>
          </table:table-cell>
          <table:table-cell office:value-type="float" office:value="860488" calcext:value-type="float">
            <text:p>860488</text:p>
          </table:table-cell>
        </table:table-row>
        <table:table-row table:style-name="ro1">
          <table:table-cell office:value-type="string" calcext:value-type="string">
            <text:p>Sehr geehrter Herr Mathias Papendieck,</text:p>
          </table:table-cell>
          <table:table-cell office:value-type="float" office:value="860472" calcext:value-type="float">
            <text:p>860472</text:p>
          </table:table-cell>
        </table:table-row>
        <table:table-row table:style-name="ro1">
          <table:table-cell office:value-type="string" calcext:value-type="string">
            <text:p>Sehr geehrte Frau Petra Pau,</text:p>
          </table:table-cell>
          <table:table-cell office:value-type="float" office:value="857870" calcext:value-type="float">
            <text:p>857870</text:p>
          </table:table-cell>
        </table:table-row>
        <table:table-row table:style-name="ro1">
          <table:table-cell office:value-type="string" calcext:value-type="string">
            <text:p>Sehr geehrte Frau Lisa Paus,</text:p>
          </table:table-cell>
          <table:table-cell office:value-type="float" office:value="857850" calcext:value-type="float">
            <text:p>857850</text:p>
          </table:table-cell>
        </table:table-row>
        <table:table-row table:style-name="ro1">
          <table:table-cell office:value-type="string" calcext:value-type="string">
            <text:p>Sehr geehrte Frau Natalie Pawlik,</text:p>
          </table:table-cell>
          <table:table-cell office:value-type="float" office:value="860626" calcext:value-type="float">
            <text:p>860626</text:p>
          </table:table-cell>
        </table:table-row>
        <table:table-row table:style-name="ro1">
          <table:table-cell office:value-type="string" calcext:value-type="string">
            <text:p>Sehr geehrter Herr Jens Peick,</text:p>
          </table:table-cell>
          <table:table-cell office:value-type="float" office:value="861118" calcext:value-type="float">
            <text:p>861118</text:p>
          </table:table-cell>
        </table:table-row>
        <table:table-row table:style-name="ro1">
          <table:table-cell office:value-type="string" calcext:value-type="string">
            <text:p>Sehr geehrter Herr Sören Pellmann,</text:p>
          </table:table-cell>
          <table:table-cell office:value-type="float" office:value="857858" calcext:value-type="float">
            <text:p>857858</text:p>
          </table:table-cell>
        </table:table-row>
        <table:table-row table:style-name="ro1">
          <table:table-cell office:value-type="string" calcext:value-type="string">
            <text:p>Sehr geehrter Herr Victor Perli,</text:p>
          </table:table-cell>
          <table:table-cell office:value-type="float" office:value="857872" calcext:value-type="float">
            <text:p>857872</text:p>
          </table:table-cell>
        </table:table-row>
        <table:table-row table:style-name="ro1">
          <table:table-cell office:value-type="string" calcext:value-type="string">
            <text:p>Sehr geehrter Herr Tobias Matthias Peterka,</text:p>
          </table:table-cell>
          <table:table-cell office:value-type="float" office:value="857866" calcext:value-type="float">
            <text:p>857866</text:p>
          </table:table-cell>
        </table:table-row>
        <table:table-row table:style-name="ro1">
          <table:table-cell office:value-type="string" calcext:value-type="string">
            <text:p>Sehr geehrter Herr Christian Petry,</text:p>
          </table:table-cell>
          <table:table-cell office:value-type="float" office:value="863314" calcext:value-type="float">
            <text:p>863314</text:p>
          </table:table-cell>
        </table:table-row>
        <table:table-row table:style-name="ro1">
          <table:table-cell office:value-type="string" calcext:value-type="string">
            <text:p>Sehr geehrter Herr Dr. Andreas Philippi,</text:p>
          </table:table-cell>
          <table:table-cell office:value-type="float" office:value="860874" calcext:value-type="float">
            <text:p>860874</text:p>
          </table:table-cell>
        </table:table-row>
        <table:table-row table:style-name="ro1">
          <table:table-cell office:value-type="string" calcext:value-type="string">
            <text:p>Sehr geehrte Frau Dr. med. Paula Piechotta,</text:p>
          </table:table-cell>
          <table:table-cell office:value-type="float" office:value="861256" calcext:value-type="float">
            <text:p>861256</text:p>
          </table:table-cell>
        </table:table-row>
        <table:table-row table:style-name="ro1">
          <table:table-cell office:value-type="string" calcext:value-type="string">
            <text:p>Sehr geehrter Herr Stephan Pilsinger,</text:p>
          </table:table-cell>
          <table:table-cell office:value-type="float" office:value="857848" calcext:value-type="float">
            <text:p>857848</text:p>
          </table:table-cell>
        </table:table-row>
        <table:table-row table:style-name="ro1">
          <table:table-cell office:value-type="string" calcext:value-type="string">
            <text:p>Sehr geehrter Herr Jan Plobner,</text:p>
          </table:table-cell>
          <table:table-cell office:value-type="float" office:value="860306" calcext:value-type="float">
            <text:p>860306</text:p>
          </table:table-cell>
        </table:table-row>
        <table:table-row table:style-name="ro1">
          <table:table-cell office:value-type="string" calcext:value-type="string">
            <text:p>Sehr geehrter Herr Dr. Christoph Ploß,</text:p>
          </table:table-cell>
          <table:table-cell office:value-type="float" office:value="857842" calcext:value-type="float">
            <text:p>857842</text:p>
          </table:table-cell>
        </table:table-row>
        <table:table-row table:style-name="ro1">
          <table:table-cell office:value-type="string" calcext:value-type="string">
            <text:p>Sehr geehrter Herr Dr. Martin Plum,</text:p>
          </table:table-cell>
          <table:table-cell office:value-type="float" office:value="861042" calcext:value-type="float">
            <text:p>861042</text:p>
          </table:table-cell>
        </table:table-row>
        <table:table-row table:style-name="ro1">
          <table:table-cell office:value-type="string" calcext:value-type="string">
            <text:p>Sehr geehrter Herr Jürgen Pohl,</text:p>
          </table:table-cell>
          <table:table-cell office:value-type="float" office:value="857846" calcext:value-type="float">
            <text:p>857846</text:p>
          </table:table-cell>
        </table:table-row>
        <table:table-row table:style-name="ro1">
          <table:table-cell office:value-type="string" calcext:value-type="string">
            <text:p>Sehr geehrte Frau Filiz Polat,</text:p>
          </table:table-cell>
          <table:table-cell office:value-type="float" office:value="857860" calcext:value-type="float">
            <text:p>857860</text:p>
          </table:table-cell>
        </table:table-row>
        <table:table-row table:style-name="ro1">
          <table:table-cell office:value-type="string" calcext:value-type="string">
            <text:p>Sehr geehrte Frau Sabine Poschmann,</text:p>
          </table:table-cell>
          <table:table-cell office:value-type="float" office:value="857864" calcext:value-type="float">
            <text:p>857864</text:p>
          </table:table-cell>
        </table:table-row>
        <table:table-row table:style-name="ro1">
          <table:table-cell office:value-type="string" calcext:value-type="string">
            <text:p>Sehr geehrter Herr Achim Post,</text:p>
          </table:table-cell>
          <table:table-cell office:value-type="float" office:value="857844" calcext:value-type="float">
            <text:p>857844</text:p>
          </table:table-cell>
        </table:table-row>
        <table:table-row table:style-name="ro1">
          <table:table-cell office:value-type="string" calcext:value-type="string">
            <text:p>Sehr geehrter Herr Stephan Protschka,</text:p>
          </table:table-cell>
          <table:table-cell office:value-type="float" office:value="857868" calcext:value-type="float">
            <text:p>857868</text:p>
          </table:table-cell>
        </table:table-row>
        <table:table-row table:style-name="ro1">
          <table:table-cell office:value-type="string" calcext:value-type="string">
            <text:p>Sehr geehrter Herr Thomas Rachel,</text:p>
          </table:table-cell>
          <table:table-cell office:value-type="float" office:value="857924" calcext:value-type="float">
            <text:p>857924</text:p>
          </table:table-cell>
        </table:table-row>
        <table:table-row table:style-name="ro1">
          <table:table-cell office:value-type="string" calcext:value-type="string">
            <text:p>Sehr geehrte Frau Kerstin Radomski,</text:p>
          </table:table-cell>
          <table:table-cell office:value-type="float" office:value="857880" calcext:value-type="float">
            <text:p>857880</text:p>
          </table:table-cell>
        </table:table-row>
        <table:table-row table:style-name="ro1">
          <table:table-cell office:value-type="string" calcext:value-type="string">
            <text:p>Sehr geehrter Herr Alexander Radwan,</text:p>
          </table:table-cell>
          <table:table-cell office:value-type="float" office:value="857896" calcext:value-type="float">
            <text:p>857896</text:p>
          </table:table-cell>
        </table:table-row>
        <table:table-row table:style-name="ro1">
          <table:table-cell office:value-type="string" calcext:value-type="string">
            <text:p>Sehr geehrte Frau Claudia Raffelhüschen,</text:p>
          </table:table-cell>
          <table:table-cell office:value-type="float" office:value="866132" calcext:value-type="float">
            <text:p>866132</text:p>
          </table:table-cell>
        </table:table-row>
        <table:table-row table:style-name="ro1">
          <table:table-cell office:value-type="string" calcext:value-type="string">
            <text:p>Sehr geehrter Herr Alois Rainer,</text:p>
          </table:table-cell>
          <table:table-cell office:value-type="float" office:value="857914" calcext:value-type="float">
            <text:p>857914</text:p>
          </table:table-cell>
        </table:table-row>
        <table:table-row table:style-name="ro1">
          <table:table-cell office:value-type="string" calcext:value-type="string">
            <text:p>Sehr geehrter Herr Dr. Peter Ramsauer,</text:p>
          </table:table-cell>
          <table:table-cell office:value-type="float" office:value="857876" calcext:value-type="float">
            <text:p>857876</text:p>
          </table:table-cell>
        </table:table-row>
        <table:table-row table:style-name="ro1">
          <table:table-cell office:value-type="string" calcext:value-type="string">
            <text:p>Sehr geehrter Herr Dr. Volker Redder,</text:p>
          </table:table-cell>
          <table:table-cell office:value-type="float" office:value="861060" calcext:value-type="float">
            <text:p>861060</text:p>
          </table:table-cell>
        </table:table-row>
        <table:table-row table:style-name="ro1">
          <table:table-cell office:value-type="string" calcext:value-type="string">
            <text:p>Sehr geehrter Herr Henning Rehbaum,</text:p>
          </table:table-cell>
          <table:table-cell office:value-type="float" office:value="861928" calcext:value-type="float">
            <text:p>861928</text:p>
          </table:table-cell>
        </table:table-row>
        <table:table-row table:style-name="ro1">
          <table:table-cell office:value-type="string" calcext:value-type="string">
            <text:p>Sehr geehrter Herr Martin Reichardt,</text:p>
          </table:table-cell>
          <table:table-cell office:value-type="float" office:value="857894" calcext:value-type="float">
            <text:p>857894</text:p>
          </table:table-cell>
        </table:table-row>
        <table:table-row table:style-name="ro1">
          <table:table-cell office:value-type="string" calcext:value-type="string">
            <text:p>Sehr geehrter Herr Dr. Markus Reichel,</text:p>
          </table:table-cell>
          <table:table-cell office:value-type="float" office:value="861274" calcext:value-type="float">
            <text:p>861274</text:p>
          </table:table-cell>
        </table:table-row>
        <table:table-row table:style-name="ro1">
          <table:table-cell office:value-type="string" calcext:value-type="string">
            <text:p>Sehr geehrte Frau Heidi Reichinnek,</text:p>
          </table:table-cell>
          <table:table-cell office:value-type="float" office:value="861074" calcext:value-type="float">
            <text:p>861074</text:p>
          </table:table-cell>
        </table:table-row>
        <table:table-row table:style-name="ro1">
          <table:table-cell office:value-type="string" calcext:value-type="string">
            <text:p>Sehr geehrte Frau Prof. Dr. Anja Reinalter,</text:p>
          </table:table-cell>
          <table:table-cell office:value-type="float" office:value="860176" calcext:value-type="float">
            <text:p>860176</text:p>
          </table:table-cell>
        </table:table-row>
        <table:table-row table:style-name="ro1">
          <table:table-cell office:value-type="string" calcext:value-type="string">
            <text:p>Sehr geehrter Herr Hagen Reinhold,</text:p>
          </table:table-cell>
          <table:table-cell office:value-type="float" office:value="857902" calcext:value-type="float">
            <text:p>857902</text:p>
          </table:table-cell>
        </table:table-row>
        <table:table-row table:style-name="ro1">
          <table:table-cell office:value-type="string" calcext:value-type="string">
            <text:p>Sehr geehrter Herr Martin Erwin Renner,</text:p>
          </table:table-cell>
          <table:table-cell office:value-type="float" office:value="857898" calcext:value-type="float">
            <text:p>857898</text:p>
          </table:table-cell>
        </table:table-row>
        <table:table-row table:style-name="ro1">
          <table:table-cell office:value-type="string" calcext:value-type="string">
            <text:p>Sehr geehrte Frau Martina Renner,</text:p>
          </table:table-cell>
          <table:table-cell office:value-type="float" office:value="857908" calcext:value-type="float">
            <text:p>857908</text:p>
          </table:table-cell>
        </table:table-row>
        <table:table-row table:style-name="ro1">
          <table:table-cell office:value-type="string" calcext:value-type="string">
            <text:p>Sehr geehrter Herr Bernd Reuther,</text:p>
          </table:table-cell>
          <table:table-cell office:value-type="float" office:value="857906" calcext:value-type="float">
            <text:p>857906</text:p>
          </table:table-cell>
        </table:table-row>
        <table:table-row table:style-name="ro1">
          <table:table-cell office:value-type="string" calcext:value-type="string">
            <text:p>Sehr geehrte Frau Ye-One Rhie,</text:p>
          </table:table-cell>
          <table:table-cell office:value-type="float" office:value="860996" calcext:value-type="float">
            <text:p>860996</text:p>
          </table:table-cell>
        </table:table-row>
        <table:table-row table:style-name="ro1">
          <table:table-cell office:value-type="string" calcext:value-type="string">
            <text:p>Sehr geehrter Herr Josef Rief,</text:p>
          </table:table-cell>
          <table:table-cell office:value-type="float" office:value="857912" calcext:value-type="float">
            <text:p>857912</text:p>
          </table:table-cell>
        </table:table-row>
        <table:table-row table:style-name="ro1">
          <table:table-cell office:value-type="string" calcext:value-type="string">
            <text:p>Sehr geehrter Herr Bernd Riexinger,</text:p>
          </table:table-cell>
          <table:table-cell office:value-type="float" office:value="857886" calcext:value-type="float">
            <text:p>857886</text:p>
          </table:table-cell>
        </table:table-row>
        <table:table-row table:style-name="ro1">
          <table:table-cell office:value-type="string" calcext:value-type="string">
            <text:p>Sehr geehrter Herr Andreas Rimkus,</text:p>
          </table:table-cell>
          <table:table-cell office:value-type="float" office:value="857900" calcext:value-type="float">
            <text:p>857900</text:p>
          </table:table-cell>
        </table:table-row>
        <table:table-row table:style-name="ro1">
          <table:table-cell office:value-type="string" calcext:value-type="string">
            <text:p>Sehr geehrter Herr Frank Rinck,</text:p>
          </table:table-cell>
          <table:table-cell office:value-type="float" office:value="861108" calcext:value-type="float">
            <text:p>861108</text:p>
          </table:table-cell>
        </table:table-row>
        <table:table-row table:style-name="ro1">
          <table:table-cell office:value-type="string" calcext:value-type="string">
            <text:p>Sehr geehrter Herr Sönke Rix,</text:p>
          </table:table-cell>
          <table:table-cell office:value-type="float" office:value="857882" calcext:value-type="float">
            <text:p>857882</text:p>
          </table:table-cell>
        </table:table-row>
        <table:table-row table:style-name="ro1">
          <table:table-cell office:value-type="string" calcext:value-type="string">
            <text:p>Sehr geehrte Frau Tabea Rößner,</text:p>
          </table:table-cell>
          <table:table-cell office:value-type="float" office:value="857920" calcext:value-type="float">
            <text:p>857920</text:p>
          </table:table-cell>
        </table:table-row>
        <table:table-row table:style-name="ro1">
          <table:table-cell office:value-type="string" calcext:value-type="string">
            <text:p>Sehr geehrter Herr Dr. Norbert Röttgen,</text:p>
          </table:table-cell>
          <table:table-cell office:value-type="float" office:value="857928" calcext:value-type="float">
            <text:p>857928</text:p>
          </table:table-cell>
        </table:table-row>
        <table:table-row table:style-name="ro1">
          <table:table-cell office:value-type="string" calcext:value-type="string">
            <text:p>Sehr geehrter Herr Thomas Röwekamp,</text:p>
          </table:table-cell>
          <table:table-cell office:value-type="float" office:value="860556" calcext:value-type="float">
            <text:p>860556</text:p>
          </table:table-cell>
        </table:table-row>
        <table:table-row table:style-name="ro1">
          <table:table-cell office:value-type="string" calcext:value-type="string">
            <text:p>Sehr geehrter Herr Dennis Rohde,</text:p>
          </table:table-cell>
          <table:table-cell office:value-type="float" office:value="857890" calcext:value-type="float">
            <text:p>857890</text:p>
          </table:table-cell>
        </table:table-row>
        <table:table-row table:style-name="ro1">
          <table:table-cell office:value-type="string" calcext:value-type="string">
            <text:p>Sehr geehrter Herr Lars Rohwer,</text:p>
          </table:table-cell>
          <table:table-cell office:value-type="float" office:value="861562" calcext:value-type="float">
            <text:p>861562</text:p>
          </table:table-cell>
        </table:table-row>
        <table:table-row table:style-name="ro1">
          <table:table-cell office:value-type="string" calcext:value-type="string">
            <text:p>Sehr geehrter Herr Sebastian Roloff,</text:p>
          </table:table-cell>
          <table:table-cell office:value-type="float" office:value="860266" calcext:value-type="float">
            <text:p>860266</text:p>
          </table:table-cell>
        </table:table-row>
        <table:table-row table:style-name="ro1">
          <table:table-cell office:value-type="string" calcext:value-type="string">
            <text:p>Sehr geehrter Herr Dr. Martin Rosemann,</text:p>
          </table:table-cell>
          <table:table-cell office:value-type="float" office:value="857926" calcext:value-type="float">
            <text:p>857926</text:p>
          </table:table-cell>
        </table:table-row>
        <table:table-row table:style-name="ro1">
          <table:table-cell office:value-type="string" calcext:value-type="string">
            <text:p>Sehr geehrte Frau Jessica Rosenthal,</text:p>
          </table:table-cell>
          <table:table-cell office:value-type="float" office:value="860982" calcext:value-type="float">
            <text:p>860982</text:p>
          </table:table-cell>
        </table:table-row>
        <table:table-row table:style-name="ro1">
          <table:table-cell office:value-type="string" calcext:value-type="string">
            <text:p>Sehr geehrte Frau Claudia Roth,</text:p>
          </table:table-cell>
          <table:table-cell office:value-type="float" office:value="857916" calcext:value-type="float">
            <text:p>857916</text:p>
          </table:table-cell>
        </table:table-row>
        <table:table-row table:style-name="ro1">
          <table:table-cell office:value-type="string" calcext:value-type="string">
            <text:p>Sehr geehrter Herr Michael Roth,</text:p>
          </table:table-cell>
          <table:table-cell office:value-type="float" office:value="857922" calcext:value-type="float">
            <text:p>857922</text:p>
          </table:table-cell>
        </table:table-row>
        <table:table-row table:style-name="ro1">
          <table:table-cell office:value-type="string" calcext:value-type="string">
            <text:p>Sehr geehrte Frau Dr. Manuela Rottmann,</text:p>
          </table:table-cell>
          <table:table-cell office:value-type="float" office:value="857878" calcext:value-type="float">
            <text:p>857878</text:p>
          </table:table-cell>
        </table:table-row>
        <table:table-row table:style-name="ro1">
          <table:table-cell office:value-type="string" calcext:value-type="string">
            <text:p>Sehr geehrter Herr Stefan Rouenhoff,</text:p>
          </table:table-cell>
          <table:table-cell office:value-type="float" office:value="857892" calcext:value-type="float">
            <text:p>857892</text:p>
          </table:table-cell>
        </table:table-row>
        <table:table-row table:style-name="ro1">
          <table:table-cell office:value-type="string" calcext:value-type="string">
            <text:p>Sehr geehrter Herr Dr. Thorsten Rudolph,</text:p>
          </table:table-cell>
          <table:table-cell office:value-type="float" office:value="861184" calcext:value-type="float">
            <text:p>861184</text:p>
          </table:table-cell>
        </table:table-row>
        <table:table-row table:style-name="ro1">
          <table:table-cell office:value-type="string" calcext:value-type="string">
            <text:p>Sehr geehrte Frau Tina Rudolph,</text:p>
          </table:table-cell>
          <table:table-cell office:value-type="float" office:value="861438" calcext:value-type="float">
            <text:p>861438</text:p>
          </table:table-cell>
        </table:table-row>
        <table:table-row table:style-name="ro1">
          <table:table-cell office:value-type="string" calcext:value-type="string">
            <text:p>Sehr geehrter Herr Erwin Rüddel,</text:p>
          </table:table-cell>
          <table:table-cell office:value-type="float" office:value="857930" calcext:value-type="float">
            <text:p>857930</text:p>
          </table:table-cell>
        </table:table-row>
        <table:table-row table:style-name="ro1">
          <table:table-cell office:value-type="string" calcext:value-type="string">
            <text:p>Sehr geehrte Frau Corinna Rüffer,</text:p>
          </table:table-cell>
          <table:table-cell office:value-type="float" office:value="857888" calcext:value-type="float">
            <text:p>857888</text:p>
          </table:table-cell>
        </table:table-row>
        <table:table-row table:style-name="ro1">
          <table:table-cell office:value-type="string" calcext:value-type="string">
            <text:p>Sehr geehrter Herr Bernd Rützel,</text:p>
          </table:table-cell>
          <table:table-cell office:value-type="float" office:value="857910" calcext:value-type="float">
            <text:p>857910</text:p>
          </table:table-cell>
        </table:table-row>
        <table:table-row table:style-name="ro1">
          <table:table-cell office:value-type="string" calcext:value-type="string">
            <text:p>Sehr geehrter Herr Albert Rupprecht,</text:p>
          </table:table-cell>
          <table:table-cell office:value-type="float" office:value="857884" calcext:value-type="float">
            <text:p>857884</text:p>
          </table:table-cell>
        </table:table-row>
        <table:table-row table:style-name="ro1">
          <table:table-cell office:value-type="string" calcext:value-type="string">
            <text:p>Sehr geehrte Frau Sarah Ryglewski,</text:p>
          </table:table-cell>
          <table:table-cell office:value-type="float" office:value="857904" calcext:value-type="float">
            <text:p>857904</text:p>
          </table:table-cell>
        </table:table-row>
        <table:table-row table:style-name="ro1">
          <table:table-cell office:value-type="string" calcext:value-type="string">
            <text:p>Sehr geehrter Herr Johann Saathoff,</text:p>
          </table:table-cell>
          <table:table-cell office:value-type="float" office:value="857972" calcext:value-type="float">
            <text:p>857972</text:p>
          </table:table-cell>
        </table:table-row>
        <table:table-row table:style-name="ro1">
          <table:table-cell office:value-type="string" calcext:value-type="string">
            <text:p>Sehr geehrter Herr Kassem Taher Saleh,</text:p>
          </table:table-cell>
          <table:table-cell office:value-type="float" office:value="861262" calcext:value-type="float">
            <text:p>861262</text:p>
          </table:table-cell>
        </table:table-row>
        <table:table-row table:style-name="ro1">
          <table:table-cell office:value-type="string" calcext:value-type="string">
            <text:p>Sehr geehrte Frau Catarina dos Santos Firnhaber,</text:p>
          </table:table-cell>
          <table:table-cell office:value-type="float" office:value="860952" calcext:value-type="float">
            <text:p>860952</text:p>
          </table:table-cell>
        </table:table-row>
        <table:table-row table:style-name="ro1">
          <table:table-cell office:value-type="string" calcext:value-type="string">
            <text:p>Sehr geehrter Herr Dr. h. c. Thomas Sattelberger,</text:p>
          </table:table-cell>
          <table:table-cell office:value-type="float" office:value="863128" calcext:value-type="float">
            <text:p>863128</text:p>
          </table:table-cell>
        </table:table-row>
        <table:table-row table:style-name="ro1">
          <table:table-cell office:value-type="string" calcext:value-type="string">
            <text:p>Sehr geehrter Herr Christian Sauter,</text:p>
          </table:table-cell>
          <table:table-cell office:value-type="float" office:value="857932" calcext:value-type="float">
            <text:p>857932</text:p>
          </table:table-cell>
        </table:table-row>
        <table:table-row table:style-name="ro1">
          <table:table-cell office:value-type="string" calcext:value-type="string">
            <text:p>Sehr geehrter Herr Axel Schäfer,</text:p>
          </table:table-cell>
          <table:table-cell office:value-type="float" office:value="857946" calcext:value-type="float">
            <text:p>857946</text:p>
          </table:table-cell>
        </table:table-row>
        <table:table-row table:style-name="ro1">
          <table:table-cell office:value-type="string" calcext:value-type="string">
            <text:p>Sehr geehrter Herr Ingo Schäfer,</text:p>
          </table:table-cell>
          <table:table-cell office:value-type="float" office:value="861050" calcext:value-type="float">
            <text:p>861050</text:p>
          </table:table-cell>
        </table:table-row>
        <table:table-row table:style-name="ro1">
          <table:table-cell office:value-type="string" calcext:value-type="string">
            <text:p>Sehr geehrte Frau Jamila Schäfer,</text:p>
          </table:table-cell>
          <table:table-cell office:value-type="float" office:value="860330" calcext:value-type="float">
            <text:p>860330</text:p>
          </table:table-cell>
        </table:table-row>
        <table:table-row table:style-name="ro1">
          <table:table-cell office:value-type="string" calcext:value-type="string">
            <text:p>Sehr geehrter Herr Dr. Sebastian Schäfer,</text:p>
          </table:table-cell>
          <table:table-cell office:value-type="float" office:value="860174" calcext:value-type="float">
            <text:p>860174</text:p>
          </table:table-cell>
        </table:table-row>
        <table:table-row table:style-name="ro1">
          <table:table-cell office:value-type="string" calcext:value-type="string">
            <text:p>Sehr geehrter Herr Frank Schäffler,</text:p>
          </table:table-cell>
          <table:table-cell office:value-type="float" office:value="857952" calcext:value-type="float">
            <text:p>857952</text:p>
          </table:table-cell>
        </table:table-row>
        <table:table-row table:style-name="ro1">
          <table:table-cell office:value-type="string" calcext:value-type="string">
            <text:p>Sehr geehrter Herr Johannes Schätzl,</text:p>
          </table:table-cell>
          <table:table-cell office:value-type="float" office:value="860286" calcext:value-type="float">
            <text:p>860286</text:p>
          </table:table-cell>
        </table:table-row>
        <table:table-row table:style-name="ro1">
          <table:table-cell office:value-type="string" calcext:value-type="string">
            <text:p>Sehr geehrter Herr Dr. Wolfgang Schäuble,</text:p>
          </table:table-cell>
          <table:table-cell office:value-type="float" office:value="857936" calcext:value-type="float">
            <text:p>857936</text:p>
          </table:table-cell>
        </table:table-row>
        <table:table-row table:style-name="ro1">
          <table:table-cell office:value-type="string" calcext:value-type="string">
            <text:p>Sehr geehrte Frau Rebecca Schamber,</text:p>
          </table:table-cell>
          <table:table-cell office:value-type="float" office:value="860884" calcext:value-type="float">
            <text:p>860884</text:p>
          </table:table-cell>
        </table:table-row>
        <table:table-row table:style-name="ro1">
          <table:table-cell office:value-type="string" calcext:value-type="string">
            <text:p>Sehr geehrter Herr Bernd Schattner,</text:p>
          </table:table-cell>
          <table:table-cell office:value-type="float" office:value="861158" calcext:value-type="float">
            <text:p>861158</text:p>
          </table:table-cell>
        </table:table-row>
        <table:table-row table:style-name="ro1">
          <table:table-cell office:value-type="string" calcext:value-type="string">
            <text:p>Sehr geehrte Frau Ulle Schauws,</text:p>
          </table:table-cell>
          <table:table-cell office:value-type="float" office:value="857942" calcext:value-type="float">
            <text:p>857942</text:p>
          </table:table-cell>
        </table:table-row>
        <table:table-row table:style-name="ro1">
          <table:table-cell office:value-type="string" calcext:value-type="string">
            <text:p>Sehr geehrte Frau Dr. Nina Scheer,</text:p>
          </table:table-cell>
          <table:table-cell office:value-type="float" office:value="857962" calcext:value-type="float">
            <text:p>857962</text:p>
          </table:table-cell>
        </table:table-row>
        <table:table-row table:style-name="ro1">
          <table:table-cell office:value-type="string" calcext:value-type="string">
            <text:p>Sehr geehrte Frau Dr. Christiane Schenderlein,</text:p>
          </table:table-cell>
          <table:table-cell office:value-type="float" office:value="861272" calcext:value-type="float">
            <text:p>861272</text:p>
          </table:table-cell>
        </table:table-row>
        <table:table-row table:style-name="ro1">
          <table:table-cell office:value-type="string" calcext:value-type="string">
            <text:p>Sehr geehrter Herr Andreas Scheuer,</text:p>
          </table:table-cell>
          <table:table-cell office:value-type="float" office:value="857964" calcext:value-type="float">
            <text:p>857964</text:p>
          </table:table-cell>
        </table:table-row>
        <table:table-row table:style-name="ro1">
          <table:table-cell office:value-type="string" calcext:value-type="string">
            <text:p>Sehr geehrte Frau Marianne Schieder,</text:p>
          </table:table-cell>
          <table:table-cell office:value-type="float" office:value="857968" calcext:value-type="float">
            <text:p>857968</text:p>
          </table:table-cell>
        </table:table-row>
        <table:table-row table:style-name="ro1">
          <table:table-cell office:value-type="string" calcext:value-type="string">
            <text:p>Sehr geehrter Herr Udo Schiefner,</text:p>
          </table:table-cell>
          <table:table-cell office:value-type="float" office:value="857940" calcext:value-type="float">
            <text:p>857940</text:p>
          </table:table-cell>
        </table:table-row>
        <table:table-row table:style-name="ro1">
          <table:table-cell office:value-type="string" calcext:value-type="string">
            <text:p>Sehr geehrte Frau Ulrike Schielke-Ziesing,</text:p>
          </table:table-cell>
          <table:table-cell office:value-type="float" office:value="857954" calcext:value-type="float">
            <text:p>857954</text:p>
          </table:table-cell>
        </table:table-row>
        <table:table-row table:style-name="ro1">
          <table:table-cell office:value-type="string" calcext:value-type="string">
            <text:p>Sehr geehrte Frau Peggy Schierenbeck,</text:p>
          </table:table-cell>
          <table:table-cell office:value-type="float" office:value="860880" calcext:value-type="float">
            <text:p>860880</text:p>
          </table:table-cell>
        </table:table-row>
        <table:table-row table:style-name="ro1">
          <table:table-cell office:value-type="string" calcext:value-type="string">
            <text:p>Sehr geehrte Frau Jana Schimke,</text:p>
          </table:table-cell>
          <table:table-cell office:value-type="float" office:value="857976" calcext:value-type="float">
            <text:p>857976</text:p>
          </table:table-cell>
        </table:table-row>
        <table:table-row table:style-name="ro1">
          <table:table-cell office:value-type="string" calcext:value-type="string">
            <text:p>Sehr geehrter Herr Timo Schisanowski,</text:p>
          </table:table-cell>
          <table:table-cell office:value-type="float" office:value="861110" calcext:value-type="float">
            <text:p>861110</text:p>
          </table:table-cell>
        </table:table-row>
        <table:table-row table:style-name="ro1">
          <table:table-cell office:value-type="string" calcext:value-type="string">
            <text:p>Sehr geehrter Herr Christoph Schmid,</text:p>
          </table:table-cell>
          <table:table-cell office:value-type="float" office:value="860280" calcext:value-type="float">
            <text:p>860280</text:p>
          </table:table-cell>
        </table:table-row>
        <table:table-row table:style-name="ro1">
          <table:table-cell office:value-type="string" calcext:value-type="string">
            <text:p>Sehr geehrter Herr Dr. Nils Schmid,</text:p>
          </table:table-cell>
          <table:table-cell office:value-type="float" office:value="857958" calcext:value-type="float">
            <text:p>857958</text:p>
          </table:table-cell>
        </table:table-row>
        <table:table-row table:style-name="ro1">
          <table:table-cell office:value-type="string" calcext:value-type="string">
            <text:p>Sehr geehrte Frau Dagmar Schmidt,</text:p>
          </table:table-cell>
          <table:table-cell office:value-type="float" office:value="857966" calcext:value-type="float">
            <text:p>857966</text:p>
          </table:table-cell>
        </table:table-row>
        <table:table-row table:style-name="ro1">
          <table:table-cell office:value-type="string" calcext:value-type="string">
            <text:p>Sehr geehrter Herr Eugen Schmidt,</text:p>
          </table:table-cell>
          <table:table-cell office:value-type="float" office:value="861178" calcext:value-type="float">
            <text:p>861178</text:p>
          </table:table-cell>
        </table:table-row>
        <table:table-row table:style-name="ro1">
          <table:table-cell office:value-type="string" calcext:value-type="string">
            <text:p>Sehr geehrter Herr Jan Wenzel Schmidt,</text:p>
          </table:table-cell>
          <table:table-cell office:value-type="float" office:value="861180" calcext:value-type="float">
            <text:p>861180</text:p>
          </table:table-cell>
        </table:table-row>
        <table:table-row table:style-name="ro1">
          <table:table-cell office:value-type="string" calcext:value-type="string">
            <text:p>Sehr geehrter Herr Stefan Schmidt,</text:p>
          </table:table-cell>
          <table:table-cell office:value-type="float" office:value="857950" calcext:value-type="float">
            <text:p>857950</text:p>
          </table:table-cell>
        </table:table-row>
        <table:table-row table:style-name="ro1">
          <table:table-cell office:value-type="string" calcext:value-type="string">
            <text:p>Sehr geehrter Herr Uwe Schmidt,</text:p>
          </table:table-cell>
          <table:table-cell office:value-type="float" office:value="857938" calcext:value-type="float">
            <text:p>857938</text:p>
          </table:table-cell>
        </table:table-row>
        <table:table-row table:style-name="ro1">
          <table:table-cell office:value-type="string" calcext:value-type="string">
            <text:p>Sehr geehrter Herr Carsten Schneider,</text:p>
          </table:table-cell>
          <table:table-cell office:value-type="float" office:value="857990" calcext:value-type="float">
            <text:p>857990</text:p>
          </table:table-cell>
        </table:table-row>
        <table:table-row table:style-name="ro1">
          <table:table-cell office:value-type="string" calcext:value-type="string">
            <text:p>Sehr geehrter Herr Daniel Schneider,</text:p>
          </table:table-cell>
          <table:table-cell office:value-type="float" office:value="860886" calcext:value-type="float">
            <text:p>860886</text:p>
          </table:table-cell>
        </table:table-row>
        <table:table-row table:style-name="ro1">
          <table:table-cell office:value-type="string" calcext:value-type="string">
            <text:p>Sehr geehrter Herr Jörg Schneider,</text:p>
          </table:table-cell>
          <table:table-cell office:value-type="float" office:value="858002" calcext:value-type="float">
            <text:p>858002</text:p>
          </table:table-cell>
        </table:table-row>
        <table:table-row table:style-name="ro1">
          <table:table-cell office:value-type="string" calcext:value-type="string">
            <text:p>Sehr geehrter Herr Patrick Schnieder,</text:p>
          </table:table-cell>
          <table:table-cell office:value-type="float" office:value="857992" calcext:value-type="float">
            <text:p>857992</text:p>
          </table:table-cell>
        </table:table-row>
        <table:table-row table:style-name="ro1">
          <table:table-cell office:value-type="string" calcext:value-type="string">
            <text:p>Sehr geehrte Frau Nadine Schön,</text:p>
          </table:table-cell>
          <table:table-cell office:value-type="float" office:value="858006" calcext:value-type="float">
            <text:p>858006</text:p>
          </table:table-cell>
        </table:table-row>
        <table:table-row table:style-name="ro1">
          <table:table-cell office:value-type="string" calcext:value-type="string">
            <text:p>Sehr geehrte Frau Marlene Schönberger,</text:p>
          </table:table-cell>
          <table:table-cell office:value-type="float" office:value="860342" calcext:value-type="float">
            <text:p>860342</text:p>
          </table:table-cell>
        </table:table-row>
        <table:table-row table:style-name="ro1">
          <table:table-cell office:value-type="string" calcext:value-type="string">
            <text:p>Sehr geehrter Herr Olaf Scholz,</text:p>
          </table:table-cell>
          <table:table-cell office:value-type="float" office:value="860468" calcext:value-type="float">
            <text:p>860468</text:p>
          </table:table-cell>
        </table:table-row>
        <table:table-row table:style-name="ro1">
          <table:table-cell office:value-type="string" calcext:value-type="string">
            <text:p>Sehr geehrter Herr Johannes Schraps,</text:p>
          </table:table-cell>
          <table:table-cell office:value-type="float" office:value="857996" calcext:value-type="float">
            <text:p>857996</text:p>
          </table:table-cell>
        </table:table-row>
        <table:table-row table:style-name="ro1">
          <table:table-cell office:value-type="string" calcext:value-type="string">
            <text:p>Sehr geehrter Herr Christian Schreider,</text:p>
          </table:table-cell>
          <table:table-cell office:value-type="float" office:value="861204" calcext:value-type="float">
            <text:p>861204</text:p>
          </table:table-cell>
        </table:table-row>
        <table:table-row table:style-name="ro1">
          <table:table-cell office:value-type="string" calcext:value-type="string">
            <text:p>Sehr geehrter Herr Felix Schreiner,</text:p>
          </table:table-cell>
          <table:table-cell office:value-type="float" office:value="857978" calcext:value-type="float">
            <text:p>857978</text:p>
          </table:table-cell>
        </table:table-row>
        <table:table-row table:style-name="ro1">
          <table:table-cell office:value-type="string" calcext:value-type="string">
            <text:p>Sehr geehrter Herr Michael Schrodi,</text:p>
          </table:table-cell>
          <table:table-cell office:value-type="float" office:value="857998" calcext:value-type="float">
            <text:p>857998</text:p>
          </table:table-cell>
        </table:table-row>
        <table:table-row table:style-name="ro1">
          <table:table-cell office:value-type="string" calcext:value-type="string">
            <text:p>Sehr geehrte Frau Christina-Johanne Schröder,</text:p>
          </table:table-cell>
          <table:table-cell office:value-type="float" office:value="860816" calcext:value-type="float">
            <text:p>860816</text:p>
          </table:table-cell>
        </table:table-row>
        <table:table-row table:style-name="ro1">
          <table:table-cell office:value-type="string" calcext:value-type="string">
            <text:p>Sehr geehrte Frau Ria Schröder,</text:p>
          </table:table-cell>
          <table:table-cell office:value-type="float" office:value="861210" calcext:value-type="float">
            <text:p>861210</text:p>
          </table:table-cell>
        </table:table-row>
        <table:table-row table:style-name="ro1">
          <table:table-cell office:value-type="string" calcext:value-type="string">
            <text:p>Sehr geehrte Frau Anja Schulz,</text:p>
          </table:table-cell>
          <table:table-cell office:value-type="float" office:value="861214" calcext:value-type="float">
            <text:p>861214</text:p>
          </table:table-cell>
        </table:table-row>
        <table:table-row table:style-name="ro1">
          <table:table-cell office:value-type="string" calcext:value-type="string">
            <text:p>Sehr geehrter Herr Uwe Schulz,</text:p>
          </table:table-cell>
          <table:table-cell office:value-type="float" office:value="857986" calcext:value-type="float">
            <text:p>857986</text:p>
          </table:table-cell>
        </table:table-row>
        <table:table-row table:style-name="ro1">
          <table:table-cell office:value-type="string" calcext:value-type="string">
            <text:p>Sehr geehrte Frau Kordula Schulz-Asche,</text:p>
          </table:table-cell>
          <table:table-cell office:value-type="float" office:value="858004" calcext:value-type="float">
            <text:p>858004</text:p>
          </table:table-cell>
        </table:table-row>
        <table:table-row table:style-name="ro1">
          <table:table-cell office:value-type="string" calcext:value-type="string">
            <text:p>Sehr geehrte Frau Svenja Schulze,</text:p>
          </table:table-cell>
          <table:table-cell office:value-type="float" office:value="860968" calcext:value-type="float">
            <text:p>860968</text:p>
          </table:table-cell>
        </table:table-row>
        <table:table-row table:style-name="ro1">
          <table:table-cell office:value-type="string" calcext:value-type="string">
            <text:p>Sehr geehrter Herr Frank Schwabe,</text:p>
          </table:table-cell>
          <table:table-cell office:value-type="float" office:value="857980" calcext:value-type="float">
            <text:p>857980</text:p>
          </table:table-cell>
        </table:table-row>
        <table:table-row table:style-name="ro1">
          <table:table-cell office:value-type="string" calcext:value-type="string">
            <text:p>Sehr geehrter Herr Stefan Schwartze,</text:p>
          </table:table-cell>
          <table:table-cell office:value-type="float" office:value="857984" calcext:value-type="float">
            <text:p>857984</text:p>
          </table:table-cell>
        </table:table-row>
        <table:table-row table:style-name="ro1">
          <table:table-cell office:value-type="string" calcext:value-type="string">
            <text:p>Sehr geehrter Herr Andreas Schwarz,</text:p>
          </table:table-cell>
          <table:table-cell office:value-type="float" office:value="857988" calcext:value-type="float">
            <text:p>857988</text:p>
          </table:table-cell>
        </table:table-row>
        <table:table-row table:style-name="ro1">
          <table:table-cell office:value-type="string" calcext:value-type="string">
            <text:p>Sehr geehrter Herr Armin Schwarz,</text:p>
          </table:table-cell>
          <table:table-cell office:value-type="float" office:value="860632" calcext:value-type="float">
            <text:p>860632</text:p>
          </table:table-cell>
        </table:table-row>
        <table:table-row table:style-name="ro1">
          <table:table-cell office:value-type="string" calcext:value-type="string">
            <text:p>Sehr geehrte Frau Rita Schwarzelühr-Sutter,</text:p>
          </table:table-cell>
          <table:table-cell office:value-type="float" office:value="857994" calcext:value-type="float">
            <text:p>857994</text:p>
          </table:table-cell>
        </table:table-row>
        <table:table-row table:style-name="ro1">
          <table:table-cell office:value-type="string" calcext:value-type="string">
            <text:p>Sehr geehrter Herr Matthias Seestern-Pauly,</text:p>
          </table:table-cell>
          <table:table-cell office:value-type="float" office:value="858010" calcext:value-type="float">
            <text:p>858010</text:p>
          </table:table-cell>
        </table:table-row>
        <table:table-row table:style-name="ro1">
          <table:table-cell office:value-type="string" calcext:value-type="string">
            <text:p>Sehr geehrter Herr Stefan Seidler,</text:p>
          </table:table-cell>
          <table:table-cell office:value-type="float" office:value="863288" calcext:value-type="float">
            <text:p>863288</text:p>
          </table:table-cell>
        </table:table-row>
        <table:table-row table:style-name="ro1">
          <table:table-cell office:value-type="string" calcext:value-type="string">
            <text:p>Sehr geehrter Herr Detlef Seif,</text:p>
          </table:table-cell>
          <table:table-cell office:value-type="float" office:value="858062" calcext:value-type="float">
            <text:p>858062</text:p>
          </table:table-cell>
        </table:table-row>
        <table:table-row table:style-name="ro1">
          <table:table-cell office:value-type="string" calcext:value-type="string">
            <text:p>Sehr geehrter Herr Prof. Dr. Stephan Seiter,</text:p>
          </table:table-cell>
          <table:table-cell office:value-type="float" office:value="861238" calcext:value-type="float">
            <text:p>861238</text:p>
          </table:table-cell>
        </table:table-row>
        <table:table-row table:style-name="ro1">
          <table:table-cell office:value-type="string" calcext:value-type="string">
            <text:p>Sehr geehrter Herr Thomas Seitz,</text:p>
          </table:table-cell>
          <table:table-cell office:value-type="float" office:value="858072" calcext:value-type="float">
            <text:p>858072</text:p>
          </table:table-cell>
        </table:table-row>
        <table:table-row table:style-name="ro1">
          <table:table-cell office:value-type="string" calcext:value-type="string">
            <text:p>Sehr geehrte Frau Dr. Lina Seitzl,</text:p>
          </table:table-cell>
          <table:table-cell office:value-type="float" office:value="860184" calcext:value-type="float">
            <text:p>860184</text:p>
          </table:table-cell>
        </table:table-row>
        <table:table-row table:style-name="ro1">
          <table:table-cell office:value-type="string" calcext:value-type="string">
            <text:p>Sehr geehrte Frau Melis Sekmen,</text:p>
          </table:table-cell>
          <table:table-cell office:value-type="float" office:value="860156" calcext:value-type="float">
            <text:p>860156</text:p>
          </table:table-cell>
        </table:table-row>
        <table:table-row table:style-name="ro1">
          <table:table-cell office:value-type="string" calcext:value-type="string">
            <text:p>Sehr geehrter Herr Rainer Semet,</text:p>
          </table:table-cell>
          <table:table-cell office:value-type="float" office:value="861240" calcext:value-type="float">
            <text:p>861240</text:p>
          </table:table-cell>
        </table:table-row>
        <table:table-row table:style-name="ro1">
          <table:table-cell office:value-type="string" calcext:value-type="string">
            <text:p>Sehr geehrter Herr Martin Sichert,</text:p>
          </table:table-cell>
          <table:table-cell office:value-type="float" office:value="858038" calcext:value-type="float">
            <text:p>858038</text:p>
          </table:table-cell>
        </table:table-row>
        <table:table-row table:style-name="ro1">
          <table:table-cell office:value-type="string" calcext:value-type="string">
            <text:p>Sehr geehrter Herr Thomas Silberhorn,</text:p>
          </table:table-cell>
          <table:table-cell office:value-type="float" office:value="858036" calcext:value-type="float">
            <text:p>858036</text:p>
          </table:table-cell>
        </table:table-row>
        <table:table-row table:style-name="ro1">
          <table:table-cell office:value-type="string" calcext:value-type="string">
            <text:p>Sehr geehrter Herr Björn Simon,</text:p>
          </table:table-cell>
          <table:table-cell office:value-type="float" office:value="858050" calcext:value-type="float">
            <text:p>858050</text:p>
          </table:table-cell>
        </table:table-row>
        <table:table-row table:style-name="ro1">
          <table:table-cell office:value-type="string" calcext:value-type="string">
            <text:p>Sehr geehrte Frau Dr. Petra Sitte,</text:p>
          </table:table-cell>
          <table:table-cell office:value-type="float" office:value="858018" calcext:value-type="float">
            <text:p>858018</text:p>
          </table:table-cell>
        </table:table-row>
        <table:table-row table:style-name="ro1">
          <table:table-cell office:value-type="string" calcext:value-type="string">
            <text:p>Sehr geehrte Frau Judith Skudelny,</text:p>
          </table:table-cell>
          <table:table-cell office:value-type="float" office:value="858020" calcext:value-type="float">
            <text:p>858020</text:p>
          </table:table-cell>
        </table:table-row>
        <table:table-row table:style-name="ro1">
          <table:table-cell office:value-type="string" calcext:value-type="string">
            <text:p>Sehr geehrte Frau Nyke Slawik,</text:p>
          </table:table-cell>
          <table:table-cell office:value-type="float" office:value="860910" calcext:value-type="float">
            <text:p>860910</text:p>
          </table:table-cell>
        </table:table-row>
        <table:table-row table:style-name="ro1">
          <table:table-cell office:value-type="string" calcext:value-type="string">
            <text:p>Sehr geehrter Herr Tino Sorge,</text:p>
          </table:table-cell>
          <table:table-cell office:value-type="float" office:value="858066" calcext:value-type="float">
            <text:p>858066</text:p>
          </table:table-cell>
        </table:table-row>
        <table:table-row table:style-name="ro1">
          <table:table-cell office:value-type="string" calcext:value-type="string">
            <text:p>Sehr geehrter Herr Jens Spahn,</text:p>
          </table:table-cell>
          <table:table-cell office:value-type="float" office:value="858012" calcext:value-type="float">
            <text:p>858012</text:p>
          </table:table-cell>
        </table:table-row>
        <table:table-row table:style-name="ro1">
          <table:table-cell office:value-type="string" calcext:value-type="string">
            <text:p>Sehr geehrte Frau Dr. Anne Monika Spallek,</text:p>
          </table:table-cell>
          <table:table-cell office:value-type="float" office:value="860938" calcext:value-type="float">
            <text:p>860938</text:p>
          </table:table-cell>
        </table:table-row>
        <table:table-row table:style-name="ro1">
          <table:table-cell office:value-type="string" calcext:value-type="string">
            <text:p>Sehr geehrter Herr Dr. Dirk Spaniel,</text:p>
          </table:table-cell>
          <table:table-cell office:value-type="float" office:value="858024" calcext:value-type="float">
            <text:p>858024</text:p>
          </table:table-cell>
        </table:table-row>
        <table:table-row table:style-name="ro1">
          <table:table-cell office:value-type="string" calcext:value-type="string">
            <text:p>Sehr geehrte Frau Merle Spellerberg,</text:p>
          </table:table-cell>
          <table:table-cell office:value-type="float" office:value="861260" calcext:value-type="float">
            <text:p>861260</text:p>
          </table:table-cell>
        </table:table-row>
        <table:table-row table:style-name="ro1">
          <table:table-cell office:value-type="string" calcext:value-type="string">
            <text:p>Sehr geehrter Herr René Springer,</text:p>
          </table:table-cell>
          <table:table-cell office:value-type="float" office:value="858058" calcext:value-type="float">
            <text:p>858058</text:p>
          </table:table-cell>
        </table:table-row>
        <table:table-row table:style-name="ro1">
          <table:table-cell office:value-type="string" calcext:value-type="string">
            <text:p>Sehr geehrte Frau Svenja Stadler,</text:p>
          </table:table-cell>
          <table:table-cell office:value-type="float" office:value="858016" calcext:value-type="float">
            <text:p>858016</text:p>
          </table:table-cell>
        </table:table-row>
        <table:table-row table:style-name="ro1">
          <table:table-cell office:value-type="string" calcext:value-type="string">
            <text:p>Sehr geehrte Frau Katrin Staffler,</text:p>
          </table:table-cell>
          <table:table-cell office:value-type="float" office:value="858030" calcext:value-type="float">
            <text:p>858030</text:p>
          </table:table-cell>
        </table:table-row>
        <table:table-row table:style-name="ro1">
          <table:table-cell office:value-type="string" calcext:value-type="string">
            <text:p>Sehr geehrte Frau Nina Stahr,</text:p>
          </table:table-cell>
          <table:table-cell office:value-type="float" office:value="860498" calcext:value-type="float">
            <text:p>860498</text:p>
          </table:table-cell>
        </table:table-row>
        <table:table-row table:style-name="ro1">
          <table:table-cell office:value-type="string" calcext:value-type="string">
            <text:p>Sehr geehrte Frau Martina Stamm-Fibich,</text:p>
          </table:table-cell>
          <table:table-cell office:value-type="float" office:value="858054" calcext:value-type="float">
            <text:p>858054</text:p>
          </table:table-cell>
        </table:table-row>
        <table:table-row table:style-name="ro1">
          <table:table-cell office:value-type="string" calcext:value-type="string">
            <text:p>Sehr geehrte Frau Bettina Stark-Watzinger,</text:p>
          </table:table-cell>
          <table:table-cell office:value-type="float" office:value="858076" calcext:value-type="float">
            <text:p>858076</text:p>
          </table:table-cell>
        </table:table-row>
        <table:table-row table:style-name="ro1">
          <table:table-cell office:value-type="string" calcext:value-type="string">
            <text:p>Sehr geehrter Herr Dr. Till Steffen,</text:p>
          </table:table-cell>
          <table:table-cell office:value-type="float" office:value="860702" calcext:value-type="float">
            <text:p>860702</text:p>
          </table:table-cell>
        </table:table-row>
        <table:table-row table:style-name="ro1">
          <table:table-cell office:value-type="string" calcext:value-type="string">
            <text:p>Sehr geehrter Herr Dr. Wolfgang Stefinger,</text:p>
          </table:table-cell>
          <table:table-cell office:value-type="float" office:value="858064" calcext:value-type="float">
            <text:p>858064</text:p>
          </table:table-cell>
        </table:table-row>
        <table:table-row table:style-name="ro1">
          <table:table-cell office:value-type="string" calcext:value-type="string">
            <text:p>Sehr geehrter Herr Albert Stegemann,</text:p>
          </table:table-cell>
          <table:table-cell office:value-type="float" office:value="858074" calcext:value-type="float">
            <text:p>858074</text:p>
          </table:table-cell>
        </table:table-row>
        <table:table-row table:style-name="ro1">
          <table:table-cell office:value-type="string" calcext:value-type="string">
            <text:p>Sehr geehrter Herr Dr. Ralf Stegner,</text:p>
          </table:table-cell>
          <table:table-cell office:value-type="float" office:value="861352" calcext:value-type="float">
            <text:p>861352</text:p>
          </table:table-cell>
        </table:table-row>
        <table:table-row table:style-name="ro1">
          <table:table-cell office:value-type="string" calcext:value-type="string">
            <text:p>Sehr geehrter Herr Mathias Stein,</text:p>
          </table:table-cell>
          <table:table-cell office:value-type="float" office:value="858042" calcext:value-type="float">
            <text:p>858042</text:p>
          </table:table-cell>
        </table:table-row>
        <table:table-row table:style-name="ro1">
          <table:table-cell office:value-type="string" calcext:value-type="string">
            <text:p>Sehr geehrter Herr Johannes Steiniger,</text:p>
          </table:table-cell>
          <table:table-cell office:value-type="float" office:value="858032" calcext:value-type="float">
            <text:p>858032</text:p>
          </table:table-cell>
        </table:table-row>
        <table:table-row table:style-name="ro1">
          <table:table-cell office:value-type="string" calcext:value-type="string">
            <text:p>Sehr geehrte Frau Hanna Steinmüller,</text:p>
          </table:table-cell>
          <table:table-cell office:value-type="float" office:value="860510" calcext:value-type="float">
            <text:p>860510</text:p>
          </table:table-cell>
        </table:table-row>
        <table:table-row table:style-name="ro1">
          <table:table-cell office:value-type="string" calcext:value-type="string">
            <text:p>Sehr geehrter Herr Christian Freiherr von Stetten,</text:p>
          </table:table-cell>
          <table:table-cell office:value-type="float" office:value="858026" calcext:value-type="float">
            <text:p>858026</text:p>
          </table:table-cell>
        </table:table-row>
        <table:table-row table:style-name="ro1">
          <table:table-cell office:value-type="string" calcext:value-type="string">
            <text:p>Sehr geehrte Frau Nadja Sthamer,</text:p>
          </table:table-cell>
          <table:table-cell office:value-type="float" office:value="861288" calcext:value-type="float">
            <text:p>861288</text:p>
          </table:table-cell>
        </table:table-row>
        <table:table-row table:style-name="ro1">
          <table:table-cell office:value-type="string" calcext:value-type="string">
            <text:p>Sehr geehrter Herr Dieter Stier,</text:p>
          </table:table-cell>
          <table:table-cell office:value-type="float" office:value="858052" calcext:value-type="float">
            <text:p>858052</text:p>
          </table:table-cell>
        </table:table-row>
        <table:table-row table:style-name="ro1">
          <table:table-cell office:value-type="string" calcext:value-type="string">
            <text:p>Sehr geehrter Herr Konrad Stockmeier,</text:p>
          </table:table-cell>
          <table:table-cell office:value-type="float" office:value="861292" calcext:value-type="float">
            <text:p>861292</text:p>
          </table:table-cell>
        </table:table-row>
        <table:table-row table:style-name="ro1">
          <table:table-cell office:value-type="string" calcext:value-type="string">
            <text:p>Sehr geehrter Herr Klaus Stöber,</text:p>
          </table:table-cell>
          <table:table-cell office:value-type="float" office:value="863310" calcext:value-type="float">
            <text:p>863310</text:p>
          </table:table-cell>
        </table:table-row>
        <table:table-row table:style-name="ro1">
          <table:table-cell office:value-type="string" calcext:value-type="string">
            <text:p>Sehr geehrte Frau Diana Stöcker,</text:p>
          </table:table-cell>
          <table:table-cell office:value-type="float" office:value="861664" calcext:value-type="float">
            <text:p>861664</text:p>
          </table:table-cell>
        </table:table-row>
        <table:table-row table:style-name="ro1">
          <table:table-cell office:value-type="string" calcext:value-type="string">
            <text:p>Sehr geehrte Frau Beatrix von Storch,</text:p>
          </table:table-cell>
          <table:table-cell office:value-type="float" office:value="858070" calcext:value-type="float">
            <text:p>858070</text:p>
          </table:table-cell>
        </table:table-row>
        <table:table-row table:style-name="ro1">
          <table:table-cell office:value-type="string" calcext:value-type="string">
            <text:p>Sehr geehrter Herr Gero Storjohann,</text:p>
          </table:table-cell>
          <table:table-cell office:value-type="float" office:value="858014" calcext:value-type="float">
            <text:p>858014</text:p>
          </table:table-cell>
        </table:table-row>
        <table:table-row table:style-name="ro1">
          <table:table-cell office:value-type="string" calcext:value-type="string">
            <text:p>Sehr geehrte Frau Dr. Marie-Agnes Strack-Zimmermann,</text:p>
          </table:table-cell>
          <table:table-cell office:value-type="float" office:value="858040" calcext:value-type="float">
            <text:p>858040</text:p>
          </table:table-cell>
        </table:table-row>
        <table:table-row table:style-name="ro1">
          <table:table-cell office:value-type="string" calcext:value-type="string">
            <text:p>Sehr geehrter Herr Stephan Stracke,</text:p>
          </table:table-cell>
          <table:table-cell office:value-type="float" office:value="858034" calcext:value-type="float">
            <text:p>858034</text:p>
          </table:table-cell>
        </table:table-row>
        <table:table-row table:style-name="ro1">
          <table:table-cell office:value-type="string" calcext:value-type="string">
            <text:p>Sehr geehrter Herr Benjamin Strasser,</text:p>
          </table:table-cell>
          <table:table-cell office:value-type="float" office:value="858068" calcext:value-type="float">
            <text:p>858068</text:p>
          </table:table-cell>
        </table:table-row>
        <table:table-row table:style-name="ro1">
          <table:table-cell office:value-type="string" calcext:value-type="string">
            <text:p>Sehr geehrter Herr Max Straubinger,</text:p>
          </table:table-cell>
          <table:table-cell office:value-type="float" office:value="858078" calcext:value-type="float">
            <text:p>858078</text:p>
          </table:table-cell>
        </table:table-row>
        <table:table-row table:style-name="ro1">
          <table:table-cell office:value-type="string" calcext:value-type="string">
            <text:p>Sehr geehrter Herr Dr. Wolfgang Strengmann-Kuhn,</text:p>
          </table:table-cell>
          <table:table-cell office:value-type="float" office:value="858022" calcext:value-type="float">
            <text:p>858022</text:p>
          </table:table-cell>
        </table:table-row>
        <table:table-row table:style-name="ro1">
          <table:table-cell office:value-type="string" calcext:value-type="string">
            <text:p>Sehr geehrter Herr Ruppert Stüwe,</text:p>
          </table:table-cell>
          <table:table-cell office:value-type="float" office:value="860420" calcext:value-type="float">
            <text:p>860420</text:p>
          </table:table-cell>
        </table:table-row>
        <table:table-row table:style-name="ro1">
          <table:table-cell office:value-type="string" calcext:value-type="string">
            <text:p>Sehr geehrte Frau Christina Stumpp,</text:p>
          </table:table-cell>
          <table:table-cell office:value-type="float" office:value="861926" calcext:value-type="float">
            <text:p>861926</text:p>
          </table:table-cell>
        </table:table-row>
        <table:table-row table:style-name="ro1">
          <table:table-cell office:value-type="string" calcext:value-type="string">
            <text:p>Sehr geehrte Frau Jessica Tatti,</text:p>
          </table:table-cell>
          <table:table-cell office:value-type="float" office:value="858092" calcext:value-type="float">
            <text:p>858092</text:p>
          </table:table-cell>
        </table:table-row>
        <table:table-row table:style-name="ro1">
          <table:table-cell office:value-type="string" calcext:value-type="string">
            <text:p>Sehr geehrte Frau Claudia Tausend,</text:p>
          </table:table-cell>
          <table:table-cell office:value-type="float" office:value="858110" calcext:value-type="float">
            <text:p>858110</text:p>
          </table:table-cell>
        </table:table-row>
        <table:table-row table:style-name="ro1">
          <table:table-cell office:value-type="string" calcext:value-type="string">
            <text:p>Sehr geehrter Herr Dr. Hermann-Josef Tebroke,</text:p>
          </table:table-cell>
          <table:table-cell office:value-type="float" office:value="858098" calcext:value-type="float">
            <text:p>858098</text:p>
          </table:table-cell>
        </table:table-row>
        <table:table-row table:style-name="ro1">
          <table:table-cell office:value-type="string" calcext:value-type="string">
            <text:p>Sehr geehrte Frau Awet Tesfaiesus,</text:p>
          </table:table-cell>
          <table:table-cell office:value-type="float" office:value="860740" calcext:value-type="float">
            <text:p>860740</text:p>
          </table:table-cell>
        </table:table-row>
        <table:table-row table:style-name="ro1">
          <table:table-cell office:value-type="string" calcext:value-type="string">
            <text:p>Sehr geehrte Frau Linda Teuteberg,</text:p>
          </table:table-cell>
          <table:table-cell office:value-type="float" office:value="858100" calcext:value-type="float">
            <text:p>858100</text:p>
          </table:table-cell>
        </table:table-row>
        <table:table-row table:style-name="ro1">
          <table:table-cell office:value-type="string" calcext:value-type="string">
            <text:p>Sehr geehrter Herr Jens Teutrine,</text:p>
          </table:table-cell>
          <table:table-cell office:value-type="float" office:value="861326" calcext:value-type="float">
            <text:p>861326</text:p>
          </table:table-cell>
        </table:table-row>
        <table:table-row table:style-name="ro1">
          <table:table-cell office:value-type="string" calcext:value-type="string">
            <text:p>Sehr geehrter Herr Michael Theurer,</text:p>
          </table:table-cell>
          <table:table-cell office:value-type="float" office:value="858104" calcext:value-type="float">
            <text:p>858104</text:p>
          </table:table-cell>
        </table:table-row>
        <table:table-row table:style-name="ro1">
          <table:table-cell office:value-type="string" calcext:value-type="string">
            <text:p>Sehr geehrter Herr Michael Thews,</text:p>
          </table:table-cell>
          <table:table-cell office:value-type="float" office:value="858084" calcext:value-type="float">
            <text:p>858084</text:p>
          </table:table-cell>
        </table:table-row>
        <table:table-row table:style-name="ro1">
          <table:table-cell office:value-type="string" calcext:value-type="string">
            <text:p>Sehr geehrter Herr Hans-Jürgen Thies,</text:p>
          </table:table-cell>
          <table:table-cell office:value-type="float" office:value="858094" calcext:value-type="float">
            <text:p>858094</text:p>
          </table:table-cell>
        </table:table-row>
        <table:table-row table:style-name="ro1">
          <table:table-cell office:value-type="string" calcext:value-type="string">
            <text:p>Sehr geehrter Herr Stephan Thomae,</text:p>
          </table:table-cell>
          <table:table-cell office:value-type="float" office:value="858080" calcext:value-type="float">
            <text:p>858080</text:p>
          </table:table-cell>
        </table:table-row>
        <table:table-row table:style-name="ro1">
          <table:table-cell office:value-type="string" calcext:value-type="string">
            <text:p>Sehr geehrter Herr Alexander Throm,</text:p>
          </table:table-cell>
          <table:table-cell office:value-type="float" office:value="858106" calcext:value-type="float">
            <text:p>858106</text:p>
          </table:table-cell>
        </table:table-row>
        <table:table-row table:style-name="ro1">
          <table:table-cell office:value-type="string" calcext:value-type="string">
            <text:p>Sehr geehrte Frau Antje Tillmann,</text:p>
          </table:table-cell>
          <table:table-cell office:value-type="float" office:value="858090" calcext:value-type="float">
            <text:p>858090</text:p>
          </table:table-cell>
        </table:table-row>
        <table:table-row table:style-name="ro1">
          <table:table-cell office:value-type="string" calcext:value-type="string">
            <text:p>Sehr geehrte Frau Astrid Timmermann-Fechter,</text:p>
          </table:table-cell>
          <table:table-cell office:value-type="float" office:value="860944" calcext:value-type="float">
            <text:p>860944</text:p>
          </table:table-cell>
        </table:table-row>
        <table:table-row table:style-name="ro1">
          <table:table-cell office:value-type="string" calcext:value-type="string">
            <text:p>Sehr geehrter Herr Nico Tippelt,</text:p>
          </table:table-cell>
          <table:table-cell office:value-type="float" office:value="861350" calcext:value-type="float">
            <text:p>861350</text:p>
          </table:table-cell>
        </table:table-row>
        <table:table-row table:style-name="ro1">
          <table:table-cell office:value-type="string" calcext:value-type="string">
            <text:p>Sehr geehrter Herr Manfred Todtenhausen,</text:p>
          </table:table-cell>
          <table:table-cell office:value-type="float" office:value="858086" calcext:value-type="float">
            <text:p>858086</text:p>
          </table:table-cell>
        </table:table-row>
        <table:table-row table:style-name="ro1">
          <table:table-cell office:value-type="string" calcext:value-type="string">
            <text:p>Sehr geehrter Herr Markus Töns,</text:p>
          </table:table-cell>
          <table:table-cell office:value-type="float" office:value="858096" calcext:value-type="float">
            <text:p>858096</text:p>
          </table:table-cell>
        </table:table-row>
        <table:table-row table:style-name="ro1">
          <table:table-cell office:value-type="string" calcext:value-type="string">
            <text:p>Sehr geehrter Herr Dr. Florian Toncar,</text:p>
          </table:table-cell>
          <table:table-cell office:value-type="float" office:value="858102" calcext:value-type="float">
            <text:p>858102</text:p>
          </table:table-cell>
        </table:table-row>
        <table:table-row table:style-name="ro1">
          <table:table-cell office:value-type="string" calcext:value-type="string">
            <text:p>Sehr geehrter Herr Carsten Träger,</text:p>
          </table:table-cell>
          <table:table-cell office:value-type="float" office:value="858082" calcext:value-type="float">
            <text:p>858082</text:p>
          </table:table-cell>
        </table:table-row>
        <table:table-row table:style-name="ro1">
          <table:table-cell office:value-type="string" calcext:value-type="string">
            <text:p>Sehr geehrter Herr Jürgen Trittin,</text:p>
          </table:table-cell>
          <table:table-cell office:value-type="float" office:value="858108" calcext:value-type="float">
            <text:p>858108</text:p>
          </table:table-cell>
        </table:table-row>
        <table:table-row table:style-name="ro1">
          <table:table-cell office:value-type="string" calcext:value-type="string">
            <text:p>Sehr geehrte Frau Anja Troff-Schaffarzyk,</text:p>
          </table:table-cell>
          <table:table-cell office:value-type="float" office:value="860870" calcext:value-type="float">
            <text:p>860870</text:p>
          </table:table-cell>
        </table:table-row>
        <table:table-row table:style-name="ro1">
          <table:table-cell office:value-type="string" calcext:value-type="string">
            <text:p>Sehr geehrte Frau Derya Türk-Nachbaur,</text:p>
          </table:table-cell>
          <table:table-cell office:value-type="float" office:value="860206" calcext:value-type="float">
            <text:p>860206</text:p>
          </table:table-cell>
        </table:table-row>
        <table:table-row table:style-name="ro1">
          <table:table-cell office:value-type="string" calcext:value-type="string">
            <text:p>Sehr geehrter Herr Markus Uhl,</text:p>
          </table:table-cell>
          <table:table-cell office:value-type="float" office:value="858112" calcext:value-type="float">
            <text:p>858112</text:p>
          </table:table-cell>
        </table:table-row>
        <table:table-row table:style-name="ro1">
          <table:table-cell office:value-type="string" calcext:value-type="string">
            <text:p>Sehr geehrte Frau Katrin Uhlig,</text:p>
          </table:table-cell>
          <table:table-cell office:value-type="float" office:value="860926" calcext:value-type="float">
            <text:p>860926</text:p>
          </table:table-cell>
        </table:table-row>
        <table:table-row table:style-name="ro1">
          <table:table-cell office:value-type="string" calcext:value-type="string">
            <text:p>Sehr geehrter Herr Prof. Dr. Andrew Ullmann,</text:p>
          </table:table-cell>
          <table:table-cell office:value-type="float" office:value="858114" calcext:value-type="float">
            <text:p>858114</text:p>
          </table:table-cell>
        </table:table-row>
        <table:table-row table:style-name="ro1">
          <table:table-cell office:value-type="string" calcext:value-type="string">
            <text:p>Sehr geehrter Herr Frank Ullrich,</text:p>
          </table:table-cell>
          <table:table-cell office:value-type="float" office:value="861430" calcext:value-type="float">
            <text:p>861430</text:p>
          </table:table-cell>
        </table:table-row>
        <table:table-row table:style-name="ro1">
          <table:table-cell office:value-type="string" calcext:value-type="string">
            <text:p>Sehr geehrter Herr Gerald Ullrich,</text:p>
          </table:table-cell>
          <table:table-cell office:value-type="float" office:value="858118" calcext:value-type="float">
            <text:p>858118</text:p>
          </table:table-cell>
        </table:table-row>
        <table:table-row table:style-name="ro1">
          <table:table-cell office:value-type="string" calcext:value-type="string">
            <text:p>Sehr geehrter Herr Dr. Volker Ullrich,</text:p>
          </table:table-cell>
          <table:table-cell office:value-type="float" office:value="858120" calcext:value-type="float">
            <text:p>858120</text:p>
          </table:table-cell>
        </table:table-row>
        <table:table-row table:style-name="ro1">
          <table:table-cell office:value-type="string" calcext:value-type="string">
            <text:p>Sehr geehrter Herr Alexander Ulrich,</text:p>
          </table:table-cell>
          <table:table-cell office:value-type="float" office:value="858116" calcext:value-type="float">
            <text:p>858116</text:p>
          </table:table-cell>
        </table:table-row>
        <table:table-row table:style-name="ro1">
          <table:table-cell office:value-type="string" calcext:value-type="string">
            <text:p>Sehr geehrte Frau Dr. Julia Verlinden,</text:p>
          </table:table-cell>
          <table:table-cell office:value-type="float" office:value="858122" calcext:value-type="float">
            <text:p>858122</text:p>
          </table:table-cell>
        </table:table-row>
        <table:table-row table:style-name="ro1">
          <table:table-cell office:value-type="string" calcext:value-type="string">
            <text:p>Sehr geehrte Frau Kerstin Vieregge,</text:p>
          </table:table-cell>
          <table:table-cell office:value-type="float" office:value="858126" calcext:value-type="float">
            <text:p>858126</text:p>
          </table:table-cell>
        </table:table-row>
        <table:table-row table:style-name="ro1">
          <table:table-cell office:value-type="string" calcext:value-type="string">
            <text:p>Sehr geehrte Frau Marja-Liisa Völlers,</text:p>
          </table:table-cell>
          <table:table-cell office:value-type="float" office:value="858132" calcext:value-type="float">
            <text:p>858132</text:p>
          </table:table-cell>
        </table:table-row>
        <table:table-row table:style-name="ro1">
          <table:table-cell office:value-type="string" calcext:value-type="string">
            <text:p>Sehr geehrter Herr Dirk Vöpel,</text:p>
          </table:table-cell>
          <table:table-cell office:value-type="float" office:value="858128" calcext:value-type="float">
            <text:p>858128</text:p>
          </table:table-cell>
        </table:table-row>
        <table:table-row table:style-name="ro1">
          <table:table-cell office:value-type="string" calcext:value-type="string">
            <text:p>Sehr geehrter Herr Johannes Vogel,</text:p>
          </table:table-cell>
          <table:table-cell office:value-type="float" office:value="858134" calcext:value-type="float">
            <text:p>858134</text:p>
          </table:table-cell>
        </table:table-row>
        <table:table-row table:style-name="ro1">
          <table:table-cell office:value-type="string" calcext:value-type="string">
            <text:p>Sehr geehrte Frau Kathrin Vogler,</text:p>
          </table:table-cell>
          <table:table-cell office:value-type="float" office:value="858124" calcext:value-type="float">
            <text:p>858124</text:p>
          </table:table-cell>
        </table:table-row>
        <table:table-row table:style-name="ro1">
          <table:table-cell office:value-type="string" calcext:value-type="string">
            <text:p>Sehr geehrter Herr Dr. Oliver Vogt,</text:p>
          </table:table-cell>
          <table:table-cell office:value-type="float" office:value="860962" calcext:value-type="float">
            <text:p>860962</text:p>
          </table:table-cell>
        </table:table-row>
        <table:table-row table:style-name="ro1">
          <table:table-cell office:value-type="string" calcext:value-type="string">
            <text:p>Sehr geehrter Herr Christoph de Vries,</text:p>
          </table:table-cell>
          <table:table-cell office:value-type="float" office:value="858136" calcext:value-type="float">
            <text:p>858136</text:p>
          </table:table-cell>
        </table:table-row>
        <table:table-row table:style-name="ro1">
          <table:table-cell office:value-type="string" calcext:value-type="string">
            <text:p>Sehr geehrter Herr Dr. Johann David Wadephul,</text:p>
          </table:table-cell>
          <table:table-cell office:value-type="float" office:value="858166" calcext:value-type="float">
            <text:p>858166</text:p>
          </table:table-cell>
        </table:table-row>
        <table:table-row table:style-name="ro1">
          <table:table-cell office:value-type="string" calcext:value-type="string">
            <text:p>Sehr geehrter Herr Niklas Wagener,</text:p>
          </table:table-cell>
          <table:table-cell office:value-type="float" office:value="860340" calcext:value-type="float">
            <text:p>860340</text:p>
          </table:table-cell>
        </table:table-row>
        <table:table-row table:style-name="ro1">
          <table:table-cell office:value-type="string" calcext:value-type="string">
            <text:p>Sehr geehrter Herr Robin Wagener,</text:p>
          </table:table-cell>
          <table:table-cell office:value-type="float" office:value="860908" calcext:value-type="float">
            <text:p>860908</text:p>
          </table:table-cell>
        </table:table-row>
        <table:table-row table:style-name="ro1">
          <table:table-cell office:value-type="string" calcext:value-type="string">
            <text:p>Sehr geehrte Frau Dr. Sahra Wagenknecht,</text:p>
          </table:table-cell>
          <table:table-cell office:value-type="float" office:value="858202" calcext:value-type="float">
            <text:p>858202</text:p>
          </table:table-cell>
        </table:table-row>
        <table:table-row table:style-name="ro1">
          <table:table-cell office:value-type="string" calcext:value-type="string">
            <text:p>Sehr geehrte Frau Dr. Carolin Wagner,</text:p>
          </table:table-cell>
          <table:table-cell office:value-type="float" office:value="860296" calcext:value-type="float">
            <text:p>860296</text:p>
          </table:table-cell>
        </table:table-row>
        <table:table-row table:style-name="ro1">
          <table:table-cell office:value-type="string" calcext:value-type="string">
            <text:p>Sehr geehrter Herr Johannes Wagner,</text:p>
          </table:table-cell>
          <table:table-cell office:value-type="float" office:value="860346" calcext:value-type="float">
            <text:p>860346</text:p>
          </table:table-cell>
        </table:table-row>
        <table:table-row table:style-name="ro1">
          <table:table-cell office:value-type="string" calcext:value-type="string">
            <text:p>Sehr geehrte Frau Maja Wallstein,</text:p>
          </table:table-cell>
          <table:table-cell office:value-type="float" office:value="860470" calcext:value-type="float">
            <text:p>860470</text:p>
          </table:table-cell>
        </table:table-row>
        <table:table-row table:style-name="ro1">
          <table:table-cell office:value-type="string" calcext:value-type="string">
            <text:p>Sehr geehrter Herr Hannes Walter,</text:p>
          </table:table-cell>
          <table:table-cell office:value-type="float" office:value="860478" calcext:value-type="float">
            <text:p>860478</text:p>
          </table:table-cell>
        </table:table-row>
        <table:table-row table:style-name="ro1">
          <table:table-cell office:value-type="string" calcext:value-type="string">
            <text:p>Sehr geehrte Frau Beate Walter-Rosenheimer,</text:p>
          </table:table-cell>
          <table:table-cell office:value-type="float" office:value="858152" calcext:value-type="float">
            <text:p>858152</text:p>
          </table:table-cell>
        </table:table-row>
        <table:table-row table:style-name="ro1">
          <table:table-cell office:value-type="string" calcext:value-type="string">
            <text:p>Sehr geehrter Herr Marco Wanderwitz,</text:p>
          </table:table-cell>
          <table:table-cell office:value-type="float" office:value="858160" calcext:value-type="float">
            <text:p>858160</text:p>
          </table:table-cell>
        </table:table-row>
        <table:table-row table:style-name="ro1">
          <table:table-cell office:value-type="string" calcext:value-type="string">
            <text:p>Sehr geehrte Frau Nina Warken,</text:p>
          </table:table-cell>
          <table:table-cell office:value-type="float" office:value="858188" calcext:value-type="float">
            <text:p>858188</text:p>
          </table:table-cell>
        </table:table-row>
        <table:table-row table:style-name="ro1">
          <table:table-cell office:value-type="string" calcext:value-type="string">
            <text:p>Sehr geehrte Frau Sandra Weeser,</text:p>
          </table:table-cell>
          <table:table-cell office:value-type="float" office:value="858156" calcext:value-type="float">
            <text:p>858156</text:p>
          </table:table-cell>
        </table:table-row>
        <table:table-row table:style-name="ro1">
          <table:table-cell office:value-type="string" calcext:value-type="string">
            <text:p>Sehr geehrte Frau Carmen Wegge,</text:p>
          </table:table-cell>
          <table:table-cell office:value-type="float" office:value="860290" calcext:value-type="float">
            <text:p>860290</text:p>
          </table:table-cell>
        </table:table-row>
        <table:table-row table:style-name="ro1">
          <table:table-cell office:value-type="string" calcext:value-type="string">
            <text:p>Sehr geehrte Frau Melanie Wegling,</text:p>
          </table:table-cell>
          <table:table-cell office:value-type="float" office:value="860676" calcext:value-type="float">
            <text:p>860676</text:p>
          </table:table-cell>
        </table:table-row>
        <table:table-row table:style-name="ro1">
          <table:table-cell office:value-type="string" calcext:value-type="string">
            <text:p>Sehr geehrte Frau Dr. Alice Weidel,</text:p>
          </table:table-cell>
          <table:table-cell office:value-type="float" office:value="858184" calcext:value-type="float">
            <text:p>858184</text:p>
          </table:table-cell>
        </table:table-row>
        <table:table-row table:style-name="ro1">
          <table:table-cell office:value-type="string" calcext:value-type="string">
            <text:p>Sehr geehrter Herr Dr. Joe Weingarten,</text:p>
          </table:table-cell>
          <table:table-cell office:value-type="float" office:value="858196" calcext:value-type="float">
            <text:p>858196</text:p>
          </table:table-cell>
        </table:table-row>
        <table:table-row table:style-name="ro1">
          <table:table-cell office:value-type="string" calcext:value-type="string">
            <text:p>Sehr geehrte Frau Dr. Anja Weisgerber,</text:p>
          </table:table-cell>
          <table:table-cell office:value-type="float" office:value="858178" calcext:value-type="float">
            <text:p>858178</text:p>
          </table:table-cell>
        </table:table-row>
        <table:table-row table:style-name="ro1">
          <table:table-cell office:value-type="string" calcext:value-type="string">
            <text:p>Sehr geehrte Frau Saskia Weishaupt,</text:p>
          </table:table-cell>
          <table:table-cell office:value-type="float" office:value="860332" calcext:value-type="float">
            <text:p>860332</text:p>
          </table:table-cell>
        </table:table-row>
        <table:table-row table:style-name="ro1">
          <table:table-cell office:value-type="string" calcext:value-type="string">
            <text:p>Sehr geehrte Frau Maria-Lena Weiss,</text:p>
          </table:table-cell>
          <table:table-cell office:value-type="float" office:value="861824" calcext:value-type="float">
            <text:p>861824</text:p>
          </table:table-cell>
        </table:table-row>
        <table:table-row table:style-name="ro1">
          <table:table-cell office:value-type="string" calcext:value-type="string">
            <text:p>Sehr geehrte Frau Sabine Weiss,</text:p>
          </table:table-cell>
          <table:table-cell office:value-type="float" office:value="858150" calcext:value-type="float">
            <text:p>858150</text:p>
          </table:table-cell>
        </table:table-row>
        <table:table-row table:style-name="ro1">
          <table:table-cell office:value-type="string" calcext:value-type="string">
            <text:p>Sehr geehrter Herr Stefan Wenzel,</text:p>
          </table:table-cell>
          <table:table-cell office:value-type="float" office:value="860834" calcext:value-type="float">
            <text:p>860834</text:p>
          </table:table-cell>
        </table:table-row>
        <table:table-row table:style-name="ro1">
          <table:table-cell office:value-type="string" calcext:value-type="string">
            <text:p>Sehr geehrte Frau Lena Werner,</text:p>
          </table:table-cell>
          <table:table-cell office:value-type="float" office:value="861196" calcext:value-type="float">
            <text:p>861196</text:p>
          </table:table-cell>
        </table:table-row>
        <table:table-row table:style-name="ro1">
          <table:table-cell office:value-type="string" calcext:value-type="string">
            <text:p>Sehr geehrte Frau Nicole Westig,</text:p>
          </table:table-cell>
          <table:table-cell office:value-type="float" office:value="858198" calcext:value-type="float">
            <text:p>858198</text:p>
          </table:table-cell>
        </table:table-row>
        <table:table-row table:style-name="ro1">
          <table:table-cell office:value-type="string" calcext:value-type="string">
            <text:p>Sehr geehrter Herr Bernd Westphal,</text:p>
          </table:table-cell>
          <table:table-cell office:value-type="float" office:value="858148" calcext:value-type="float">
            <text:p>858148</text:p>
          </table:table-cell>
        </table:table-row>
        <table:table-row table:style-name="ro1">
          <table:table-cell office:value-type="string" calcext:value-type="string">
            <text:p>Sehr geehrter Herr Prof. Dr. Harald Weyel,</text:p>
          </table:table-cell>
          <table:table-cell office:value-type="float" office:value="858182" calcext:value-type="float">
            <text:p>858182</text:p>
          </table:table-cell>
        </table:table-row>
        <table:table-row table:style-name="ro1">
          <table:table-cell office:value-type="string" calcext:value-type="string">
            <text:p>Sehr geehrter Herr Kai Whittaker,</text:p>
          </table:table-cell>
          <table:table-cell office:value-type="float" office:value="858194" calcext:value-type="float">
            <text:p>858194</text:p>
          </table:table-cell>
        </table:table-row>
        <table:table-row table:style-name="ro1">
          <table:table-cell office:value-type="string" calcext:value-type="string">
            <text:p>Sehr geehrte Frau Annette Widmann-Mauz,</text:p>
          </table:table-cell>
          <table:table-cell office:value-type="float" office:value="858200" calcext:value-type="float">
            <text:p>858200</text:p>
          </table:table-cell>
        </table:table-row>
        <table:table-row table:style-name="ro1">
          <table:table-cell office:value-type="string" calcext:value-type="string">
            <text:p>Sehr geehrter Herr Wolfgang Wiehle,</text:p>
          </table:table-cell>
          <table:table-cell office:value-type="float" office:value="858168" calcext:value-type="float">
            <text:p>858168</text:p>
          </table:table-cell>
        </table:table-row>
        <table:table-row table:style-name="ro1">
          <table:table-cell office:value-type="string" calcext:value-type="string">
            <text:p>Sehr geehrter Herr Dr. Klaus Wiener,</text:p>
          </table:table-cell>
          <table:table-cell office:value-type="float" office:value="861052" calcext:value-type="float">
            <text:p>861052</text:p>
          </table:table-cell>
        </table:table-row>
        <table:table-row table:style-name="ro1">
          <table:table-cell office:value-type="string" calcext:value-type="string">
            <text:p>Sehr geehrter Herr Dirk Wiese,</text:p>
          </table:table-cell>
          <table:table-cell office:value-type="float" office:value="858180" calcext:value-type="float">
            <text:p>858180</text:p>
          </table:table-cell>
        </table:table-row>
        <table:table-row table:style-name="ro1">
          <table:table-cell office:value-type="string" calcext:value-type="string">
            <text:p>Sehr geehrter Herr Klaus-Peter Willsch,</text:p>
          </table:table-cell>
          <table:table-cell office:value-type="float" office:value="858176" calcext:value-type="float">
            <text:p>858176</text:p>
          </table:table-cell>
        </table:table-row>
        <table:table-row table:style-name="ro1">
          <table:table-cell office:value-type="string" calcext:value-type="string">
            <text:p>Sehr geehrte Frau Elisabeth Winkelmeier-Becker,</text:p>
          </table:table-cell>
          <table:table-cell office:value-type="float" office:value="858192" calcext:value-type="float">
            <text:p>858192</text:p>
          </table:table-cell>
        </table:table-row>
        <table:table-row table:style-name="ro1">
          <table:table-cell office:value-type="string" calcext:value-type="string">
            <text:p>Sehr geehrter Herr Tobias Winkler,</text:p>
          </table:table-cell>
          <table:table-cell office:value-type="float" office:value="860366" calcext:value-type="float">
            <text:p>860366</text:p>
          </table:table-cell>
        </table:table-row>
        <table:table-row table:style-name="ro1">
          <table:table-cell office:value-type="string" calcext:value-type="string">
            <text:p>Sehr geehrte Frau Tina Winklmann,</text:p>
          </table:table-cell>
          <table:table-cell office:value-type="float" office:value="860348" calcext:value-type="float">
            <text:p>860348</text:p>
          </table:table-cell>
        </table:table-row>
        <table:table-row table:style-name="ro1">
          <table:table-cell office:value-type="string" calcext:value-type="string">
            <text:p>Sehr geehrter Herr Dr. Christian Wirth,</text:p>
          </table:table-cell>
          <table:table-cell office:value-type="float" office:value="858172" calcext:value-type="float">
            <text:p>858172</text:p>
          </table:table-cell>
        </table:table-row>
        <table:table-row table:style-name="ro1">
          <table:table-cell office:value-type="string" calcext:value-type="string">
            <text:p>Sehr geehrter Herr Dr. Volker Wissing,</text:p>
          </table:table-cell>
          <table:table-cell office:value-type="float" office:value="861446" calcext:value-type="float">
            <text:p>861446</text:p>
          </table:table-cell>
        </table:table-row>
        <table:table-row table:style-name="ro1">
          <table:table-cell office:value-type="string" calcext:value-type="string">
            <text:p>Sehr geehrte Frau Janine Wissler,</text:p>
          </table:table-cell>
          <table:table-cell office:value-type="float" office:value="861432" calcext:value-type="float">
            <text:p>861432</text:p>
          </table:table-cell>
        </table:table-row>
        <table:table-row table:style-name="ro1">
          <table:table-cell office:value-type="string" calcext:value-type="string">
            <text:p>Sehr geehrter Herr Uwe Witt,</text:p>
          </table:table-cell>
          <table:table-cell office:value-type="float" office:value="858154" calcext:value-type="float">
            <text:p>858154</text:p>
          </table:table-cell>
        </table:table-row>
        <table:table-row table:style-name="ro1">
          <table:table-cell office:value-type="string" calcext:value-type="string">
            <text:p>Sehr geehrte Frau Mechthilde Wittmann,</text:p>
          </table:table-cell>
          <table:table-cell office:value-type="float" office:value="860322" calcext:value-type="float">
            <text:p>860322</text:p>
          </table:table-cell>
        </table:table-row>
        <table:table-row table:style-name="ro1">
          <table:table-cell office:value-type="string" calcext:value-type="string">
            <text:p>Sehr geehrter Herr Dr. Herbert Wollmann,</text:p>
          </table:table-cell>
          <table:table-cell office:value-type="float" office:value="861474" calcext:value-type="float">
            <text:p>861474</text:p>
          </table:table-cell>
        </table:table-row>
        <table:table-row table:style-name="ro1">
          <table:table-cell office:value-type="string" calcext:value-type="string">
            <text:p>Sehr geehrte Frau Mareike Lotte Wulf,</text:p>
          </table:table-cell>
          <table:table-cell office:value-type="float" office:value="860802" calcext:value-type="float">
            <text:p>860802</text:p>
          </table:table-cell>
        </table:table-row>
        <table:table-row table:style-name="ro1">
          <table:table-cell office:value-type="string" calcext:value-type="string">
            <text:p>Sehr geehrter Herr Joachim Wundrak,</text:p>
          </table:table-cell>
          <table:table-cell office:value-type="float" office:value="861462" calcext:value-type="float">
            <text:p>861462</text:p>
          </table:table-cell>
        </table:table-row>
        <table:table-row table:style-name="ro1">
          <table:table-cell office:value-type="string" calcext:value-type="string">
            <text:p>Sehr geehrte Frau Gülistan Yüksel,</text:p>
          </table:table-cell>
          <table:table-cell office:value-type="float" office:value="858204" calcext:value-type="float">
            <text:p>858204</text:p>
          </table:table-cell>
        </table:table-row>
        <table:table-row table:style-name="ro1">
          <table:table-cell office:value-type="string" calcext:value-type="string">
            <text:p>Sehr geehrte Frau Emmi Zeulner,</text:p>
          </table:table-cell>
          <table:table-cell office:value-type="float" office:value="858212" calcext:value-type="float">
            <text:p>858212</text:p>
          </table:table-cell>
        </table:table-row>
        <table:table-row table:style-name="ro1">
          <table:table-cell office:value-type="string" calcext:value-type="string">
            <text:p>Sehr geehrter Herr Kay-Uwe Ziegler,</text:p>
          </table:table-cell>
          <table:table-cell office:value-type="float" office:value="863322" calcext:value-type="float">
            <text:p>863322</text:p>
          </table:table-cell>
        </table:table-row>
        <table:table-row table:style-name="ro1">
          <table:table-cell office:value-type="string" calcext:value-type="string">
            <text:p>Sehr geehrter Herr Paul Ziemiak,</text:p>
          </table:table-cell>
          <table:table-cell office:value-type="float" office:value="858210" calcext:value-type="float">
            <text:p>858210</text:p>
          </table:table-cell>
        </table:table-row>
        <table:table-row table:style-name="ro1">
          <table:table-cell office:value-type="string" calcext:value-type="string">
            <text:p>Sehr geehrter Herr Stefan Zierke,</text:p>
          </table:table-cell>
          <table:table-cell office:value-type="float" office:value="858206" calcext:value-type="float">
            <text:p>858206</text:p>
          </table:table-cell>
        </table:table-row>
        <table:table-row table:style-name="ro1">
          <table:table-cell office:value-type="string" calcext:value-type="string">
            <text:p>Sehr geehrter Herr Dr. Jens Zimmermann,</text:p>
          </table:table-cell>
          <table:table-cell office:value-type="float" office:value="858214" calcext:value-type="float">
            <text:p>858214</text:p>
          </table:table-cell>
        </table:table-row>
        <table:table-row table:style-name="ro1">
          <table:table-cell office:value-type="string" calcext:value-type="string">
            <text:p>Sehr geehrter Herr Nicolas Zippelius,</text:p>
          </table:table-cell>
          <table:table-cell office:value-type="float" office:value="861658" calcext:value-type="float">
            <text:p>861658</text:p>
          </table:table-cell>
        </table:table-row>
        <table:table-row table:style-name="ro1">
          <table:table-cell office:value-type="string" calcext:value-type="string">
            <text:p>Sehr geehrter Herr Armand Zorn,</text:p>
          </table:table-cell>
          <table:table-cell office:value-type="float" office:value="861560" calcext:value-type="float">
            <text:p>861560</text:p>
          </table:table-cell>
        </table:table-row>
        <table:table-row table:style-name="ro1">
          <table:table-cell office:value-type="string" calcext:value-type="string">
            <text:p>Sehr geehrte Frau Katrin Zschau,</text:p>
          </table:table-cell>
          <table:table-cell office:value-type="float" office:value="860826" calcext:value-type="float">
            <text:p>8608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.00.0000</text:date>, <text:time style:data-style-name="N2" text:time-value="21:06:20.172581034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21T21:20:16.427435303</dc:date>
    <meta:editing-duration>PT49M8S</meta:editing-duration>
    <meta:editing-cycles>12</meta:editing-cycles>
    <meta:generator>LibreOffice/7.2.3.2$Linux_X86_64 LibreOffice_project/20$Build-2</meta:generator>
    <meta:document-statistic meta:table-count="1" meta:cell-count="1475" meta:object-count="0"/>
  </office:meta>
</office:document-meta>
</file>